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ce3" style:family="table-cell" style:parent-style-name="Default"/>
    <style:style style:name="ce4" style:family="table-cell" style:parent-style-name="Default" style:data-style-name="N2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CAM Refe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table:style-name="ce2" office:value-type="string" calcext:value-type="string">
            <text:p>%/TOTAL</text:p>
          </table:table-cell>
          <table:table-cell table:style-name="ce2"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5259849349" calcext:value-type="float">
            <text:p>5.26E-06</text:p>
          </table:table-cell>
          <table:table-cell table:style-name="ce1" office:value-type="float" office:value="0.000009505116018" calcext:value-type="float">
            <text:p>9.51E-06</text:p>
          </table:table-cell>
          <table:table-cell table:style-name="ce1" office:value-type="float" office:value="0.00002307076081" calcext:value-type="float">
            <text:p>2.31E-05</text:p>
          </table:table-cell>
          <table:table-cell table:style-name="ce1" office:value-type="float" office:value="0.000123366907172" calcext:value-type="float">
            <text:p>1.23E-04</text:p>
          </table:table-cell>
          <table:table-cell office:value-type="float" office:value="0.001114431353783" calcext:value-type="float">
            <text:p>0.001114431353783</text:p>
          </table:table-cell>
          <table:table-cell office:value-type="float" office:value="0.006643959205374" calcext:value-type="float">
            <text:p>0.006643959205374</text:p>
          </table:table-cell>
          <table:table-cell office:value-type="float" office:value="0.01718513709016" calcext:value-type="float">
            <text:p>0.01718513709016</text:p>
          </table:table-cell>
          <table:table-cell office:value-type="float" office:value="0.029993477492258" calcext:value-type="float">
            <text:p>0.029993477492258</text:p>
          </table:table-cell>
          <table:table-cell office:value-type="float" office:value="0.042257991135402" calcext:value-type="float">
            <text:p>0.042257991135402</text:p>
          </table:table-cell>
          <table:table-cell office:value-type="float" office:value="0.05579012165564" calcext:value-type="float">
            <text:p>0.05579012165564</text:p>
          </table:table-cell>
          <table:table-cell office:value-type="float" office:value="0.073136302556301" calcext:value-type="float">
            <text:p>0.073136302556301</text:p>
          </table:table-cell>
          <table:table-cell office:value-type="float" office:value="0.094772601229137" calcext:value-type="float">
            <text:p>0.094772601229137</text:p>
          </table:table-cell>
          <table:table-cell office:value-type="float" office:value="0.1191536661802" calcext:value-type="float">
            <text:p>0.1191536661802</text:p>
          </table:table-cell>
          <table:table-cell office:value-type="float" office:value="0.14041625159586" calcext:value-type="float">
            <text:p>0.14041625159586</text:p>
          </table:table-cell>
          <table:table-cell office:value-type="float" office:value="0.15315978494434" calcext:value-type="float">
            <text:p>0.15315978494434</text:p>
          </table:table-cell>
          <table:table-cell office:value-type="float" office:value="0.15804699304373" calcext:value-type="float">
            <text:p>0.15804699304373</text:p>
          </table:table-cell>
          <table:table-cell office:value-type="float" office:value="0.1618554449947" calcext:value-type="float">
            <text:p>0.161855444994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0.00526844608902086" calcext:value-type="float">
            <text:p>0.005268446089021</text:p>
          </table:table-cell>
          <table:table-cell table:formula="of:=[.Y2]/[.$Y$43]" office:value-type="float" office:value="0.0000036899286636057" calcext:value-type="float">
            <text:p>3.689928663605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411.241788" calcext:value-type="float">
            <text:p>411.241788</text:p>
          </table:table-cell>
          <table:table-cell office:value-type="float" office:value="419.414462" calcext:value-type="float">
            <text:p>419.414462</text:p>
          </table:table-cell>
          <table:table-cell office:value-type="float" office:value="429.852385" calcext:value-type="float">
            <text:p>429.852385</text:p>
          </table:table-cell>
          <table:table-cell office:value-type="float" office:value="440.939751" calcext:value-type="float">
            <text:p>440.939751</text:p>
          </table:table-cell>
          <table:table-cell office:value-type="float" office:value="451.669704" calcext:value-type="float">
            <text:p>451.669704</text:p>
          </table:table-cell>
          <table:table-cell office:value-type="float" office:value="462.029774" calcext:value-type="float">
            <text:p>462.029774</text:p>
          </table:table-cell>
          <table:table-cell office:value-type="float" office:value="472.268801" calcext:value-type="float">
            <text:p>472.268801</text:p>
          </table:table-cell>
          <table:table-cell office:value-type="float" office:value="483.326595" calcext:value-type="float">
            <text:p>483.326595</text:p>
          </table:table-cell>
          <table:table-cell office:value-type="float" office:value="494.52662" calcext:value-type="float">
            <text:p>494.52662</text:p>
          </table:table-cell>
          <table:table-cell office:value-type="float" office:value="503.978525" calcext:value-type="float">
            <text:p>503.978525</text:p>
          </table:table-cell>
          <table:table-cell office:value-type="float" office:value="511.36008" calcext:value-type="float">
            <text:p>511.36008</text:p>
          </table:table-cell>
          <table:table-cell office:value-type="float" office:value="517.01027" calcext:value-type="float">
            <text:p>517.01027</text:p>
          </table:table-cell>
          <table:table-cell office:value-type="float" office:value="520.35396" calcext:value-type="float">
            <text:p>520.35396</text:p>
          </table:table-cell>
          <table:table-cell office:value-type="float" office:value="521.13426" calcext:value-type="float">
            <text:p>521.13426</text:p>
          </table:table-cell>
          <table:table-cell office:value-type="float" office:value="521.03398" calcext:value-type="float">
            <text:p>521.03398</text:p>
          </table:table-cell>
          <table:table-cell office:value-type="float" office:value="520.049" calcext:value-type="float">
            <text:p>520.049</text:p>
          </table:table-cell>
          <table:table-cell office:value-type="float" office:value="517.97263" calcext:value-type="float">
            <text:p>517.97263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45.119062925" calcext:value-type="float">
            <text:p>45.119062925</text:p>
          </table:table-cell>
          <table:table-cell table:formula="of:=[.Y3]/[.$Y$43]" office:value-type="float" office:value="0.0316006125428395" calcext:value-type="float">
            <text:p>0.0316006125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855296437" calcext:value-type="float">
            <text:p>3.855296437</text:p>
          </table:table-cell>
          <table:table-cell office:value-type="float" office:value="3.5015731735" calcext:value-type="float">
            <text:p>3.5015731735</text:p>
          </table:table-cell>
          <table:table-cell office:value-type="float" office:value="3.05769085809" calcext:value-type="float">
            <text:p>3.05769085809</text:p>
          </table:table-cell>
          <table:table-cell office:value-type="float" office:value="2.66424774157" calcext:value-type="float">
            <text:p>2.66424774157</text:p>
          </table:table-cell>
          <table:table-cell office:value-type="float" office:value="2.32714072591" calcext:value-type="float">
            <text:p>2.32714072591</text:p>
          </table:table-cell>
          <table:table-cell office:value-type="float" office:value="2.05175453044" calcext:value-type="float">
            <text:p>2.05175453044</text:p>
          </table:table-cell>
          <table:table-cell office:value-type="float" office:value="1.81206451627" calcext:value-type="float">
            <text:p>1.81206451627</text:p>
          </table:table-cell>
          <table:table-cell office:value-type="float" office:value="1.60474662494" calcext:value-type="float">
            <text:p>1.60474662494</text:p>
          </table:table-cell>
          <table:table-cell office:value-type="float" office:value="1.42321400588" calcext:value-type="float">
            <text:p>1.42321400588</text:p>
          </table:table-cell>
          <table:table-cell office:value-type="float" office:value="1.2559847542" calcext:value-type="float">
            <text:p>1.2559847542</text:p>
          </table:table-cell>
          <table:table-cell office:value-type="float" office:value="1.10670648383" calcext:value-type="float">
            <text:p>1.10670648383</text:p>
          </table:table-cell>
          <table:table-cell office:value-type="float" office:value="0.96916910194" calcext:value-type="float">
            <text:p>0.96916910194</text:p>
          </table:table-cell>
          <table:table-cell office:value-type="float" office:value="0.84076950879" calcext:value-type="float">
            <text:p>0.84076950879</text:p>
          </table:table-cell>
          <table:table-cell office:value-type="float" office:value="0.72306402614" calcext:value-type="float">
            <text:p>0.72306402614</text:p>
          </table:table-cell>
          <table:table-cell office:value-type="float" office:value="0.62037263252" calcext:value-type="float">
            <text:p>0.62037263252</text:p>
          </table:table-cell>
          <table:table-cell office:value-type="float" office:value="0.52895665139" calcext:value-type="float">
            <text:p>0.52895665139</text:p>
          </table:table-cell>
          <table:table-cell office:value-type="float" office:value="0.45629534776" calcext:value-type="float">
            <text:p>0.45629534776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0.18125635840085" calcext:value-type="float">
            <text:p>0.18125635840085</text:p>
          </table:table-cell>
          <table:table-cell table:formula="of:=[.Y4]/[.$Y$43]" office:value-type="float" office:value="0.000126948823433512" calcext:value-type="float">
            <text:p>0.00012694882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4.17209483317" calcext:value-type="float">
            <text:p>144.17209483317</text:p>
          </table:table-cell>
          <table:table-cell office:value-type="float" office:value="154.64147753174" calcext:value-type="float">
            <text:p>154.64147753174</text:p>
          </table:table-cell>
          <table:table-cell office:value-type="float" office:value="162.02670556247" calcext:value-type="float">
            <text:p>162.02670556247</text:p>
          </table:table-cell>
          <table:table-cell office:value-type="float" office:value="165.6137119357" calcext:value-type="float">
            <text:p>165.6137119357</text:p>
          </table:table-cell>
          <table:table-cell office:value-type="float" office:value="166.96395861459" calcext:value-type="float">
            <text:p>166.96395861459</text:p>
          </table:table-cell>
          <table:table-cell office:value-type="float" office:value="165.8441748959" calcext:value-type="float">
            <text:p>165.8441748959</text:p>
          </table:table-cell>
          <table:table-cell office:value-type="float" office:value="163.20388941064" calcext:value-type="float">
            <text:p>163.20388941064</text:p>
          </table:table-cell>
          <table:table-cell office:value-type="float" office:value="159.79972931774" calcext:value-type="float">
            <text:p>159.79972931774</text:p>
          </table:table-cell>
          <table:table-cell office:value-type="float" office:value="156.01514248342" calcext:value-type="float">
            <text:p>156.01514248342</text:p>
          </table:table-cell>
          <table:table-cell office:value-type="float" office:value="151.78368808888" calcext:value-type="float">
            <text:p>151.78368808888</text:p>
          </table:table-cell>
          <table:table-cell office:value-type="float" office:value="147.45581042467" calcext:value-type="float">
            <text:p>147.45581042467</text:p>
          </table:table-cell>
          <table:table-cell office:value-type="float" office:value="142.70542784482" calcext:value-type="float">
            <text:p>142.70542784482</text:p>
          </table:table-cell>
          <table:table-cell office:value-type="float" office:value="137.86132105298" calcext:value-type="float">
            <text:p>137.86132105298</text:p>
          </table:table-cell>
          <table:table-cell office:value-type="float" office:value="132.98001249035" calcext:value-type="float">
            <text:p>132.98001249035</text:p>
          </table:table-cell>
          <table:table-cell office:value-type="float" office:value="128.24807758234" calcext:value-type="float">
            <text:p>128.24807758234</text:p>
          </table:table-cell>
          <table:table-cell office:value-type="float" office:value="123.40173730147" calcext:value-type="float">
            <text:p>123.40173730147</text:p>
          </table:table-cell>
          <table:table-cell office:value-type="float" office:value="119.49433172608" calcext:value-type="float">
            <text:p>119.4943317260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13.9178887104857" calcext:value-type="float">
            <text:p>13.9178887104857</text:p>
          </table:table-cell>
          <table:table-cell table:formula="of:=[.Y5]/[.$Y$43]" office:value-type="float" office:value="0.00974784891444901" calcext:value-type="float">
            <text:p>0.009747848914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7.0488406606" calcext:value-type="float">
            <text:p>177.0488406606</text:p>
          </table:table-cell>
          <table:table-cell office:value-type="float" office:value="191.6164438369" calcext:value-type="float">
            <text:p>191.6164438369</text:p>
          </table:table-cell>
          <table:table-cell office:value-type="float" office:value="202.6843075673" calcext:value-type="float">
            <text:p>202.6843075673</text:p>
          </table:table-cell>
          <table:table-cell office:value-type="float" office:value="208.2634217643" calcext:value-type="float">
            <text:p>208.2634217643</text:p>
          </table:table-cell>
          <table:table-cell office:value-type="float" office:value="208.2644805265" calcext:value-type="float">
            <text:p>208.2644805265</text:p>
          </table:table-cell>
          <table:table-cell office:value-type="float" office:value="205.4329517252" calcext:value-type="float">
            <text:p>205.4329517252</text:p>
          </table:table-cell>
          <table:table-cell office:value-type="float" office:value="202.1885942541" calcext:value-type="float">
            <text:p>202.1885942541</text:p>
          </table:table-cell>
          <table:table-cell office:value-type="float" office:value="198.5812408078" calcext:value-type="float">
            <text:p>198.5812408078</text:p>
          </table:table-cell>
          <table:table-cell office:value-type="float" office:value="195.779884841" calcext:value-type="float">
            <text:p>195.779884841</text:p>
          </table:table-cell>
          <table:table-cell office:value-type="float" office:value="192.3692428609" calcext:value-type="float">
            <text:p>192.3692428609</text:p>
          </table:table-cell>
          <table:table-cell office:value-type="float" office:value="188.9020021901" calcext:value-type="float">
            <text:p>188.9020021901</text:p>
          </table:table-cell>
          <table:table-cell office:value-type="float" office:value="184.4137069579" calcext:value-type="float">
            <text:p>184.4137069579</text:p>
          </table:table-cell>
          <table:table-cell office:value-type="float" office:value="178.3807487051" calcext:value-type="float">
            <text:p>178.3807487051</text:p>
          </table:table-cell>
          <table:table-cell office:value-type="float" office:value="171.5149419542" calcext:value-type="float">
            <text:p>171.5149419542</text:p>
          </table:table-cell>
          <table:table-cell office:value-type="float" office:value="164.9285012335" calcext:value-type="float">
            <text:p>164.9285012335</text:p>
          </table:table-cell>
          <table:table-cell office:value-type="float" office:value="157.7989878705" calcext:value-type="float">
            <text:p>157.7989878705</text:p>
          </table:table-cell>
          <table:table-cell office:value-type="float" office:value="152.29732712092" calcext:value-type="float">
            <text:p>152.29732712092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17.5671718445891" calcext:value-type="float">
            <text:p>17.5671718445891</text:p>
          </table:table-cell>
          <table:table-cell table:formula="of:=[.Y6]/[.$Y$43]" office:value-type="float" office:value="0.0123037438046336" calcext:value-type="float">
            <text:p>0.01230374380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0253392" calcext:value-type="float">
            <text:p>2.53E-10</text:p>
          </table:table-cell>
          <table:table-cell table:style-name="ce1" office:value-type="float" office:value="0.00000000944402" calcext:value-type="float">
            <text:p>9.44E-09</text:p>
          </table:table-cell>
          <table:table-cell table:style-name="ce1" office:value-type="float" office:value="0.000000183882" calcext:value-type="float">
            <text:p>1.84E-07</text:p>
          </table:table-cell>
          <table:table-cell table:style-name="ce1" office:value-type="float" office:value="0.000002613240806" calcext:value-type="float">
            <text:p>2.61E-06</text:p>
          </table:table-cell>
          <table:table-cell table:style-name="ce1" office:value-type="float" office:value="0.00002616761597" calcext:value-type="float">
            <text:p>2.62E-05</text:p>
          </table:table-cell>
          <table:table-cell table:style-name="ce1" office:value-type="float" office:value="0.000177052591565" calcext:value-type="float">
            <text:p>1.77E-04</text:p>
          </table:table-cell>
          <table:table-cell table:style-name="ce1" office:value-type="float" office:value="0.000602229722904" calcext:value-type="float">
            <text:p>6.02E-04</text:p>
          </table:table-cell>
          <table:table-cell office:value-type="float" office:value="0.001237230344988" calcext:value-type="float">
            <text:p>0.001237230344988</text:p>
          </table:table-cell>
          <table:table-cell office:value-type="float" office:value="0.001936373361611" calcext:value-type="float">
            <text:p>0.001936373361611</text:p>
          </table:table-cell>
          <table:table-cell office:value-type="float" office:value="0.002485179241524" calcext:value-type="float">
            <text:p>0.002485179241524</text:p>
          </table:table-cell>
          <table:table-cell office:value-type="float" office:value="0.002697696638751" calcext:value-type="float">
            <text:p>0.002697696638751</text:p>
          </table:table-cell>
          <table:table-cell office:value-type="float" office:value="0.00270726634966" calcext:value-type="float">
            <text:p>0.00270726634966</text:p>
          </table:table-cell>
          <table:table-cell office:value-type="float" office:value="0.00278396437921" calcext:value-type="float">
            <text:p>0.0027839643792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000073279835332005" calcext:value-type="float">
            <text:p>7.3279835332005E-05</text:p>
          </table:table-cell>
          <table:table-cell table:formula="of:=[.Y7]/[.$Y$43]" office:value-type="float" office:value="0.0000000513239312478424" calcext:value-type="float">
            <text:p>5.13239312478424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3.5946253" calcext:value-type="float">
            <text:p>263.5946253</text:p>
          </table:table-cell>
          <table:table-cell office:value-type="float" office:value="284.490388" calcext:value-type="float">
            <text:p>284.490388</text:p>
          </table:table-cell>
          <table:table-cell office:value-type="float" office:value="296.1390007" calcext:value-type="float">
            <text:p>296.1390007</text:p>
          </table:table-cell>
          <table:table-cell office:value-type="float" office:value="303.543882" calcext:value-type="float">
            <text:p>303.543882</text:p>
          </table:table-cell>
          <table:table-cell office:value-type="float" office:value="310.8338148" calcext:value-type="float">
            <text:p>310.8338148</text:p>
          </table:table-cell>
          <table:table-cell office:value-type="float" office:value="314.2121068" calcext:value-type="float">
            <text:p>314.2121068</text:p>
          </table:table-cell>
          <table:table-cell office:value-type="float" office:value="314.6532428" calcext:value-type="float">
            <text:p>314.6532428</text:p>
          </table:table-cell>
          <table:table-cell office:value-type="float" office:value="309.6853611" calcext:value-type="float">
            <text:p>309.6853611</text:p>
          </table:table-cell>
          <table:table-cell office:value-type="float" office:value="301.3949383" calcext:value-type="float">
            <text:p>301.3949383</text:p>
          </table:table-cell>
          <table:table-cell office:value-type="float" office:value="291.4092038" calcext:value-type="float">
            <text:p>291.4092038</text:p>
          </table:table-cell>
          <table:table-cell office:value-type="float" office:value="280.6083113" calcext:value-type="float">
            <text:p>280.6083113</text:p>
          </table:table-cell>
          <table:table-cell office:value-type="float" office:value="269.0608586" calcext:value-type="float">
            <text:p>269.0608586</text:p>
          </table:table-cell>
          <table:table-cell office:value-type="float" office:value="259.8169039" calcext:value-type="float">
            <text:p>259.8169039</text:p>
          </table:table-cell>
          <table:table-cell office:value-type="float" office:value="251.3923684" calcext:value-type="float">
            <text:p>251.3923684</text:p>
          </table:table-cell>
          <table:table-cell office:value-type="float" office:value="241.9740849" calcext:value-type="float">
            <text:p>241.9740849</text:p>
          </table:table-cell>
          <table:table-cell office:value-type="float" office:value="233.1196786" calcext:value-type="float">
            <text:p>233.1196786</text:p>
          </table:table-cell>
          <table:table-cell office:value-type="float" office:value="220.4576905" calcext:value-type="float">
            <text:p>220.4576905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24.554622827" calcext:value-type="float">
            <text:p>24.554622827</text:p>
          </table:table-cell>
          <table:table-cell table:formula="of:=[.Y8]/[.$Y$43]" office:value-type="float" office:value="0.0171976338112654" calcext:value-type="float">
            <text:p>0.01719763381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2.034033433054" calcext:value-type="float">
            <text:p>102.034033433054</text:p>
          </table:table-cell>
          <table:table-cell office:value-type="float" office:value="116.253112876064" calcext:value-type="float">
            <text:p>116.253112876064</text:p>
          </table:table-cell>
          <table:table-cell office:value-type="float" office:value="139.342704111591" calcext:value-type="float">
            <text:p>139.342704111591</text:p>
          </table:table-cell>
          <table:table-cell office:value-type="float" office:value="162.069492282644" calcext:value-type="float">
            <text:p>162.069492282644</text:p>
          </table:table-cell>
          <table:table-cell office:value-type="float" office:value="181.887100289639" calcext:value-type="float">
            <text:p>181.887100289639</text:p>
          </table:table-cell>
          <table:table-cell office:value-type="float" office:value="203.622587720193" calcext:value-type="float">
            <text:p>203.622587720193</text:p>
          </table:table-cell>
          <table:table-cell office:value-type="float" office:value="219.08036010903" calcext:value-type="float">
            <text:p>219.08036010903</text:p>
          </table:table-cell>
          <table:table-cell office:value-type="float" office:value="231.957346435039" calcext:value-type="float">
            <text:p>231.957346435039</text:p>
          </table:table-cell>
          <table:table-cell office:value-type="float" office:value="247.002667833502" calcext:value-type="float">
            <text:p>247.002667833502</text:p>
          </table:table-cell>
          <table:table-cell office:value-type="float" office:value="266.180987769218" calcext:value-type="float">
            <text:p>266.180987769218</text:p>
          </table:table-cell>
          <table:table-cell office:value-type="float" office:value="284.001014150413" calcext:value-type="float">
            <text:p>284.001014150413</text:p>
          </table:table-cell>
          <table:table-cell office:value-type="float" office:value="305.3801832231" calcext:value-type="float">
            <text:p>305.3801832231</text:p>
          </table:table-cell>
          <table:table-cell office:value-type="float" office:value="319.330727059401" calcext:value-type="float">
            <text:p>319.330727059401</text:p>
          </table:table-cell>
          <table:table-cell office:value-type="float" office:value="339.1707522538" calcext:value-type="float">
            <text:p>339.1707522538</text:p>
          </table:table-cell>
          <table:table-cell office:value-type="float" office:value="361.030309797" calcext:value-type="float">
            <text:p>361.030309797</text:p>
          </table:table-cell>
          <table:table-cell office:value-type="float" office:value="381.843516705199" calcext:value-type="float">
            <text:p>381.843516705199</text:p>
          </table:table-cell>
          <table:table-cell office:value-type="float" office:value="403.8898094011" calcext:value-type="float">
            <text:p>403.8898094011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22.2210446190769" calcext:value-type="float">
            <text:p>22.2210446190769</text:p>
          </table:table-cell>
          <table:table-cell table:formula="of:=[.Y9]/[.$Y$43]" office:value-type="float" office:value="0.015563235931381" calcext:value-type="float">
            <text:p>0.015563235931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184519506" calcext:value-type="float">
            <text:p>9.184519506</text:p>
          </table:table-cell>
          <table:table-cell office:value-type="float" office:value="19.940448958" calcext:value-type="float">
            <text:p>19.940448958</text:p>
          </table:table-cell>
          <table:table-cell office:value-type="float" office:value="32.679146398" calcext:value-type="float">
            <text:p>32.679146398</text:p>
          </table:table-cell>
          <table:table-cell office:value-type="float" office:value="48.0446207389" calcext:value-type="float">
            <text:p>48.0446207389</text:p>
          </table:table-cell>
          <table:table-cell office:value-type="float" office:value="67.4096252207" calcext:value-type="float">
            <text:p>67.4096252207</text:p>
          </table:table-cell>
          <table:table-cell office:value-type="float" office:value="84.8049902575001" calcext:value-type="float">
            <text:p>84.8049902575001</text:p>
          </table:table-cell>
          <table:table-cell office:value-type="float" office:value="101.7695472416" calcext:value-type="float">
            <text:p>101.7695472416</text:p>
          </table:table-cell>
          <table:table-cell office:value-type="float" office:value="119.2572434847" calcext:value-type="float">
            <text:p>119.2572434847</text:p>
          </table:table-cell>
          <table:table-cell office:value-type="float" office:value="139.0101811641" calcext:value-type="float">
            <text:p>139.0101811641</text:p>
          </table:table-cell>
          <table:table-cell office:value-type="float" office:value="157.3893685519" calcext:value-type="float">
            <text:p>157.3893685519</text:p>
          </table:table-cell>
          <table:table-cell office:value-type="float" office:value="178.4133452485" calcext:value-type="float">
            <text:p>178.4133452485</text:p>
          </table:table-cell>
          <table:table-cell office:value-type="float" office:value="207.2452116895" calcext:value-type="float">
            <text:p>207.2452116895</text:p>
          </table:table-cell>
          <table:table-cell office:value-type="float" office:value="227.2663760053" calcext:value-type="float">
            <text:p>227.2663760053</text:p>
          </table:table-cell>
          <table:table-cell office:value-type="float" office:value="246.960825249" calcext:value-type="float">
            <text:p>246.960825249</text:p>
          </table:table-cell>
          <table:table-cell office:value-type="float" office:value="264.7333545624" calcext:value-type="float">
            <text:p>264.7333545624</text:p>
          </table:table-cell>
          <table:table-cell office:value-type="float" office:value="280.4095816297" calcext:value-type="float">
            <text:p>280.4095816297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10.922591929529" calcext:value-type="float">
            <text:p>10.922591929529</text:p>
          </table:table-cell>
          <table:table-cell table:formula="of:=[.Y10]/[.$Y$43]" office:value-type="float" office:value="0.00764999477277136" calcext:value-type="float">
            <text:p>0.00764999477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91.072137102" calcext:value-type="float">
            <text:p>3091.072137102</text:p>
          </table:table-cell>
          <table:table-cell office:value-type="float" office:value="3434.761950266" calcext:value-type="float">
            <text:p>3434.761950266</text:p>
          </table:table-cell>
          <table:table-cell office:value-type="float" office:value="3739.139797607" calcext:value-type="float">
            <text:p>3739.139797607</text:p>
          </table:table-cell>
          <table:table-cell office:value-type="float" office:value="3965.133145974" calcext:value-type="float">
            <text:p>3965.133145974</text:p>
          </table:table-cell>
          <table:table-cell office:value-type="float" office:value="4123.20036656319" calcext:value-type="float">
            <text:p>4123.20036656319</text:p>
          </table:table-cell>
          <table:table-cell office:value-type="float" office:value="4283.72392766995" calcext:value-type="float">
            <text:p>4283.72392766995</text:p>
          </table:table-cell>
          <table:table-cell office:value-type="float" office:value="4347.43059772504" calcext:value-type="float">
            <text:p>4347.43059772504</text:p>
          </table:table-cell>
          <table:table-cell office:value-type="float" office:value="4395.59275947517" calcext:value-type="float">
            <text:p>4395.59275947517</text:p>
          </table:table-cell>
          <table:table-cell office:value-type="float" office:value="4461.86026608586" calcext:value-type="float">
            <text:p>4461.86026608586</text:p>
          </table:table-cell>
          <table:table-cell office:value-type="float" office:value="4578.94539060075" calcext:value-type="float">
            <text:p>4578.94539060075</text:p>
          </table:table-cell>
          <table:table-cell office:value-type="float" office:value="4696.32751353525" calcext:value-type="float">
            <text:p>4696.32751353525</text:p>
          </table:table-cell>
          <table:table-cell office:value-type="float" office:value="4743.91221057842" calcext:value-type="float">
            <text:p>4743.91221057842</text:p>
          </table:table-cell>
          <table:table-cell office:value-type="float" office:value="4428.88666556109" calcext:value-type="float">
            <text:p>4428.88666556109</text:p>
          </table:table-cell>
          <table:table-cell office:value-type="float" office:value="4294.67001163154" calcext:value-type="float">
            <text:p>4294.67001163154</text:p>
          </table:table-cell>
          <table:table-cell office:value-type="float" office:value="4152.35906340111" calcext:value-type="float">
            <text:p>4152.35906340111</text:p>
          </table:table-cell>
          <table:table-cell office:value-type="float" office:value="4018.66568515382" calcext:value-type="float">
            <text:p>4018.66568515382</text:p>
          </table:table-cell>
          <table:table-cell office:value-type="float" office:value="3881.98654976406" calcext:value-type="float">
            <text:p>3881.98654976406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378.292420828466" calcext:value-type="float">
            <text:p>378.292420828466</text:p>
          </table:table-cell>
          <table:table-cell table:formula="of:=[.Y11]/[.$Y$43]" office:value-type="float" office:value="0.264949479078596" calcext:value-type="float">
            <text:p>0.264949479078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059240035" calcext:value-type="float">
            <text:p>63.059240035</text:p>
          </table:table-cell>
          <table:table-cell office:value-type="float" office:value="142.827251948" calcext:value-type="float">
            <text:p>142.827251948</text:p>
          </table:table-cell>
          <table:table-cell office:value-type="float" office:value="233.00154463" calcext:value-type="float">
            <text:p>233.00154463</text:p>
          </table:table-cell>
          <table:table-cell office:value-type="float" office:value="336.46007252645" calcext:value-type="float">
            <text:p>336.46007252645</text:p>
          </table:table-cell>
          <table:table-cell office:value-type="float" office:value="459.95268214684" calcext:value-type="float">
            <text:p>459.95268214684</text:p>
          </table:table-cell>
          <table:table-cell office:value-type="float" office:value="568.049851702909" calcext:value-type="float">
            <text:p>568.049851702909</text:p>
          </table:table-cell>
          <table:table-cell office:value-type="float" office:value="667.83213385095" calcext:value-type="float">
            <text:p>667.83213385095</text:p>
          </table:table-cell>
          <table:table-cell office:value-type="float" office:value="760.74714305356" calcext:value-type="float">
            <text:p>760.74714305356</text:p>
          </table:table-cell>
          <table:table-cell office:value-type="float" office:value="854.468909352629" calcext:value-type="float">
            <text:p>854.468909352629</text:p>
          </table:table-cell>
          <table:table-cell office:value-type="float" office:value="933.92410559929" calcext:value-type="float">
            <text:p>933.92410559929</text:p>
          </table:table-cell>
          <table:table-cell office:value-type="float" office:value="1019.6059287988" calcext:value-type="float">
            <text:p>1019.6059287988</text:p>
          </table:table-cell>
          <table:table-cell office:value-type="float" office:value="1155.23210431162" calcext:value-type="float">
            <text:p>1155.23210431162</text:p>
          </table:table-cell>
          <table:table-cell office:value-type="float" office:value="1209.47943286992" calcext:value-type="float">
            <text:p>1209.47943286992</text:p>
          </table:table-cell>
          <table:table-cell office:value-type="float" office:value="1249.31648785153" calcext:value-type="float">
            <text:p>1249.31648785153</text:p>
          </table:table-cell>
          <table:table-cell office:value-type="float" office:value="1273.25646222061" calcext:value-type="float">
            <text:p>1273.25646222061</text:p>
          </table:table-cell>
          <table:table-cell office:value-type="float" office:value="1279.3058430151" calcext:value-type="float">
            <text:p>1279.3058430151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61.032595969566" calcext:value-type="float">
            <text:p>61.032595969566</text:p>
          </table:table-cell>
          <table:table-cell table:formula="of:=[.Y12]/[.$Y$43]" office:value-type="float" office:value="0.0427461762874794" calcext:value-type="float">
            <text:p>0.042746176287479</text:p>
          </table:table-cell>
          <table:table-cell/>
          <table:table-cell table:formula="of:=SUM([.Z11:.Z12])" office:value-type="float" office:value="0.307695655366076" calcext:value-type="float">
            <text:p>0.307695655366076</text:p>
          </table:table-cell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45.620188856" calcext:value-type="float">
            <text:p>245.620188856</text:p>
          </table:table-cell>
          <table:table-cell office:value-type="float" office:value="286.2210785911" calcext:value-type="float">
            <text:p>286.2210785911</text:p>
          </table:table-cell>
          <table:table-cell office:value-type="float" office:value="340.17082923" calcext:value-type="float">
            <text:p>340.17082923</text:p>
          </table:table-cell>
          <table:table-cell office:value-type="float" office:value="404.5161547112" calcext:value-type="float">
            <text:p>404.5161547112</text:p>
          </table:table-cell>
          <table:table-cell office:value-type="float" office:value="488.7451874366" calcext:value-type="float">
            <text:p>488.7451874366</text:p>
          </table:table-cell>
          <table:table-cell office:value-type="float" office:value="598.086159063301" calcext:value-type="float">
            <text:p>598.086159063301</text:p>
          </table:table-cell>
          <table:table-cell office:value-type="float" office:value="700.7637085904" calcext:value-type="float">
            <text:p>700.7637085904</text:p>
          </table:table-cell>
          <table:table-cell office:value-type="float" office:value="807.166428865399" calcext:value-type="float">
            <text:p>807.166428865399</text:p>
          </table:table-cell>
          <table:table-cell office:value-type="float" office:value="913.401618465" calcext:value-type="float">
            <text:p>913.401618465</text:p>
          </table:table-cell>
          <table:table-cell office:value-type="float" office:value="1006.272055237" calcext:value-type="float">
            <text:p>1006.272055237</text:p>
          </table:table-cell>
          <table:table-cell office:value-type="float" office:value="1108.648771729" calcext:value-type="float">
            <text:p>1108.648771729</text:p>
          </table:table-cell>
          <table:table-cell office:value-type="float" office:value="1212.142116829" calcext:value-type="float">
            <text:p>1212.142116829</text:p>
          </table:table-cell>
          <table:table-cell office:value-type="float" office:value="1313.754167439" calcext:value-type="float">
            <text:p>1313.754167439</text:p>
          </table:table-cell>
          <table:table-cell office:value-type="float" office:value="1367.14212804" calcext:value-type="float">
            <text:p>1367.14212804</text:p>
          </table:table-cell>
          <table:table-cell office:value-type="float" office:value="1398.9003206" calcext:value-type="float">
            <text:p>1398.9003206</text:p>
          </table:table-cell>
          <table:table-cell office:value-type="float" office:value="1426.47729019" calcext:value-type="float">
            <text:p>1426.47729019</text:p>
          </table:table-cell>
          <table:table-cell office:value-type="float" office:value="1439.99920009" calcext:value-type="float">
            <text:p>1439.99920009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77.01763323799" calcext:value-type="float">
            <text:p>77.01763323799</text:p>
          </table:table-cell>
          <table:table-cell table:formula="of:=[.Y13]/[.$Y$43]" office:value-type="float" office:value="0.0539418203557525" calcext:value-type="float">
            <text:p>0.053941820355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83.9997858216" calcext:value-type="float">
            <text:p>483.9997858216</text:p>
          </table:table-cell>
          <table:table-cell office:value-type="float" office:value="519.7208080874" calcext:value-type="float">
            <text:p>519.7208080874</text:p>
          </table:table-cell>
          <table:table-cell office:value-type="float" office:value="562.3370867101" calcext:value-type="float">
            <text:p>562.3370867101</text:p>
          </table:table-cell>
          <table:table-cell office:value-type="float" office:value="583.2219733216" calcext:value-type="float">
            <text:p>583.2219733216</text:p>
          </table:table-cell>
          <table:table-cell office:value-type="float" office:value="585.877915452901" calcext:value-type="float">
            <text:p>585.877915452901</text:p>
          </table:table-cell>
          <table:table-cell office:value-type="float" office:value="586.47987262262" calcext:value-type="float">
            <text:p>586.47987262262</text:p>
          </table:table-cell>
          <table:table-cell office:value-type="float" office:value="570.317103717969" calcext:value-type="float">
            <text:p>570.317103717969</text:p>
          </table:table-cell>
          <table:table-cell office:value-type="float" office:value="557.02007903771" calcext:value-type="float">
            <text:p>557.02007903771</text:p>
          </table:table-cell>
          <table:table-cell office:value-type="float" office:value="525.4634705463" calcext:value-type="float">
            <text:p>525.4634705463</text:p>
          </table:table-cell>
          <table:table-cell office:value-type="float" office:value="428.53866220618" calcext:value-type="float">
            <text:p>428.53866220618</text:p>
          </table:table-cell>
          <table:table-cell office:value-type="float" office:value="378.076332003999" calcext:value-type="float">
            <text:p>378.076332003999</text:p>
          </table:table-cell>
          <table:table-cell office:value-type="float" office:value="320.0292666355" calcext:value-type="float">
            <text:p>320.0292666355</text:p>
          </table:table-cell>
          <table:table-cell office:value-type="float" office:value="264.7533193218" calcext:value-type="float">
            <text:p>264.7533193218</text:p>
          </table:table-cell>
          <table:table-cell office:value-type="float" office:value="212.7147363437" calcext:value-type="float">
            <text:p>212.7147363437</text:p>
          </table:table-cell>
          <table:table-cell office:value-type="float" office:value="169.9596082493" calcext:value-type="float">
            <text:p>169.9596082493</text:p>
          </table:table-cell>
          <table:table-cell office:value-type="float" office:value="141.869068517" calcext:value-type="float">
            <text:p>141.869068517</text:p>
          </table:table-cell>
          <table:table-cell office:value-type="float" office:value="121.77880251265" calcext:value-type="float">
            <text:p>121.77880251265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39.5196039284356" calcext:value-type="float">
            <text:p>39.5196039284356</text:p>
          </table:table-cell>
          <table:table-cell table:formula="of:=[.Y14]/[.$Y$43]" office:value-type="float" office:value="0.0276788481548229" calcext:value-type="float">
            <text:p>0.027678848154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7722524941" calcext:value-type="float">
            <text:p>18.7722524941</text:p>
          </table:table-cell>
          <table:table-cell office:value-type="float" office:value="31.19343983842" calcext:value-type="float">
            <text:p>31.19343983842</text:p>
          </table:table-cell>
          <table:table-cell office:value-type="float" office:value="57.08922550284" calcext:value-type="float">
            <text:p>57.08922550284</text:p>
          </table:table-cell>
          <table:table-cell office:value-type="float" office:value="87.65953374243" calcext:value-type="float">
            <text:p>87.65953374243</text:p>
          </table:table-cell>
          <table:table-cell office:value-type="float" office:value="119.71682093004" calcext:value-type="float">
            <text:p>119.71682093004</text:p>
          </table:table-cell>
          <table:table-cell office:value-type="float" office:value="150.68966032781" calcext:value-type="float">
            <text:p>150.68966032781</text:p>
          </table:table-cell>
          <table:table-cell office:value-type="float" office:value="176.04523417764" calcext:value-type="float">
            <text:p>176.04523417764</text:p>
          </table:table-cell>
          <table:table-cell office:value-type="float" office:value="203.965234035" calcext:value-type="float">
            <text:p>203.965234035</text:p>
          </table:table-cell>
          <table:table-cell office:value-type="float" office:value="234.37043349426" calcext:value-type="float">
            <text:p>234.37043349426</text:p>
          </table:table-cell>
          <table:table-cell office:value-type="float" office:value="265.9416778835" calcext:value-type="float">
            <text:p>265.9416778835</text:p>
          </table:table-cell>
          <table:table-cell office:value-type="float" office:value="279.536728467" calcext:value-type="float">
            <text:p>279.536728467</text:p>
          </table:table-cell>
          <table:table-cell office:value-type="float" office:value="291.1337816747" calcext:value-type="float">
            <text:p>291.1337816747</text:p>
          </table:table-cell>
          <table:table-cell office:value-type="float" office:value="304.7963824757" calcext:value-type="float">
            <text:p>304.7963824757</text:p>
          </table:table-cell>
          <table:table-cell office:value-type="float" office:value="312.801360768799" calcext:value-type="float">
            <text:p>312.801360768799</text:p>
          </table:table-cell>
          <table:table-cell office:value-type="float" office:value="315.7766427603" calcext:value-type="float">
            <text:p>315.7766427603</text:p>
          </table:table-cell>
          <table:table-cell office:value-type="float" office:value="313.0752391542" calcext:value-type="float">
            <text:p>313.0752391542</text:p>
          </table:table-cell>
          <table:table-cell office:value-type="float" office:value="317.5726930105" calcext:value-type="float">
            <text:p>317.5726930105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7.4006817036862" calcext:value-type="float">
            <text:p>17.4006817036862</text:p>
          </table:table-cell>
          <table:table-cell table:formula="of:=[.Y15]/[.$Y$43]" office:value-type="float" office:value="0.012187136984948" calcext:value-type="float">
            <text:p>0.012187136984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7.1651995499" calcext:value-type="float">
            <text:p>167.1651995499</text:p>
          </table:table-cell>
          <table:table-cell office:value-type="float" office:value="176.0398096521" calcext:value-type="float">
            <text:p>176.0398096521</text:p>
          </table:table-cell>
          <table:table-cell office:value-type="float" office:value="182.6018692822" calcext:value-type="float">
            <text:p>182.6018692822</text:p>
          </table:table-cell>
          <table:table-cell office:value-type="float" office:value="179.0727250027" calcext:value-type="float">
            <text:p>179.0727250027</text:p>
          </table:table-cell>
          <table:table-cell office:value-type="float" office:value="166.7925665625" calcext:value-type="float">
            <text:p>166.7925665625</text:p>
          </table:table-cell>
          <table:table-cell office:value-type="float" office:value="151.4342200902" calcext:value-type="float">
            <text:p>151.4342200902</text:p>
          </table:table-cell>
          <table:table-cell office:value-type="float" office:value="143.0433880294" calcext:value-type="float">
            <text:p>143.0433880294</text:p>
          </table:table-cell>
          <table:table-cell office:value-type="float" office:value="137.4817461104" calcext:value-type="float">
            <text:p>137.4817461104</text:p>
          </table:table-cell>
          <table:table-cell office:value-type="float" office:value="126.23128533608" calcext:value-type="float">
            <text:p>126.23128533608</text:p>
          </table:table-cell>
          <table:table-cell office:value-type="float" office:value="97.14586309123" calcext:value-type="float">
            <text:p>97.14586309123</text:p>
          </table:table-cell>
          <table:table-cell office:value-type="float" office:value="78.5466609783201" calcext:value-type="float">
            <text:p>78.5466609783201</text:p>
          </table:table-cell>
          <table:table-cell office:value-type="float" office:value="59.75603578087" calcext:value-type="float">
            <text:p>59.75603578087</text:p>
          </table:table-cell>
          <table:table-cell office:value-type="float" office:value="46.2297917495901" calcext:value-type="float">
            <text:p>46.2297917495901</text:p>
          </table:table-cell>
          <table:table-cell office:value-type="float" office:value="36.59512099289" calcext:value-type="float">
            <text:p>36.59512099289</text:p>
          </table:table-cell>
          <table:table-cell office:value-type="float" office:value="29.89986798143" calcext:value-type="float">
            <text:p>29.89986798143</text:p>
          </table:table-cell>
          <table:table-cell office:value-type="float" office:value="25.89942889196" calcext:value-type="float">
            <text:p>25.89942889196</text:p>
          </table:table-cell>
          <table:table-cell office:value-type="float" office:value="23.91089177494" calcext:value-type="float">
            <text:p>23.91089177494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1.0986006079286" calcext:value-type="float">
            <text:p>11.0986006079286</text:p>
          </table:table-cell>
          <table:table-cell table:formula="of:=[.Y16]/[.$Y$43]" office:value-type="float" office:value="0.00777326821175052" calcext:value-type="float">
            <text:p>0.00777326821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50.4100317" calcext:value-type="float">
            <text:p>50.4100317</text:p>
          </table:table-cell>
          <table:table-cell office:value-type="float" office:value="53.1946057" calcext:value-type="float">
            <text:p>53.1946057</text:p>
          </table:table-cell>
          <table:table-cell office:value-type="float" office:value="57.5802667" calcext:value-type="float">
            <text:p>57.5802667</text:p>
          </table:table-cell>
          <table:table-cell office:value-type="float" office:value="60.8917296" calcext:value-type="float">
            <text:p>60.8917296</text:p>
          </table:table-cell>
          <table:table-cell office:value-type="float" office:value="63.7808573" calcext:value-type="float">
            <text:p>63.7808573</text:p>
          </table:table-cell>
          <table:table-cell office:value-type="float" office:value="66.7503762" calcext:value-type="float">
            <text:p>66.7503762</text:p>
          </table:table-cell>
          <table:table-cell office:value-type="float" office:value="68.7463737" calcext:value-type="float">
            <text:p>68.7463737</text:p>
          </table:table-cell>
          <table:table-cell office:value-type="float" office:value="70.8283279" calcext:value-type="float">
            <text:p>70.8283279</text:p>
          </table:table-cell>
          <table:table-cell office:value-type="float" office:value="72.7879784" calcext:value-type="float">
            <text:p>72.7879784</text:p>
          </table:table-cell>
          <table:table-cell office:value-type="float" office:value="71.9576836" calcext:value-type="float">
            <text:p>71.9576836</text:p>
          </table:table-cell>
          <table:table-cell office:value-type="float" office:value="72.9867976" calcext:value-type="float">
            <text:p>72.9867976</text:p>
          </table:table-cell>
          <table:table-cell office:value-type="float" office:value="73.566884" calcext:value-type="float">
            <text:p>73.566884</text:p>
          </table:table-cell>
          <table:table-cell office:value-type="float" office:value="73.6952853" calcext:value-type="float">
            <text:p>73.6952853</text:p>
          </table:table-cell>
          <table:table-cell office:value-type="float" office:value="72.0775271" calcext:value-type="float">
            <text:p>72.0775271</text:p>
          </table:table-cell>
          <table:table-cell office:value-type="float" office:value="70.5809616" calcext:value-type="float">
            <text:p>70.5809616</text:p>
          </table:table-cell>
          <table:table-cell office:value-type="float" office:value="69.2011118" calcext:value-type="float">
            <text:p>69.2011118</text:p>
          </table:table-cell>
          <table:table-cell office:value-type="float" office:value="68.0279321" calcext:value-type="float">
            <text:p>68.0279321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6.1632783224" calcext:value-type="float">
            <text:p>6.1632783224</text:p>
          </table:table-cell>
          <table:table-cell table:formula="of:=[.Y17]/[.$Y$43]" office:value-type="float" office:value="0.00431665370762672" calcext:value-type="float">
            <text:p>0.004316653707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1.6233680724" calcext:value-type="float">
            <text:p>41.6233680724</text:p>
          </table:table-cell>
          <table:table-cell office:value-type="float" office:value="56.7875761309" calcext:value-type="float">
            <text:p>56.7875761309</text:p>
          </table:table-cell>
          <table:table-cell office:value-type="float" office:value="65.8127372276" calcext:value-type="float">
            <text:p>65.8127372276</text:p>
          </table:table-cell>
          <table:table-cell office:value-type="float" office:value="77.322048522" calcext:value-type="float">
            <text:p>77.322048522</text:p>
          </table:table-cell>
          <table:table-cell office:value-type="float" office:value="94.48637616" calcext:value-type="float">
            <text:p>94.48637616</text:p>
          </table:table-cell>
          <table:table-cell office:value-type="float" office:value="111.716748303" calcext:value-type="float">
            <text:p>111.716748303</text:p>
          </table:table-cell>
          <table:table-cell office:value-type="float" office:value="135.445939998" calcext:value-type="float">
            <text:p>135.445939998</text:p>
          </table:table-cell>
          <table:table-cell office:value-type="float" office:value="153.775408859" calcext:value-type="float">
            <text:p>153.775408859</text:p>
          </table:table-cell>
          <table:table-cell office:value-type="float" office:value="161.94033978" calcext:value-type="float">
            <text:p>161.94033978</text:p>
          </table:table-cell>
          <table:table-cell office:value-type="float" office:value="164.16689602" calcext:value-type="float">
            <text:p>164.16689602</text:p>
          </table:table-cell>
          <table:table-cell office:value-type="float" office:value="162.71239493" calcext:value-type="float">
            <text:p>162.71239493</text:p>
          </table:table-cell>
          <table:table-cell office:value-type="float" office:value="159.22253066" calcext:value-type="float">
            <text:p>159.22253066</text:p>
          </table:table-cell>
          <table:table-cell office:value-type="float" office:value="169.62038209" calcext:value-type="float">
            <text:p>169.62038209</text:p>
          </table:table-cell>
          <table:table-cell office:value-type="float" office:value="193.05863545" calcext:value-type="float">
            <text:p>193.05863545</text:p>
          </table:table-cell>
          <table:table-cell office:value-type="float" office:value="207.55517374" calcext:value-type="float">
            <text:p>207.55517374</text:p>
          </table:table-cell>
          <table:table-cell office:value-type="float" office:value="225.6184332" calcext:value-type="float">
            <text:p>225.6184332</text:p>
          </table:table-cell>
          <table:table-cell office:value-type="float" office:value="236.1637365" calcext:value-type="float">
            <text:p>236.1637365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12.3417203443085" calcext:value-type="float">
            <text:p>12.3417203443085</text:p>
          </table:table-cell>
          <table:table-cell table:formula="of:=[.Y18]/[.$Y$43]" office:value-type="float" office:value="0.00864392780853774" calcext:value-type="float">
            <text:p>0.008643927808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42998845" calcext:value-type="float">
            <text:p>4.642998845</text:p>
          </table:table-cell>
          <table:table-cell office:value-type="float" office:value="11.105292932" calcext:value-type="float">
            <text:p>11.105292932</text:p>
          </table:table-cell>
          <table:table-cell office:value-type="float" office:value="19.36751607" calcext:value-type="float">
            <text:p>19.36751607</text:p>
          </table:table-cell>
          <table:table-cell office:value-type="float" office:value="29.10908964" calcext:value-type="float">
            <text:p>29.10908964</text:p>
          </table:table-cell>
          <table:table-cell office:value-type="float" office:value="40.99552354" calcext:value-type="float">
            <text:p>40.99552354</text:p>
          </table:table-cell>
          <table:table-cell office:value-type="float" office:value="54.07871007" calcext:value-type="float">
            <text:p>54.07871007</text:p>
          </table:table-cell>
          <table:table-cell office:value-type="float" office:value="70.02135379" calcext:value-type="float">
            <text:p>70.02135379</text:p>
          </table:table-cell>
          <table:table-cell office:value-type="float" office:value="77.93377833" calcext:value-type="float">
            <text:p>77.93377833</text:p>
          </table:table-cell>
          <table:table-cell office:value-type="float" office:value="84.89881292" calcext:value-type="float">
            <text:p>84.89881292</text:p>
          </table:table-cell>
          <table:table-cell office:value-type="float" office:value="90.63934288" calcext:value-type="float">
            <text:p>90.63934288</text:p>
          </table:table-cell>
          <table:table-cell office:value-type="float" office:value="100.05406695" calcext:value-type="float">
            <text:p>100.05406695</text:p>
          </table:table-cell>
          <table:table-cell office:value-type="float" office:value="109.73531789" calcext:value-type="float">
            <text:p>109.73531789</text:p>
          </table:table-cell>
          <table:table-cell office:value-type="float" office:value="121.27138964" calcext:value-type="float">
            <text:p>121.27138964</text:p>
          </table:table-cell>
          <table:table-cell office:value-type="float" office:value="134.06459726" calcext:value-type="float">
            <text:p>134.06459726</text:p>
          </table:table-cell>
          <table:table-cell office:value-type="float" office:value="146.65448346" calcext:value-type="float">
            <text:p>146.65448346</text:p>
          </table:table-cell>
          <table:table-cell office:value-type="float" office:value="159.91483504" calcext:value-type="float">
            <text:p>159.91483504</text:p>
          </table:table-cell>
          <table:table-cell office:value-type="float" office:value="167.121774" calcext:value-type="float">
            <text:p>167.121774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7.108044416285" calcext:value-type="float">
            <text:p>7.108044416285</text:p>
          </table:table-cell>
          <table:table-cell table:formula="of:=[.Y19]/[.$Y$43]" office:value-type="float" office:value="0.00497835156527282" calcext:value-type="float">
            <text:p>0.00497835156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8905626" calcext:value-type="float">
            <text:p>1.78905626</text:p>
          </table:table-cell>
          <table:table-cell office:value-type="float" office:value="4.25997819" calcext:value-type="float">
            <text:p>4.25997819</text:p>
          </table:table-cell>
          <table:table-cell office:value-type="float" office:value="7.64368662" calcext:value-type="float">
            <text:p>7.64368662</text:p>
          </table:table-cell>
          <table:table-cell office:value-type="float" office:value="11.6208436" calcext:value-type="float">
            <text:p>11.6208436</text:p>
          </table:table-cell>
          <table:table-cell office:value-type="float" office:value="16.2070553" calcext:value-type="float">
            <text:p>16.2070553</text:p>
          </table:table-cell>
          <table:table-cell office:value-type="float" office:value="21.3288797" calcext:value-type="float">
            <text:p>21.3288797</text:p>
          </table:table-cell>
          <table:table-cell office:value-type="float" office:value="26.9988696" calcext:value-type="float">
            <text:p>26.9988696</text:p>
          </table:table-cell>
          <table:table-cell office:value-type="float" office:value="30.4890424" calcext:value-type="float">
            <text:p>30.4890424</text:p>
          </table:table-cell>
          <table:table-cell office:value-type="float" office:value="34.8023596" calcext:value-type="float">
            <text:p>34.8023596</text:p>
          </table:table-cell>
          <table:table-cell office:value-type="float" office:value="39.466665" calcext:value-type="float">
            <text:p>39.466665</text:p>
          </table:table-cell>
          <table:table-cell office:value-type="float" office:value="43.416894" calcext:value-type="float">
            <text:p>43.416894</text:p>
          </table:table-cell>
          <table:table-cell office:value-type="float" office:value="47.3877345" calcext:value-type="float">
            <text:p>47.3877345</text:p>
          </table:table-cell>
          <table:table-cell office:value-type="float" office:value="50.3891454" calcext:value-type="float">
            <text:p>50.3891454</text:p>
          </table:table-cell>
          <table:table-cell office:value-type="float" office:value="52.3180307" calcext:value-type="float">
            <text:p>52.3180307</text:p>
          </table:table-cell>
          <table:table-cell office:value-type="float" office:value="54.4238681" calcext:value-type="float">
            <text:p>54.4238681</text:p>
          </table:table-cell>
          <table:table-cell office:value-type="float" office:value="55.9507568" calcext:value-type="float">
            <text:p>55.9507568</text:p>
          </table:table-cell>
          <table:table-cell office:value-type="float" office:value="56.8279738" calcext:value-type="float">
            <text:p>56.8279738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2.77660419785" calcext:value-type="float">
            <text:p>2.77660419785</text:p>
          </table:table-cell>
          <table:table-cell table:formula="of:=[.Y20]/[.$Y$43]" office:value-type="float" office:value="0.00194468563292042" calcext:value-type="float">
            <text:p>0.0019446856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65.5964823699" calcext:value-type="float">
            <text:p>2565.5964823699</text:p>
          </table:table-cell>
          <table:table-cell office:value-type="float" office:value="2814.041499788" calcext:value-type="float">
            <text:p>2814.041499788</text:p>
          </table:table-cell>
          <table:table-cell office:value-type="float" office:value="3013.966020078" calcext:value-type="float">
            <text:p>3013.966020078</text:p>
          </table:table-cell>
          <table:table-cell office:value-type="float" office:value="3184.560740239" calcext:value-type="float">
            <text:p>3184.560740239</text:p>
          </table:table-cell>
          <table:table-cell office:value-type="float" office:value="3330.628530777" calcext:value-type="float">
            <text:p>3330.628530777</text:p>
          </table:table-cell>
          <table:table-cell office:value-type="float" office:value="3446.153508341" calcext:value-type="float">
            <text:p>3446.153508341</text:p>
          </table:table-cell>
          <table:table-cell office:value-type="float" office:value="3553.519967797" calcext:value-type="float">
            <text:p>3553.519967797</text:p>
          </table:table-cell>
          <table:table-cell office:value-type="float" office:value="3638.606565731" calcext:value-type="float">
            <text:p>3638.606565731</text:p>
          </table:table-cell>
          <table:table-cell office:value-type="float" office:value="3702.797096524" calcext:value-type="float">
            <text:p>3702.797096524</text:p>
          </table:table-cell>
          <table:table-cell office:value-type="float" office:value="3744.728497603" calcext:value-type="float">
            <text:p>3744.728497603</text:p>
          </table:table-cell>
          <table:table-cell office:value-type="float" office:value="3765.974768806" calcext:value-type="float">
            <text:p>3765.974768806</text:p>
          </table:table-cell>
          <table:table-cell office:value-type="float" office:value="3761.292073285" calcext:value-type="float">
            <text:p>3761.292073285</text:p>
          </table:table-cell>
          <table:table-cell office:value-type="float" office:value="3746.068496125" calcext:value-type="float">
            <text:p>3746.068496125</text:p>
          </table:table-cell>
          <table:table-cell office:value-type="float" office:value="3722.121155527" calcext:value-type="float">
            <text:p>3722.121155527</text:p>
          </table:table-cell>
          <table:table-cell office:value-type="float" office:value="3681.243467525" calcext:value-type="float">
            <text:p>3681.243467525</text:p>
          </table:table-cell>
          <table:table-cell office:value-type="float" office:value="3632.363548065" calcext:value-type="float">
            <text:p>3632.363548065</text:p>
          </table:table-cell>
          <table:table-cell office:value-type="float" office:value="3603.643777925" calcext:value-type="float">
            <text:p>3603.643777925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17.963202331329" calcext:value-type="float">
            <text:p>317.963202331329</text:p>
          </table:table-cell>
          <table:table-cell table:formula="of:=[.Y21]/[.$Y$43]" office:value-type="float" office:value="0.222695936226668" calcext:value-type="float">
            <text:p>0.22269593622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56.07823186" calcext:value-type="float">
            <text:p>156.07823186</text:p>
          </table:table-cell>
          <table:table-cell office:value-type="float" office:value="181.29448956" calcext:value-type="float">
            <text:p>181.29448956</text:p>
          </table:table-cell>
          <table:table-cell office:value-type="float" office:value="209.44624243" calcext:value-type="float">
            <text:p>209.44624243</text:p>
          </table:table-cell>
          <table:table-cell office:value-type="float" office:value="238.0507436" calcext:value-type="float">
            <text:p>238.0507436</text:p>
          </table:table-cell>
          <table:table-cell office:value-type="float" office:value="268.6286115" calcext:value-type="float">
            <text:p>268.6286115</text:p>
          </table:table-cell>
          <table:table-cell office:value-type="float" office:value="300.5946844" calcext:value-type="float">
            <text:p>300.5946844</text:p>
          </table:table-cell>
          <table:table-cell office:value-type="float" office:value="329.1049413" calcext:value-type="float">
            <text:p>329.1049413</text:p>
          </table:table-cell>
          <table:table-cell office:value-type="float" office:value="357.8813745" calcext:value-type="float">
            <text:p>357.8813745</text:p>
          </table:table-cell>
          <table:table-cell office:value-type="float" office:value="389.2360572" calcext:value-type="float">
            <text:p>389.2360572</text:p>
          </table:table-cell>
          <table:table-cell office:value-type="float" office:value="421.4488491" calcext:value-type="float">
            <text:p>421.4488491</text:p>
          </table:table-cell>
          <table:table-cell office:value-type="float" office:value="455.9325583" calcext:value-type="float">
            <text:p>455.9325583</text:p>
          </table:table-cell>
          <table:table-cell office:value-type="float" office:value="490.3852771" calcext:value-type="float">
            <text:p>490.3852771</text:p>
          </table:table-cell>
          <table:table-cell office:value-type="float" office:value="519.4716528" calcext:value-type="float">
            <text:p>519.4716528</text:p>
          </table:table-cell>
          <table:table-cell office:value-type="float" office:value="541.3010466" calcext:value-type="float">
            <text:p>541.3010466</text:p>
          </table:table-cell>
          <table:table-cell office:value-type="float" office:value="563.9561083" calcext:value-type="float">
            <text:p>563.9561083</text:p>
          </table:table-cell>
          <table:table-cell office:value-type="float" office:value="584.6890364" calcext:value-type="float">
            <text:p>584.6890364</text:p>
          </table:table-cell>
          <table:table-cell office:value-type="float" office:value="604.3484476" calcext:value-type="float">
            <text:p>604.3484476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34.17878539435" calcext:value-type="float">
            <text:p>34.17878539435</text:p>
          </table:table-cell>
          <table:table-cell table:formula="of:=[.Y22]/[.$Y$43]" office:value-type="float" office:value="0.0239382310804434" calcext:value-type="float">
            <text:p>0.02393823108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2.9795177" calcext:value-type="float">
            <text:p>72.9795177</text:p>
          </table:table-cell>
          <table:table-cell office:value-type="float" office:value="74.247168303" calcext:value-type="float">
            <text:p>74.247168303</text:p>
          </table:table-cell>
          <table:table-cell office:value-type="float" office:value="74.404034915" calcext:value-type="float">
            <text:p>74.404034915</text:p>
          </table:table-cell>
          <table:table-cell office:value-type="float" office:value="73.692211474" calcext:value-type="float">
            <text:p>73.692211474</text:p>
          </table:table-cell>
          <table:table-cell office:value-type="float" office:value="71.343875827" calcext:value-type="float">
            <text:p>71.343875827</text:p>
          </table:table-cell>
          <table:table-cell office:value-type="float" office:value="69.427688176" calcext:value-type="float">
            <text:p>69.427688176</text:p>
          </table:table-cell>
          <table:table-cell office:value-type="float" office:value="68.131497384" calcext:value-type="float">
            <text:p>68.131497384</text:p>
          </table:table-cell>
          <table:table-cell office:value-type="float" office:value="65.216657344" calcext:value-type="float">
            <text:p>65.216657344</text:p>
          </table:table-cell>
          <table:table-cell office:value-type="float" office:value="64.2456117175" calcext:value-type="float">
            <text:p>64.2456117175</text:p>
          </table:table-cell>
          <table:table-cell office:value-type="float" office:value="63.4053835763" calcext:value-type="float">
            <text:p>63.4053835763</text:p>
          </table:table-cell>
          <table:table-cell office:value-type="float" office:value="62.40690003" calcext:value-type="float">
            <text:p>62.40690003</text:p>
          </table:table-cell>
          <table:table-cell office:value-type="float" office:value="61.38982021" calcext:value-type="float">
            <text:p>61.38982021</text:p>
          </table:table-cell>
          <table:table-cell office:value-type="float" office:value="60.40070301" calcext:value-type="float">
            <text:p>60.40070301</text:p>
          </table:table-cell>
          <table:table-cell office:value-type="float" office:value="59.402217914" calcext:value-type="float">
            <text:p>59.402217914</text:p>
          </table:table-cell>
          <table:table-cell office:value-type="float" office:value="58.26486976" calcext:value-type="float">
            <text:p>58.26486976</text:p>
          </table:table-cell>
          <table:table-cell office:value-type="float" office:value="57.023422462" calcext:value-type="float">
            <text:p>57.023422462</text:p>
          </table:table-cell>
          <table:table-cell office:value-type="float" office:value="55.680844294" calcext:value-type="float">
            <text:p>55.680844294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6.257297796984" calcext:value-type="float">
            <text:p>6.257297796984</text:p>
          </table:table-cell>
          <table:table-cell table:formula="of:=[.Y23]/[.$Y$43]" office:value-type="float" office:value="0.0043825033240682" calcext:value-type="float">
            <text:p>0.004382503324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32.50329301" calcext:value-type="float">
            <text:p>332.50329301</text:p>
          </table:table-cell>
          <table:table-cell office:value-type="float" office:value="333.09459602" calcext:value-type="float">
            <text:p>333.09459602</text:p>
          </table:table-cell>
          <table:table-cell office:value-type="float" office:value="334.59404021" calcext:value-type="float">
            <text:p>334.59404021</text:p>
          </table:table-cell>
          <table:table-cell office:value-type="float" office:value="336.82946892" calcext:value-type="float">
            <text:p>336.82946892</text:p>
          </table:table-cell>
          <table:table-cell office:value-type="float" office:value="339.01255533" calcext:value-type="float">
            <text:p>339.01255533</text:p>
          </table:table-cell>
          <table:table-cell office:value-type="float" office:value="340.54979757" calcext:value-type="float">
            <text:p>340.54979757</text:p>
          </table:table-cell>
          <table:table-cell office:value-type="float" office:value="341.85556194" calcext:value-type="float">
            <text:p>341.85556194</text:p>
          </table:table-cell>
          <table:table-cell office:value-type="float" office:value="343.07526609" calcext:value-type="float">
            <text:p>343.07526609</text:p>
          </table:table-cell>
          <table:table-cell office:value-type="float" office:value="343.71266327" calcext:value-type="float">
            <text:p>343.71266327</text:p>
          </table:table-cell>
          <table:table-cell office:value-type="float" office:value="342.93896625" calcext:value-type="float">
            <text:p>342.93896625</text:p>
          </table:table-cell>
          <table:table-cell office:value-type="float" office:value="340.67757402" calcext:value-type="float">
            <text:p>340.67757402</text:p>
          </table:table-cell>
          <table:table-cell office:value-type="float" office:value="337.31073205" calcext:value-type="float">
            <text:p>337.31073205</text:p>
          </table:table-cell>
          <table:table-cell office:value-type="float" office:value="333.08254746" calcext:value-type="float">
            <text:p>333.08254746</text:p>
          </table:table-cell>
          <table:table-cell office:value-type="float" office:value="327.69622489" calcext:value-type="float">
            <text:p>327.69622489</text:p>
          </table:table-cell>
          <table:table-cell office:value-type="float" office:value="321.68543238" calcext:value-type="float">
            <text:p>321.68543238</text:p>
          </table:table-cell>
          <table:table-cell office:value-type="float" office:value="315.44756028" calcext:value-type="float">
            <text:p>315.44756028</text:p>
          </table:table-cell>
          <table:table-cell office:value-type="float" office:value="308.69256019" calcext:value-type="float">
            <text:p>308.69256019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1.0975422699" calcext:value-type="float">
            <text:p>31.0975422699</text:p>
          </table:table-cell>
          <table:table-cell table:formula="of:=[.Y24]/[.$Y$43]" office:value-type="float" office:value="0.0217801816039309" calcext:value-type="float">
            <text:p>0.021780181603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3.1858642921" calcext:value-type="float">
            <text:p>283.1858642921</text:p>
          </table:table-cell>
          <table:table-cell office:value-type="float" office:value="321.539289434403" calcext:value-type="float">
            <text:p>321.539289434403</text:p>
          </table:table-cell>
          <table:table-cell office:value-type="float" office:value="360.427645559564" calcext:value-type="float">
            <text:p>360.427645559564</text:p>
          </table:table-cell>
          <table:table-cell office:value-type="float" office:value="403.248438203703" calcext:value-type="float">
            <text:p>403.248438203703</text:p>
          </table:table-cell>
          <table:table-cell office:value-type="float" office:value="458.855643337852" calcext:value-type="float">
            <text:p>458.855643337852</text:p>
          </table:table-cell>
          <table:table-cell office:value-type="float" office:value="546.154869007651" calcext:value-type="float">
            <text:p>546.154869007651</text:p>
          </table:table-cell>
          <table:table-cell office:value-type="float" office:value="647.254769265408" calcext:value-type="float">
            <text:p>647.254769265408</text:p>
          </table:table-cell>
          <table:table-cell office:value-type="float" office:value="738.598055502556" calcext:value-type="float">
            <text:p>738.598055502556</text:p>
          </table:table-cell>
          <table:table-cell office:value-type="float" office:value="809.74386276817" calcext:value-type="float">
            <text:p>809.74386276817</text:p>
          </table:table-cell>
          <table:table-cell office:value-type="float" office:value="875.344240757228" calcext:value-type="float">
            <text:p>875.344240757228</text:p>
          </table:table-cell>
          <table:table-cell office:value-type="float" office:value="927.924764530648" calcext:value-type="float">
            <text:p>927.924764530648</text:p>
          </table:table-cell>
          <table:table-cell office:value-type="float" office:value="985.225814392371" calcext:value-type="float">
            <text:p>985.225814392371</text:p>
          </table:table-cell>
          <table:table-cell office:value-type="float" office:value="1051.12592532555" calcext:value-type="float">
            <text:p>1051.12592532555</text:p>
          </table:table-cell>
          <table:table-cell office:value-type="float" office:value="1120.5681892652" calcext:value-type="float">
            <text:p>1120.5681892652</text:p>
          </table:table-cell>
          <table:table-cell office:value-type="float" office:value="1186.3236356024" calcext:value-type="float">
            <text:p>1186.3236356024</text:p>
          </table:table-cell>
          <table:table-cell office:value-type="float" office:value="1249.0500711665" calcext:value-type="float">
            <text:p>1249.0500711665</text:p>
          </table:table-cell>
          <table:table-cell office:value-type="float" office:value="1314.4284704755" calcext:value-type="float">
            <text:p>1314.4284704755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68.893732404079" calcext:value-type="float">
            <text:p>68.893732404079</text:p>
          </table:table-cell>
          <table:table-cell table:formula="of:=[.Y25]/[.$Y$43]" office:value-type="float" office:value="0.0482519804976949" calcext:value-type="float">
            <text:p>0.048251980497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686.289231" calcext:value-type="float">
            <text:p>-686.289231</text:p>
          </table:table-cell>
          <table:table-cell office:value-type="float" office:value="-831.098021" calcext:value-type="float">
            <text:p>-831.098021</text:p>
          </table:table-cell>
          <table:table-cell office:value-type="float" office:value="-987.917751" calcext:value-type="float">
            <text:p>-987.917751</text:p>
          </table:table-cell>
          <table:table-cell office:value-type="float" office:value="-1159.416786" calcext:value-type="float">
            <text:p>-1159.416786</text:p>
          </table:table-cell>
          <table:table-cell office:value-type="float" office:value="-1350.843291" calcext:value-type="float">
            <text:p>-1350.843291</text:p>
          </table:table-cell>
          <table:table-cell office:value-type="float" office:value="-1579.20848" calcext:value-type="float">
            <text:p>-1579.20848</text:p>
          </table:table-cell>
          <table:table-cell office:value-type="float" office:value="-1813.87258" calcext:value-type="float">
            <text:p>-1813.87258</text:p>
          </table:table-cell>
          <table:table-cell office:value-type="float" office:value="-1996.67824" calcext:value-type="float">
            <text:p>-1996.67824</text:p>
          </table:table-cell>
          <table:table-cell office:value-type="float" office:value="-2127.09417" calcext:value-type="float">
            <text:p>-2127.09417</text:p>
          </table:table-cell>
          <table:table-cell office:value-type="float" office:value="-2232.04944" calcext:value-type="float">
            <text:p>-2232.04944</text:p>
          </table:table-cell>
          <table:table-cell office:value-type="float" office:value="-2301.94929" calcext:value-type="float">
            <text:p>-2301.94929</text:p>
          </table:table-cell>
          <table:table-cell office:value-type="float" office:value="-2358.67335" calcext:value-type="float">
            <text:p>-2358.67335</text:p>
          </table:table-cell>
          <table:table-cell office:value-type="float" office:value="-2417.88506" calcext:value-type="float">
            <text:p>-2417.88506</text:p>
          </table:table-cell>
          <table:table-cell office:value-type="float" office:value="-2476.90513" calcext:value-type="float">
            <text:p>-2476.90513</text:p>
          </table:table-cell>
          <table:table-cell office:value-type="float" office:value="-2511.87121" calcext:value-type="float">
            <text:p>-2511.87121</text:p>
          </table:table-cell>
          <table:table-cell office:value-type="float" office:value="-2529.32567" calcext:value-type="float">
            <text:p>-2529.32567</text:p>
          </table:table-cell>
          <table:table-cell office:value-type="float" office:value="-2527.14791" calcext:value-type="float">
            <text:p>-2527.14791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-164.96968297" calcext:value-type="float">
            <text:p>-164.96968297</text:p>
          </table:table-cell>
          <table:table-cell table:formula="of:=[.Y26]/[.$Y$43]" office:value-type="float" office:value="-0.115541917205056" calcext:value-type="float">
            <text:p>-0.115541917205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67492596" calcext:value-type="float">
            <text:p>-35.67492596</text:p>
          </table:table-cell>
          <table:table-cell office:value-type="float" office:value="-43.06308478" calcext:value-type="float">
            <text:p>-43.06308478</text:p>
          </table:table-cell>
          <table:table-cell office:value-type="float" office:value="-49.2255161" calcext:value-type="float">
            <text:p>-49.2255161</text:p>
          </table:table-cell>
          <table:table-cell office:value-type="float" office:value="-55.1358585" calcext:value-type="float">
            <text:p>-55.1358585</text:p>
          </table:table-cell>
          <table:table-cell office:value-type="float" office:value="-63.1177058" calcext:value-type="float">
            <text:p>-63.1177058</text:p>
          </table:table-cell>
          <table:table-cell office:value-type="float" office:value="-74.5266477" calcext:value-type="float">
            <text:p>-74.5266477</text:p>
          </table:table-cell>
          <table:table-cell office:value-type="float" office:value="-85.0503641" calcext:value-type="float">
            <text:p>-85.0503641</text:p>
          </table:table-cell>
          <table:table-cell office:value-type="float" office:value="-91.7983981" calcext:value-type="float">
            <text:p>-91.7983981</text:p>
          </table:table-cell>
          <table:table-cell office:value-type="float" office:value="-95.9959729" calcext:value-type="float">
            <text:p>-95.9959729</text:p>
          </table:table-cell>
          <table:table-cell office:value-type="float" office:value="-100.312499" calcext:value-type="float">
            <text:p>-100.312499</text:p>
          </table:table-cell>
          <table:table-cell office:value-type="float" office:value="-102.4814218" calcext:value-type="float">
            <text:p>-102.4814218</text:p>
          </table:table-cell>
          <table:table-cell office:value-type="float" office:value="-105.1722267" calcext:value-type="float">
            <text:p>-105.1722267</text:p>
          </table:table-cell>
          <table:table-cell office:value-type="float" office:value="-108.7605857" calcext:value-type="float">
            <text:p>-108.7605857</text:p>
          </table:table-cell>
          <table:table-cell office:value-type="float" office:value="-112.6444456" calcext:value-type="float">
            <text:p>-112.6444456</text:p>
          </table:table-cell>
          <table:table-cell office:value-type="float" office:value="-116.0581215" calcext:value-type="float">
            <text:p>-116.0581215</text:p>
          </table:table-cell>
          <table:table-cell office:value-type="float" office:value="-118.9258556" calcext:value-type="float">
            <text:p>-118.9258556</text:p>
          </table:table-cell>
          <table:table-cell office:value-type="float" office:value="-121.4213145" calcext:value-type="float">
            <text:p>-121.4213145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-7.5726641964" calcext:value-type="float">
            <text:p>-7.5726641964</text:p>
          </table:table-cell>
          <table:table-cell table:formula="of:=[.Y27]/[.$Y$43]" office:value-type="float" office:value="-0.00530376323606835" calcext:value-type="float">
            <text:p>-0.005303763236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8.27455343" calcext:value-type="float">
            <text:p>-38.27455343</text:p>
          </table:table-cell>
          <table:table-cell office:value-type="float" office:value="-41.27510471" calcext:value-type="float">
            <text:p>-41.27510471</text:p>
          </table:table-cell>
          <table:table-cell office:value-type="float" office:value="-43.0608674" calcext:value-type="float">
            <text:p>-43.0608674</text:p>
          </table:table-cell>
          <table:table-cell office:value-type="float" office:value="-43.8869982" calcext:value-type="float">
            <text:p>-43.8869982</text:p>
          </table:table-cell>
          <table:table-cell office:value-type="float" office:value="-46.1724249" calcext:value-type="float">
            <text:p>-46.1724249</text:p>
          </table:table-cell>
          <table:table-cell office:value-type="float" office:value="-51.9396066" calcext:value-type="float">
            <text:p>-51.9396066</text:p>
          </table:table-cell>
          <table:table-cell office:value-type="float" office:value="-58.111988" calcext:value-type="float">
            <text:p>-58.111988</text:p>
          </table:table-cell>
          <table:table-cell office:value-type="float" office:value="-62.2234529" calcext:value-type="float">
            <text:p>-62.2234529</text:p>
          </table:table-cell>
          <table:table-cell office:value-type="float" office:value="-64.3194499" calcext:value-type="float">
            <text:p>-64.3194499</text:p>
          </table:table-cell>
          <table:table-cell office:value-type="float" office:value="-67.0389627" calcext:value-type="float">
            <text:p>-67.0389627</text:p>
          </table:table-cell>
          <table:table-cell office:value-type="float" office:value="-68.001706" calcext:value-type="float">
            <text:p>-68.001706</text:p>
          </table:table-cell>
          <table:table-cell office:value-type="float" office:value="-69.4115525" calcext:value-type="float">
            <text:p>-69.4115525</text:p>
          </table:table-cell>
          <table:table-cell office:value-type="float" office:value="-71.3313893" calcext:value-type="float">
            <text:p>-71.3313893</text:p>
          </table:table-cell>
          <table:table-cell office:value-type="float" office:value="-73.3289908" calcext:value-type="float">
            <text:p>-73.3289908</text:p>
          </table:table-cell>
          <table:table-cell office:value-type="float" office:value="-75.1452941" calcext:value-type="float">
            <text:p>-75.1452941</text:p>
          </table:table-cell>
          <table:table-cell office:value-type="float" office:value="-76.7316446" calcext:value-type="float">
            <text:p>-76.7316446</text:p>
          </table:table-cell>
          <table:table-cell office:value-type="float" office:value="-78.5054351" calcext:value-type="float">
            <text:p>-78.5054351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-5.41260908985" calcext:value-type="float">
            <text:p>-5.41260908985</text:p>
          </table:table-cell>
          <table:table-cell table:formula="of:=[.Y28]/[.$Y$43]" office:value-type="float" office:value="-0.00379089793993547" calcext:value-type="float">
            <text:p>-0.003790897939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table:style-name="ce1" office:value-type="float" office:value="-13.937999709" calcext:value-type="float">
            <text:p>-1.39E+01</text:p>
          </table:table-cell>
          <table:table-cell table:style-name="ce1" office:value-type="float" office:value="-14.3824974335" calcext:value-type="float">
            <text:p>-1.44E+01</text:p>
          </table:table-cell>
          <table:table-cell table:style-name="ce1" office:value-type="float" office:value="-15.32793638767" calcext:value-type="float">
            <text:p>-1.53E+01</text:p>
          </table:table-cell>
          <table:table-cell table:style-name="ce1" office:value-type="float" office:value="-16.0967526182" calcext:value-type="float">
            <text:p>-1.61E+01</text:p>
          </table:table-cell>
          <table:table-cell table:style-name="ce1" office:value-type="float" office:value="-16.4282273286" calcext:value-type="float">
            <text:p>-1.64E+01</text:p>
          </table:table-cell>
          <table:table-cell office:value-type="float" office:value="-17.2714310786" calcext:value-type="float">
            <text:p>-17.2714310786</text:p>
          </table:table-cell>
          <table:table-cell office:value-type="float" office:value="-20.732122777" calcext:value-type="float">
            <text:p>-20.732122777</text:p>
          </table:table-cell>
          <table:table-cell office:value-type="float" office:value="-25.454144364" calcext:value-type="float">
            <text:p>-25.454144364</text:p>
          </table:table-cell>
          <table:table-cell office:value-type="float" office:value="-29.41749743" calcext:value-type="float">
            <text:p>-29.41749743</text:p>
          </table:table-cell>
          <table:table-cell office:value-type="float" office:value="-32.062292395" calcext:value-type="float">
            <text:p>-32.062292395</text:p>
          </table:table-cell>
          <table:table-cell office:value-type="float" office:value="-34.731977804" calcext:value-type="float">
            <text:p>-34.731977804</text:p>
          </table:table-cell>
          <table:table-cell office:value-type="float" office:value="-36.222247905" calcext:value-type="float">
            <text:p>-36.222247905</text:p>
          </table:table-cell>
          <table:table-cell office:value-type="float" office:value="-37.618398065" calcext:value-type="float">
            <text:p>-37.618398065</text:p>
          </table:table-cell>
          <table:table-cell office:value-type="float" office:value="-38.972688113" calcext:value-type="float">
            <text:p>-38.972688113</text:p>
          </table:table-cell>
          <table:table-cell office:value-type="float" office:value="-40.375814293" calcext:value-type="float">
            <text:p>-40.375814293</text:p>
          </table:table-cell>
          <table:table-cell office:value-type="float" office:value="-41.709411494" calcext:value-type="float">
            <text:p>-41.709411494</text:p>
          </table:table-cell>
          <table:table-cell office:value-type="float" office:value="-43.047793272" calcext:value-type="float">
            <text:p>-43.047793272</text:p>
          </table:table-cell>
          <table:table-cell office:value-type="float" office:value="-44.484958043" calcext:value-type="float">
            <text:p>-44.484958043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-2.64486069175285" calcext:value-type="float">
            <text:p>-2.64486069175285</text:p>
          </table:table-cell>
          <table:table-cell table:formula="of:=[.Y29]/[.$Y$43]" office:value-type="float" office:value="-0.00185241475623728" calcext:value-type="float">
            <text:p>-0.001852414756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49683" calcext:value-type="float">
            <text:p>4.49683</text:p>
          </table:table-cell>
          <table:table-cell office:value-type="float" office:value="4.22229" calcext:value-type="float">
            <text:p>4.22229</text:p>
          </table:table-cell>
          <table:table-cell office:value-type="float" office:value="3.78417" calcext:value-type="float">
            <text:p>3.78417</text:p>
          </table:table-cell>
          <table:table-cell office:value-type="float" office:value="3.39461" calcext:value-type="float">
            <text:p>3.39461</text:p>
          </table:table-cell>
          <table:table-cell office:value-type="float" office:value="3.05916" calcext:value-type="float">
            <text:p>3.05916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52668" calcext:value-type="float">
            <text:p>2.52668</text:p>
          </table:table-cell>
          <table:table-cell office:value-type="float" office:value="2.29923" calcext:value-type="float">
            <text:p>2.29923</text:p>
          </table:table-cell>
          <table:table-cell office:value-type="float" office:value="2.0859" calcext:value-type="float">
            <text:p>2.0859</text:p>
          </table:table-cell>
          <table:table-cell office:value-type="float" office:value="1.87872" calcext:value-type="float">
            <text:p>1.87872</text:p>
          </table:table-cell>
          <table:table-cell office:value-type="float" office:value="1.68521" calcext:value-type="float">
            <text:p>1.68521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.33352" calcext:value-type="float">
            <text:p>1.33352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1.02797" calcext:value-type="float">
            <text:p>1.02797</text:p>
          </table:table-cell>
          <table:table-cell office:value-type="float" office:value="0.896048" calcext:value-type="float">
            <text:p>0.896048</text:p>
          </table:table-cell>
          <table:table-cell office:value-type="float" office:value="0.788787" calcext:value-type="float">
            <text:p>0.788787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0.239895975" calcext:value-type="float">
            <text:p>0.239895975</text:p>
          </table:table-cell>
          <table:table-cell table:formula="of:=[.Y30]/[.$Y$43]" office:value-type="float" office:value="0.000168018998292654" calcext:value-type="float">
            <text:p>0.000168018998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1714349711" calcext:value-type="float">
            <text:p>300.1714349711</text:p>
          </table:table-cell>
          <table:table-cell office:value-type="float" office:value="312.960804316" calcext:value-type="float">
            <text:p>312.960804316</text:p>
          </table:table-cell>
          <table:table-cell office:value-type="float" office:value="322.3280513566" calcext:value-type="float">
            <text:p>322.3280513566</text:p>
          </table:table-cell>
          <table:table-cell office:value-type="float" office:value="325.9979739133" calcext:value-type="float">
            <text:p>325.9979739133</text:p>
          </table:table-cell>
          <table:table-cell office:value-type="float" office:value="324.7626972014" calcext:value-type="float">
            <text:p>324.7626972014</text:p>
          </table:table-cell>
          <table:table-cell office:value-type="float" office:value="319.9103160293" calcext:value-type="float">
            <text:p>319.9103160293</text:p>
          </table:table-cell>
          <table:table-cell office:value-type="float" office:value="313.5366035404" calcext:value-type="float">
            <text:p>313.5366035404</text:p>
          </table:table-cell>
          <table:table-cell office:value-type="float" office:value="306.1074080278" calcext:value-type="float">
            <text:p>306.1074080278</text:p>
          </table:table-cell>
          <table:table-cell office:value-type="float" office:value="298.52403224" calcext:value-type="float">
            <text:p>298.52403224</text:p>
          </table:table-cell>
          <table:table-cell office:value-type="float" office:value="290.0929440309" calcext:value-type="float">
            <text:p>290.0929440309</text:p>
          </table:table-cell>
          <table:table-cell office:value-type="float" office:value="281.5084542751" calcext:value-type="float">
            <text:p>281.5084542751</text:p>
          </table:table-cell>
          <table:table-cell office:value-type="float" office:value="272.3348114187" calcext:value-type="float">
            <text:p>272.3348114187</text:p>
          </table:table-cell>
          <table:table-cell office:value-type="float" office:value="262.7669059979" calcext:value-type="float">
            <text:p>262.7669059979</text:p>
          </table:table-cell>
          <table:table-cell office:value-type="float" office:value="253.2051976828" calcext:value-type="float">
            <text:p>253.2051976828</text:p>
          </table:table-cell>
          <table:table-cell office:value-type="float" office:value="243.7170003337" calcext:value-type="float">
            <text:p>243.7170003337</text:p>
          </table:table-cell>
          <table:table-cell office:value-type="float" office:value="234.1891200761" calcext:value-type="float">
            <text:p>234.1891200761</text:p>
          </table:table-cell>
          <table:table-cell office:value-type="float" office:value="226.322424352" calcext:value-type="float">
            <text:p>226.322424352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27.4272200205795" calcext:value-type="float">
            <text:p>27.4272200205795</text:p>
          </table:table-cell>
          <table:table-cell table:formula="of:=[.Y31]/[.$Y$43]" office:value-type="float" office:value="0.0192095512807583" calcext:value-type="float">
            <text:p>0.01920955128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9.39880153838" calcext:value-type="float">
            <text:p>319.39880153838</text:p>
          </table:table-cell>
          <table:table-cell office:value-type="float" office:value="342.43719099591" calcext:value-type="float">
            <text:p>342.43719099591</text:p>
          </table:table-cell>
          <table:table-cell office:value-type="float" office:value="365.22493596839" calcext:value-type="float">
            <text:p>365.22493596839</text:p>
          </table:table-cell>
          <table:table-cell office:value-type="float" office:value="380.07053616812" calcext:value-type="float">
            <text:p>380.07053616812</text:p>
          </table:table-cell>
          <table:table-cell office:value-type="float" office:value="384.31897614646" calcext:value-type="float">
            <text:p>384.31897614646</text:p>
          </table:table-cell>
          <table:table-cell office:value-type="float" office:value="383.28237531124" calcext:value-type="float">
            <text:p>383.28237531124</text:p>
          </table:table-cell>
          <table:table-cell office:value-type="float" office:value="380.53393103491" calcext:value-type="float">
            <text:p>380.53393103491</text:p>
          </table:table-cell>
          <table:table-cell office:value-type="float" office:value="375.1109079517" calcext:value-type="float">
            <text:p>375.1109079517</text:p>
          </table:table-cell>
          <table:table-cell office:value-type="float" office:value="368.60317091994" calcext:value-type="float">
            <text:p>368.60317091994</text:p>
          </table:table-cell>
          <table:table-cell office:value-type="float" office:value="358.56569759973" calcext:value-type="float">
            <text:p>358.56569759973</text:p>
          </table:table-cell>
          <table:table-cell office:value-type="float" office:value="346.566771185628" calcext:value-type="float">
            <text:p>346.566771185628</text:p>
          </table:table-cell>
          <table:table-cell office:value-type="float" office:value="331.555033613788" calcext:value-type="float">
            <text:p>331.555033613788</text:p>
          </table:table-cell>
          <table:table-cell office:value-type="float" office:value="314.257488764575" calcext:value-type="float">
            <text:p>314.257488764575</text:p>
          </table:table-cell>
          <table:table-cell office:value-type="float" office:value="296.611875081253" calcext:value-type="float">
            <text:p>296.611875081253</text:p>
          </table:table-cell>
          <table:table-cell office:value-type="float" office:value="279.840002105906" calcext:value-type="float">
            <text:p>279.840002105906</text:p>
          </table:table-cell>
          <table:table-cell office:value-type="float" office:value="263.200055142638" calcext:value-type="float">
            <text:p>263.200055142638</text:p>
          </table:table-cell>
          <table:table-cell office:value-type="float" office:value="251.136905167645" calcext:value-type="float">
            <text:p>251.136905167645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31.7659091256311" calcext:value-type="float">
            <text:p>31.7659091256311</text:p>
          </table:table-cell>
          <table:table-cell table:formula="of:=[.Y32]/[.$Y$43]" office:value-type="float" office:value="0.0222482942081209" calcext:value-type="float">
            <text:p>0.022248294208121</text:p>
          </table:table-cell>
          <table:table-cell/>
          <table:table-cell table:formula="of:=SUM([.Z30:.Z32];[.Z4:.Z6])" office:value-type="float" office:value="0.0638044060296878" calcext:value-type="float">
            <text:p>0.063804406029688</text:p>
          </table:table-cell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1.9548274" calcext:value-type="float">
            <text:p>121.9548274</text:p>
          </table:table-cell>
          <table:table-cell office:value-type="float" office:value="136.5238351" calcext:value-type="float">
            <text:p>136.5238351</text:p>
          </table:table-cell>
          <table:table-cell office:value-type="float" office:value="152.810976" calcext:value-type="float">
            <text:p>152.810976</text:p>
          </table:table-cell>
          <table:table-cell office:value-type="float" office:value="167.837258" calcext:value-type="float">
            <text:p>167.837258</text:p>
          </table:table-cell>
          <table:table-cell office:value-type="float" office:value="182.369066" calcext:value-type="float">
            <text:p>182.369066</text:p>
          </table:table-cell>
          <table:table-cell office:value-type="float" office:value="196.222712" calcext:value-type="float">
            <text:p>196.222712</text:p>
          </table:table-cell>
          <table:table-cell office:value-type="float" office:value="209.785207" calcext:value-type="float">
            <text:p>209.785207</text:p>
          </table:table-cell>
          <table:table-cell office:value-type="float" office:value="228.573953" calcext:value-type="float">
            <text:p>228.573953</text:p>
          </table:table-cell>
          <table:table-cell office:value-type="float" office:value="248.159852" calcext:value-type="float">
            <text:p>248.159852</text:p>
          </table:table-cell>
          <table:table-cell office:value-type="float" office:value="268.299522" calcext:value-type="float">
            <text:p>268.299522</text:p>
          </table:table-cell>
          <table:table-cell office:value-type="float" office:value="288.424034" calcext:value-type="float">
            <text:p>288.424034</text:p>
          </table:table-cell>
          <table:table-cell office:value-type="float" office:value="308.447268" calcext:value-type="float">
            <text:p>308.447268</text:p>
          </table:table-cell>
          <table:table-cell office:value-type="float" office:value="328.327524" calcext:value-type="float">
            <text:p>328.327524</text:p>
          </table:table-cell>
          <table:table-cell office:value-type="float" office:value="347.828937" calcext:value-type="float">
            <text:p>347.828937</text:p>
          </table:table-cell>
          <table:table-cell office:value-type="float" office:value="366.923228" calcext:value-type="float">
            <text:p>366.923228</text:p>
          </table:table-cell>
          <table:table-cell office:value-type="float" office:value="385.319948" calcext:value-type="float">
            <text:p>385.319948</text:p>
          </table:table-cell>
          <table:table-cell office:value-type="float" office:value="402.551818" calcext:value-type="float">
            <text:p>402.551818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22.740737622" calcext:value-type="float">
            <text:p>22.740737622</text:p>
          </table:table-cell>
          <table:table-cell table:formula="of:=[.Y33]/[.$Y$43]" office:value-type="float" office:value="0.01592721993641" calcext:value-type="float">
            <text:p>0.01592721993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4.87580165" calcext:value-type="float">
            <text:p>84.87580165</text:p>
          </table:table-cell>
          <table:table-cell office:value-type="float" office:value="97.06947794" calcext:value-type="float">
            <text:p>97.06947794</text:p>
          </table:table-cell>
          <table:table-cell office:value-type="float" office:value="109.80324124" calcext:value-type="float">
            <text:p>109.80324124</text:p>
          </table:table-cell>
          <table:table-cell office:value-type="float" office:value="120.5785235" calcext:value-type="float">
            <text:p>120.5785235</text:p>
          </table:table-cell>
          <table:table-cell office:value-type="float" office:value="129.02073462" calcext:value-type="float">
            <text:p>129.02073462</text:p>
          </table:table-cell>
          <table:table-cell office:value-type="float" office:value="136.242371" calcext:value-type="float">
            <text:p>136.242371</text:p>
          </table:table-cell>
          <table:table-cell office:value-type="float" office:value="143.45654848" calcext:value-type="float">
            <text:p>143.45654848</text:p>
          </table:table-cell>
          <table:table-cell office:value-type="float" office:value="150.46172867" calcext:value-type="float">
            <text:p>150.46172867</text:p>
          </table:table-cell>
          <table:table-cell office:value-type="float" office:value="157.38444595" calcext:value-type="float">
            <text:p>157.38444595</text:p>
          </table:table-cell>
          <table:table-cell office:value-type="float" office:value="164.01267055" calcext:value-type="float">
            <text:p>164.01267055</text:p>
          </table:table-cell>
          <table:table-cell office:value-type="float" office:value="169.98565335" calcext:value-type="float">
            <text:p>169.98565335</text:p>
          </table:table-cell>
          <table:table-cell office:value-type="float" office:value="175.51653377" calcext:value-type="float">
            <text:p>175.51653377</text:p>
          </table:table-cell>
          <table:table-cell office:value-type="float" office:value="181.16501248" calcext:value-type="float">
            <text:p>181.16501248</text:p>
          </table:table-cell>
          <table:table-cell office:value-type="float" office:value="186.7430886" calcext:value-type="float">
            <text:p>186.7430886</text:p>
          </table:table-cell>
          <table:table-cell office:value-type="float" office:value="192.44877961" calcext:value-type="float">
            <text:p>192.44877961</text:p>
          </table:table-cell>
          <table:table-cell office:value-type="float" office:value="198.20605954" calcext:value-type="float">
            <text:p>198.20605954</text:p>
          </table:table-cell>
          <table:table-cell office:value-type="float" office:value="203.92649558" calcext:value-type="float">
            <text:p>203.92649558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13.71917493735" calcext:value-type="float">
            <text:p>13.71917493735</text:p>
          </table:table-cell>
          <table:table-cell table:formula="of:=[.Y34]/[.$Y$43]" office:value-type="float" office:value="0.00960867321919524" calcext:value-type="float">
            <text:p>0.009608673219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9.65612543056" calcext:value-type="float">
            <text:p>649.65612543056</text:p>
          </table:table-cell>
          <table:table-cell office:value-type="float" office:value="731.774436633869" calcext:value-type="float">
            <text:p>731.774436633869</text:p>
          </table:table-cell>
          <table:table-cell office:value-type="float" office:value="819.59424981087" calcext:value-type="float">
            <text:p>819.59424981087</text:p>
          </table:table-cell>
          <table:table-cell office:value-type="float" office:value="902.125162488609" calcext:value-type="float">
            <text:p>902.125162488609</text:p>
          </table:table-cell>
          <table:table-cell office:value-type="float" office:value="980.8233707353" calcext:value-type="float">
            <text:p>980.8233707353</text:p>
          </table:table-cell>
          <table:table-cell office:value-type="float" office:value="1063.2018998013" calcext:value-type="float">
            <text:p>1063.2018998013</text:p>
          </table:table-cell>
          <table:table-cell office:value-type="float" office:value="1144.678396961" calcext:value-type="float">
            <text:p>1144.678396961</text:p>
          </table:table-cell>
          <table:table-cell office:value-type="float" office:value="1225.711187205" calcext:value-type="float">
            <text:p>1225.711187205</text:p>
          </table:table-cell>
          <table:table-cell office:value-type="float" office:value="1312.52961182" calcext:value-type="float">
            <text:p>1312.52961182</text:p>
          </table:table-cell>
          <table:table-cell office:value-type="float" office:value="1403.929038696" calcext:value-type="float">
            <text:p>1403.929038696</text:p>
          </table:table-cell>
          <table:table-cell office:value-type="float" office:value="1497.330521807" calcext:value-type="float">
            <text:p>1497.330521807</text:p>
          </table:table-cell>
          <table:table-cell office:value-type="float" office:value="1592.170733701" calcext:value-type="float">
            <text:p>1592.170733701</text:p>
          </table:table-cell>
          <table:table-cell office:value-type="float" office:value="1687.306987333" calcext:value-type="float">
            <text:p>1687.306987333</text:p>
          </table:table-cell>
          <table:table-cell office:value-type="float" office:value="1783.22028623" calcext:value-type="float">
            <text:p>1783.22028623</text:p>
          </table:table-cell>
          <table:table-cell office:value-type="float" office:value="1881.92031257" calcext:value-type="float">
            <text:p>1881.92031257</text:p>
          </table:table-cell>
          <table:table-cell office:value-type="float" office:value="1981.61713163" calcext:value-type="float">
            <text:p>1981.61713163</text:p>
          </table:table-cell>
          <table:table-cell office:value-type="float" office:value="2078.22753154" calcext:value-type="float">
            <text:p>2078.22753154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119.190229003417" calcext:value-type="float">
            <text:p>119.190229003417</text:p>
          </table:table-cell>
          <table:table-cell table:formula="of:=[.Y35]/[.$Y$43]" office:value-type="float" office:value="0.0834787781805269" calcext:value-type="float">
            <text:p>0.08347877818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3.5853036" calcext:value-type="float">
            <text:p>153.5853036</text:p>
          </table:table-cell>
          <table:table-cell office:value-type="float" office:value="175.83239492" calcext:value-type="float">
            <text:p>175.83239492</text:p>
          </table:table-cell>
          <table:table-cell office:value-type="float" office:value="200.55450955" calcext:value-type="float">
            <text:p>200.55450955</text:p>
          </table:table-cell>
          <table:table-cell office:value-type="float" office:value="223.7173089" calcext:value-type="float">
            <text:p>223.7173089</text:p>
          </table:table-cell>
          <table:table-cell office:value-type="float" office:value="242.47041159" calcext:value-type="float">
            <text:p>242.47041159</text:p>
          </table:table-cell>
          <table:table-cell office:value-type="float" office:value="260.20105158" calcext:value-type="float">
            <text:p>260.20105158</text:p>
          </table:table-cell>
          <table:table-cell office:value-type="float" office:value="278.48338279" calcext:value-type="float">
            <text:p>278.48338279</text:p>
          </table:table-cell>
          <table:table-cell office:value-type="float" office:value="302.43960708" calcext:value-type="float">
            <text:p>302.43960708</text:p>
          </table:table-cell>
          <table:table-cell office:value-type="float" office:value="328.52814533" calcext:value-type="float">
            <text:p>328.52814533</text:p>
          </table:table-cell>
          <table:table-cell office:value-type="float" office:value="356.89619343" calcext:value-type="float">
            <text:p>356.89619343</text:p>
          </table:table-cell>
          <table:table-cell office:value-type="float" office:value="387.4289519" calcext:value-type="float">
            <text:p>387.4289519</text:p>
          </table:table-cell>
          <table:table-cell office:value-type="float" office:value="419.34165849" calcext:value-type="float">
            <text:p>419.34165849</text:p>
          </table:table-cell>
          <table:table-cell office:value-type="float" office:value="452.69798479" calcext:value-type="float">
            <text:p>452.69798479</text:p>
          </table:table-cell>
          <table:table-cell office:value-type="float" office:value="486.92883336" calcext:value-type="float">
            <text:p>486.92883336</text:p>
          </table:table-cell>
          <table:table-cell office:value-type="float" office:value="521.83120343" calcext:value-type="float">
            <text:p>521.83120343</text:p>
          </table:table-cell>
          <table:table-cell office:value-type="float" office:value="556.50295939" calcext:value-type="float">
            <text:p>556.50295939</text:p>
          </table:table-cell>
          <table:table-cell office:value-type="float" office:value="589.71181735" calcext:value-type="float">
            <text:p>589.71181735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30.972319821" calcext:value-type="float">
            <text:p>30.972319821</text:p>
          </table:table-cell>
          <table:table-cell table:formula="of:=[.Y36]/[.$Y$43]" office:value-type="float" office:value="0.021692477963101" calcext:value-type="float">
            <text:p>0.02169247796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1805899" calcext:value-type="float">
            <text:p>150.1805899</text:p>
          </table:table-cell>
          <table:table-cell office:value-type="float" office:value="156.4213821" calcext:value-type="float">
            <text:p>156.4213821</text:p>
          </table:table-cell>
          <table:table-cell office:value-type="float" office:value="161.64393" calcext:value-type="float">
            <text:p>161.64393</text:p>
          </table:table-cell>
          <table:table-cell office:value-type="float" office:value="164.724726" calcext:value-type="float">
            <text:p>164.724726</text:p>
          </table:table-cell>
          <table:table-cell office:value-type="float" office:value="167.416083" calcext:value-type="float">
            <text:p>167.416083</text:p>
          </table:table-cell>
          <table:table-cell office:value-type="float" office:value="170.237624" calcext:value-type="float">
            <text:p>170.237624</text:p>
          </table:table-cell>
          <table:table-cell office:value-type="float" office:value="170.95406" calcext:value-type="float">
            <text:p>170.95406</text:p>
          </table:table-cell>
          <table:table-cell office:value-type="float" office:value="168.586751" calcext:value-type="float">
            <text:p>168.586751</text:p>
          </table:table-cell>
          <table:table-cell office:value-type="float" office:value="166.224758" calcext:value-type="float">
            <text:p>166.224758</text:p>
          </table:table-cell>
          <table:table-cell office:value-type="float" office:value="161.690743" calcext:value-type="float">
            <text:p>161.690743</text:p>
          </table:table-cell>
          <table:table-cell office:value-type="float" office:value="152.920425" calcext:value-type="float">
            <text:p>152.920425</text:p>
          </table:table-cell>
          <table:table-cell office:value-type="float" office:value="144.09078" calcext:value-type="float">
            <text:p>144.09078</text:p>
          </table:table-cell>
          <table:table-cell office:value-type="float" office:value="135.344308" calcext:value-type="float">
            <text:p>135.344308</text:p>
          </table:table-cell>
          <table:table-cell office:value-type="float" office:value="126.879157" calcext:value-type="float">
            <text:p>126.879157</text:p>
          </table:table-cell>
          <table:table-cell office:value-type="float" office:value="118.793085" calcext:value-type="float">
            <text:p>118.793085</text:p>
          </table:table-cell>
          <table:table-cell office:value-type="float" office:value="111.202203" calcext:value-type="float">
            <text:p>111.202203</text:p>
          </table:table-cell>
          <table:table-cell office:value-type="float" office:value="104.231015" calcext:value-type="float">
            <text:p>104.231015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13.9184716203455" calcext:value-type="float">
            <text:p>13.9184716203455</text:p>
          </table:table-cell>
          <table:table-cell table:formula="of:=[.Y37]/[.$Y$43]" office:value-type="float" office:value="0.00974825717444898" calcext:value-type="float">
            <text:p>0.009748257174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7.1493903407" calcext:value-type="float">
            <text:p>67.1493903407</text:p>
          </table:table-cell>
          <table:table-cell office:value-type="float" office:value="61.88459254133" calcext:value-type="float">
            <text:p>61.88459254133</text:p>
          </table:table-cell>
          <table:table-cell office:value-type="float" office:value="56.68742513169" calcext:value-type="float">
            <text:p>56.68742513169</text:p>
          </table:table-cell>
          <table:table-cell office:value-type="float" office:value="51.73503643611" calcext:value-type="float">
            <text:p>51.73503643611</text:p>
          </table:table-cell>
          <table:table-cell table:style-name="ce1" office:value-type="float" office:value="46.8368794379" calcext:value-type="float">
            <text:p>4.68E+01</text:p>
          </table:table-cell>
          <table:table-cell table:style-name="ce1" office:value-type="float" office:value="41.7337874423" calcext:value-type="float">
            <text:p>4.17E+01</text:p>
          </table:table-cell>
          <table:table-cell table:style-name="ce1" office:value-type="float" office:value="37.4667928988" calcext:value-type="float">
            <text:p>3.75E+01</text:p>
          </table:table-cell>
          <table:table-cell table:style-name="ce1" office:value-type="float" office:value="34.9739999926" calcext:value-type="float">
            <text:p>3.50E+01</text:p>
          </table:table-cell>
          <table:table-cell table:style-name="ce1" office:value-type="float" office:value="32.2596064916" calcext:value-type="float">
            <text:p>3.23E+01</text:p>
          </table:table-cell>
          <table:table-cell table:style-name="ce1" office:value-type="float" office:value="29.78948620661" calcext:value-type="float">
            <text:p>2.98E+01</text:p>
          </table:table-cell>
          <table:table-cell table:style-name="ce1" office:value-type="float" office:value="27.78763075584" calcext:value-type="float">
            <text:p>2.78E+01</text:p>
          </table:table-cell>
          <table:table-cell office:value-type="float" office:value="25.80462179715" calcext:value-type="float">
            <text:p>25.80462179715</text:p>
          </table:table-cell>
          <table:table-cell office:value-type="float" office:value="23.90294340153" calcext:value-type="float">
            <text:p>23.90294340153</text:p>
          </table:table-cell>
          <table:table-cell office:value-type="float" office:value="22.08035628586" calcext:value-type="float">
            <text:p>22.08035628586</text:p>
          </table:table-cell>
          <table:table-cell office:value-type="float" office:value="20.36601563583" calcext:value-type="float">
            <text:p>20.36601563583</text:p>
          </table:table-cell>
          <table:table-cell office:value-type="float" office:value="18.73246783536" calcext:value-type="float">
            <text:p>18.73246783536</text:p>
          </table:table-cell>
          <table:table-cell office:value-type="float" office:value="17.85880354637" calcext:value-type="float">
            <text:p>17.85880354637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3.7429158291546" calcext:value-type="float">
            <text:p>3.7429158291546</text:p>
          </table:table-cell>
          <table:table-cell table:formula="of:=[.Y38]/[.$Y$43]" office:value-type="float" office:value="0.00262147361292024" calcext:value-type="float">
            <text:p>0.0026214736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51.4057699373" calcext:value-type="float">
            <text:p>851.4057699373</text:p>
          </table:table-cell>
          <table:table-cell office:value-type="float" office:value="870.543707250301" calcext:value-type="float">
            <text:p>870.543707250301</text:p>
          </table:table-cell>
          <table:table-cell office:value-type="float" office:value="876.528245375851" calcext:value-type="float">
            <text:p>876.528245375851</text:p>
          </table:table-cell>
          <table:table-cell office:value-type="float" office:value="880.488663184321" calcext:value-type="float">
            <text:p>880.488663184321</text:p>
          </table:table-cell>
          <table:table-cell office:value-type="float" office:value="875.13785450868" calcext:value-type="float">
            <text:p>875.13785450868</text:p>
          </table:table-cell>
          <table:table-cell office:value-type="float" office:value="884.048980255791" calcext:value-type="float">
            <text:p>884.048980255791</text:p>
          </table:table-cell>
          <table:table-cell office:value-type="float" office:value="885.534421899102" calcext:value-type="float">
            <text:p>885.534421899102</text:p>
          </table:table-cell>
          <table:table-cell office:value-type="float" office:value="905.16863503052" calcext:value-type="float">
            <text:p>905.16863503052</text:p>
          </table:table-cell>
          <table:table-cell office:value-type="float" office:value="931.46092487143" calcext:value-type="float">
            <text:p>931.46092487143</text:p>
          </table:table-cell>
          <table:table-cell office:value-type="float" office:value="962.775923422939" calcext:value-type="float">
            <text:p>962.775923422939</text:p>
          </table:table-cell>
          <table:table-cell office:value-type="float" office:value="998.240161704762" calcext:value-type="float">
            <text:p>998.240161704762</text:p>
          </table:table-cell>
          <table:table-cell office:value-type="float" office:value="1029.88081402032" calcext:value-type="float">
            <text:p>1029.88081402032</text:p>
          </table:table-cell>
          <table:table-cell office:value-type="float" office:value="1055.31228491499" calcext:value-type="float">
            <text:p>1055.31228491499</text:p>
          </table:table-cell>
          <table:table-cell office:value-type="float" office:value="1073.98160447311" calcext:value-type="float">
            <text:p>1073.98160447311</text:p>
          </table:table-cell>
          <table:table-cell office:value-type="float" office:value="1085.60007247612" calcext:value-type="float">
            <text:p>1085.60007247612</text:p>
          </table:table-cell>
          <table:table-cell office:value-type="float" office:value="1089.46827391706" calcext:value-type="float">
            <text:p>1089.46827391706</text:p>
          </table:table-cell>
          <table:table-cell office:value-type="float" office:value="1094.37161653026" calcext:value-type="float">
            <text:p>1094.37161653026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89.9272884371824" calcext:value-type="float">
            <text:p>89.9272884371824</text:p>
          </table:table-cell>
          <table:table-cell table:formula="of:=[.Y39]/[.$Y$43]" office:value-type="float" office:value="0.0629835199293775" calcext:value-type="float">
            <text:p>0.062983519929378</text:p>
          </table:table-cell>
          <table:table-cell/>
          <table:table-cell table:formula="of:=SUM([.Z35];[.Z37:.Z39])" office:value-type="float" office:value="0.158832028897274" calcext:value-type="float">
            <text:p>0.158832028897274</text:p>
          </table:table-cell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72.8100207" calcext:value-type="float">
            <text:p>172.8100207</text:p>
          </table:table-cell>
          <table:table-cell office:value-type="float" office:value="181.901348" calcext:value-type="float">
            <text:p>181.901348</text:p>
          </table:table-cell>
          <table:table-cell office:value-type="float" office:value="192.2365452" calcext:value-type="float">
            <text:p>192.2365452</text:p>
          </table:table-cell>
          <table:table-cell office:value-type="float" office:value="201.404431" calcext:value-type="float">
            <text:p>201.404431</text:p>
          </table:table-cell>
          <table:table-cell office:value-type="float" office:value="208.8618842" calcext:value-type="float">
            <text:p>208.8618842</text:p>
          </table:table-cell>
          <table:table-cell office:value-type="float" office:value="215.4945061" calcext:value-type="float">
            <text:p>215.4945061</text:p>
          </table:table-cell>
          <table:table-cell office:value-type="float" office:value="222.5606805" calcext:value-type="float">
            <text:p>222.5606805</text:p>
          </table:table-cell>
          <table:table-cell office:value-type="float" office:value="229.8555816" calcext:value-type="float">
            <text:p>229.8555816</text:p>
          </table:table-cell>
          <table:table-cell office:value-type="float" office:value="237.2339928" calcext:value-type="float">
            <text:p>237.2339928</text:p>
          </table:table-cell>
          <table:table-cell office:value-type="float" office:value="244.4579568" calcext:value-type="float">
            <text:p>244.4579568</text:p>
          </table:table-cell>
          <table:table-cell office:value-type="float" office:value="251.1308465" calcext:value-type="float">
            <text:p>251.1308465</text:p>
          </table:table-cell>
          <table:table-cell office:value-type="float" office:value="257.524679" calcext:value-type="float">
            <text:p>257.524679</text:p>
          </table:table-cell>
          <table:table-cell office:value-type="float" office:value="263.836946" calcext:value-type="float">
            <text:p>263.836946</text:p>
          </table:table-cell>
          <table:table-cell office:value-type="float" office:value="270.073128" calcext:value-type="float">
            <text:p>270.073128</text:p>
          </table:table-cell>
          <table:table-cell office:value-type="float" office:value="276.353338" calcext:value-type="float">
            <text:p>276.353338</text:p>
          </table:table-cell>
          <table:table-cell office:value-type="float" office:value="282.476922" calcext:value-type="float">
            <text:p>282.476922</text:p>
          </table:table-cell>
          <table:table-cell office:value-type="float" office:value="289.006214" calcext:value-type="float">
            <text:p>289.006214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21.8500452015" calcext:value-type="float">
            <text:p>21.8500452015</text:p>
          </table:table-cell>
          <table:table-cell table:formula="of:=[.Y40]/[.$Y$43]" office:value-type="float" office:value="0.015303394345842" calcext:value-type="float">
            <text:p>0.015303394345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,date=2021-9-4T22:32:13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7.18105958036" calcext:value-type="float">
            <text:p>37.18105958036</text:p>
          </table:table-cell>
          <table:table-cell office:value-type="float" office:value="45.9839871108247" calcext:value-type="float">
            <text:p>45.9839871108247</text:p>
          </table:table-cell>
          <table:table-cell office:value-type="float" office:value="51.8844218016485" calcext:value-type="float">
            <text:p>51.8844218016485</text:p>
          </table:table-cell>
          <table:table-cell office:value-type="float" office:value="62.4542776005931" calcext:value-type="float">
            <text:p>62.4542776005931</text:p>
          </table:table-cell>
          <table:table-cell office:value-type="float" office:value="84.1903160003462" calcext:value-type="float">
            <text:p>84.1903160003462</text:p>
          </table:table-cell>
          <table:table-cell office:value-type="float" office:value="119.107955000257" calcext:value-type="float">
            <text:p>119.107955000257</text:p>
          </table:table-cell>
          <table:table-cell office:value-type="float" office:value="153.048529000196" calcext:value-type="float">
            <text:p>153.048529000196</text:p>
          </table:table-cell>
          <table:table-cell office:value-type="float" office:value="190.584049200158" calcext:value-type="float">
            <text:p>190.584049200158</text:p>
          </table:table-cell>
          <table:table-cell office:value-type="float" office:value="236.665440700136" calcext:value-type="float">
            <text:p>236.665440700136</text:p>
          </table:table-cell>
          <table:table-cell office:value-type="float" office:value="293.821263300122" calcext:value-type="float">
            <text:p>293.821263300122</text:p>
          </table:table-cell>
          <table:table-cell office:value-type="float" office:value="371.231853800118" calcext:value-type="float">
            <text:p>371.231853800118</text:p>
          </table:table-cell>
          <table:table-cell office:value-type="float" office:value="456.681070000115" calcext:value-type="float">
            <text:p>456.681070000115</text:p>
          </table:table-cell>
          <table:table-cell office:value-type="float" office:value="539.576268500111" calcext:value-type="float">
            <text:p>539.576268500111</text:p>
          </table:table-cell>
          <table:table-cell office:value-type="float" office:value="615.833727050106" calcext:value-type="float">
            <text:p>615.833727050106</text:p>
          </table:table-cell>
          <table:table-cell office:value-type="float" office:value="678.35013805" calcext:value-type="float">
            <text:p>678.35013805</text:p>
          </table:table-cell>
          <table:table-cell office:value-type="float" office:value="725.647836419" calcext:value-type="float">
            <text:p>725.647836419</text:p>
          </table:table-cell>
          <table:table-cell office:value-type="float" office:value="761.817512352" calcext:value-type="float">
            <text:p>761.817512352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27.2656549773305" calcext:value-type="float">
            <text:p>27.2656549773305</text:p>
          </table:table-cell>
          <table:table-cell table:formula="of:=[.Y41]/[.$Y$43]" office:value-type="float" office:value="0.0190963939144214" calcext:value-type="float">
            <text:p>0.019096393914421</text:p>
          </table:table-cell>
          <table:table-cell table:number-columns-repeated="2"/>
        </table:table-row>
        <table:table-row table:style-name="ro1"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number-columns-repeated="24"/>
          <table:table-cell table:formula="of:=SUM([.Y2:.Y41])" office:value-type="float" office:value="1427.79077031605" calcext:value-type="float">
            <text:p>1427.7907703160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SUM([.C2:.C41])/1000" office:value-type="float" office:value="6.04463607561685" calcext:value-type="float">
            <text:p>6.04463607561685</text:p>
          </table:table-cell>
          <table:table-cell table:formula="of:=SUM([.D2:.D41])/1000" office:value-type="float" office:value="8.03901516805943" calcext:value-type="float">
            <text:p>8.03901516805943</text:p>
          </table:table-cell>
          <table:table-cell table:formula="of:=SUM([.E2:.E41])/1000" office:value-type="float" office:value="9.14902039625195" calcext:value-type="float">
            <text:p>9.14902039625195</text:p>
          </table:table-cell>
          <table:table-cell table:formula="of:=SUM([.F2:.F41])/1000" office:value-type="float" office:value="9.64604999151675" calcext:value-type="float">
            <text:p>9.64604999151675</text:p>
          </table:table-cell>
          <table:table-cell table:formula="of:=SUM([.G2:.G41])/1000" office:value-type="float" office:value="10.7556298390816" calcext:value-type="float">
            <text:p>10.7556298390816</text:p>
          </table:table-cell>
          <table:table-cell table:formula="of:=SUM([.H2:.H41])/1000" office:value-type="float" office:value="11.7264541089882" calcext:value-type="float">
            <text:p>11.7264541089882</text:p>
          </table:table-cell>
          <table:table-cell table:formula="of:=SUM([.I2:.I41])/1000" office:value-type="float" office:value="12.6372313302354" calcext:value-type="float">
            <text:p>12.6372313302354</text:p>
          </table:table-cell>
          <table:table-cell table:formula="of:=SUM([.J2:.J41])/1000" office:value-type="float" office:value="13.3933648048322" calcext:value-type="float">
            <text:p>13.3933648048322</text:p>
          </table:table-cell>
          <table:table-cell table:formula="of:=SUM([.K2:.K41])/1000" office:value-type="float" office:value="14.0265864733322" calcext:value-type="float">
            <text:p>14.0265864733322</text:p>
          </table:table-cell>
          <table:table-cell table:formula="of:=SUM([.L2:.L41])/1000" office:value-type="float" office:value="14.6737847939926" calcext:value-type="float">
            <text:p>14.6737847939926</text:p>
          </table:table-cell>
          <table:table-cell table:formula="of:=SUM([.M2:.M41])/1000" office:value-type="float" office:value="15.1648344440267" calcext:value-type="float">
            <text:p>15.1648344440267</text:p>
          </table:table-cell>
          <table:table-cell table:formula="of:=SUM([.N2:.N41])/1000" office:value-type="float" office:value="15.6719728709768" calcext:value-type="float">
            <text:p>15.6719728709768</text:p>
          </table:table-cell>
          <table:table-cell table:formula="of:=SUM([.O2:.O41])/1000" office:value-type="float" office:value="16.2018689901961" calcext:value-type="float">
            <text:p>16.2018689901961</text:p>
          </table:table-cell>
          <table:table-cell table:formula="of:=SUM([.P2:.P41])/1000" office:value-type="float" office:value="16.6935301433017" calcext:value-type="float">
            <text:p>16.6935301433017</text:p>
          </table:table-cell>
          <table:table-cell table:formula="of:=SUM([.Q2:.Q41])/1000" office:value-type="float" office:value="17.2436297116861" calcext:value-type="float">
            <text:p>17.2436297116861</text:p>
          </table:table-cell>
          <table:table-cell table:formula="of:=SUM([.R2:.R41])/1000" office:value-type="float" office:value="17.7141218617386" calcext:value-type="float">
            <text:p>17.7141218617386</text:p>
          </table:table-cell>
          <table:table-cell table:formula="of:=SUM([.S2:.S41])/1000" office:value-type="float" office:value="17.8716071410338" calcext:value-type="float">
            <text:p>17.8716071410338</text:p>
          </table:table-cell>
          <table:table-cell table:formula="of:=SUM([.T2:.T41])/1000" office:value-type="float" office:value="18.0616389319838" calcext:value-type="float">
            <text:p>18.0616389319838</text:p>
          </table:table-cell>
          <table:table-cell table:formula="of:=SUM([.U2:.U41])/1000" office:value-type="float" office:value="18.1942391083046" calcext:value-type="float">
            <text:p>18.1942391083046</text:p>
          </table:table-cell>
          <table:table-cell table:formula="of:=SUM([.V2:.V41])/1000" office:value-type="float" office:value="18.3095659967696" calcext:value-type="float">
            <text:p>18.3095659967696</text:p>
          </table:table-cell>
          <table:table-cell table:formula="of:=SUM([.W2:.W41])/1000" office:value-type="float" office:value="18.423023124962" calcext:value-type="float">
            <text:p>18.423023124962</text:p>
          </table:table-cell>
          <table:table-cell/>
          <table:table-cell table:formula="of:=SUM([.E44:.W44])*5" office:value-type="float" office:value="1427.79077031605" calcext:value-type="float">
            <text:p>1427.7907703160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nerated with <text:a xlink:href="https://github.com/JGCRI/gcam-core" xlink:type="simple">https://github.com/JGCRI/gcam-core</text:a></text:p>
          </table:table-cell>
          <table:table-cell table:number-columns-repeated="24"/>
          <table:table-cell table:style-name="Default"/>
          <table:table-cell table:number-columns-repeated="2"/>
        </table:table-row>
        <calcext:conditional-formats>
          <calcext:conditional-format calcext:target-range-address="'GCAM Reference'.Z2:'GCAM Reference'.Z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GCAM RCP4.5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TOTAL</text:p>
          </table:table-cell>
          <table:table-cell table:style-name="ce4" office:value-type="string" calcext:value-type="string">
            <text:p>%/TOTAL</text:p>
          </table:table-cell>
          <table:table-cell table:style-name="ce5" office:value-type="string" calcext:value-type="string">
            <text:p>% in 2010</text:p>
          </table:table-cell>
          <table:table-cell office:value-type="string" calcext:value-type="string">
            <text:p>Group Sum</text:p>
          </table:table-cell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central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999291671" calcext:value-type="float">
            <text:p>3.2999291671</text:p>
          </table:table-cell>
          <table:table-cell office:value-type="float" office:value="8.2161363729" calcext:value-type="float">
            <text:p>8.2161363729</text:p>
          </table:table-cell>
          <table:table-cell office:value-type="float" office:value="13.4918348601" calcext:value-type="float">
            <text:p>13.4918348601</text:p>
          </table:table-cell>
          <table:table-cell office:value-type="float" office:value="18.5997629287" calcext:value-type="float">
            <text:p>18.5997629287</text:p>
          </table:table-cell>
          <table:table-cell office:value-type="float" office:value="23.180210909" calcext:value-type="float">
            <text:p>23.180210909</text:p>
          </table:table-cell>
          <table:table-cell office:value-type="float" office:value="25.5753581096" calcext:value-type="float">
            <text:p>25.5753581096</text:p>
          </table:table-cell>
          <table:table-cell office:value-type="float" office:value="26.5788280414" calcext:value-type="float">
            <text:p>26.5788280414</text:p>
          </table:table-cell>
          <table:table-cell office:value-type="float" office:value="22.6821800677" calcext:value-type="float">
            <text:p>22.6821800677</text:p>
          </table:table-cell>
          <table:table-cell office:value-type="float" office:value="17.875828025" calcext:value-type="float">
            <text:p>17.875828025</text:p>
          </table:table-cell>
          <table:table-cell office:value-type="float" office:value="14.692862337" calcext:value-type="float">
            <text:p>14.692862337</text:p>
          </table:table-cell>
          <table:table-cell office:value-type="float" office:value="13.409989812" calcext:value-type="float">
            <text:p>13.409989812</text:p>
          </table:table-cell>
          <table:table-cell office:value-type="float" office:value="13.8604956508" calcext:value-type="float">
            <text:p>13.8604956508</text:p>
          </table:table-cell>
          <table:table-cell office:value-type="float" office:value="17.187757029197" calcext:value-type="float">
            <text:p>17.187757029197</text:p>
          </table:table-cell>
          <table:table-cell office:value-type="float" office:value="24.1793565196784" calcext:value-type="float">
            <text:p>24.1793565196784</text:p>
          </table:table-cell>
          <table:table-cell office:value-type="float" office:value="14.8666541285" calcext:value-type="float">
            <text:p>14.8666541285</text:p>
          </table:table-cell>
          <table:table-cell office:value-type="float" office:value="15.71778574202" calcext:value-type="float">
            <text:p>15.71778574202</text:p>
          </table:table-cell>
          <table:table-cell office:value-type="float" office:value="18.570593204717" calcext:value-type="float">
            <text:p>18.570593204717</text:p>
          </table:table-cell>
          <table:table-cell office:value-type="string" calcext:value-type="string">
            <text:p>MTC</text:p>
          </table:table-cell>
          <table:table-cell table:formula="of:=SUM([.E2:.W2])/1000*5" office:value-type="float" office:value="1.45992781452706" calcext:value-type="float">
            <text:p>1.45992781452706</text:p>
          </table:table-cell>
          <table:table-cell table:style-name="ce4" table:formula="of:=[.Y2]/[.$Y$49]" office:value-type="float" office:value="0.00172640783554585" calcext:value-type="float">
            <text:p>0.00</text:p>
          </table:table-cell>
          <table:table-cell table:style-name="ce5" table:formula="of:=[.E2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H2 forecourt produ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478642" calcext:value-type="float">
            <text:p>1.92478642</text:p>
          </table:table-cell>
          <table:table-cell office:value-type="float" office:value="4.60578272" calcext:value-type="float">
            <text:p>4.60578272</text:p>
          </table:table-cell>
          <table:table-cell office:value-type="float" office:value="8.34828036" calcext:value-type="float">
            <text:p>8.34828036</text:p>
          </table:table-cell>
          <table:table-cell office:value-type="float" office:value="12.8427774" calcext:value-type="float">
            <text:p>12.8427774</text:p>
          </table:table-cell>
          <table:table-cell office:value-type="float" office:value="18.119827" calcext:value-type="float">
            <text:p>18.119827</text:p>
          </table:table-cell>
          <table:table-cell office:value-type="float" office:value="24.1022409" calcext:value-type="float">
            <text:p>24.1022409</text:p>
          </table:table-cell>
          <table:table-cell office:value-type="float" office:value="30.7295386" calcext:value-type="float">
            <text:p>30.7295386</text:p>
          </table:table-cell>
          <table:table-cell office:value-type="float" office:value="34.4419401" calcext:value-type="float">
            <text:p>34.4419401</text:p>
          </table:table-cell>
          <table:table-cell office:value-type="float" office:value="38.2377941" calcext:value-type="float">
            <text:p>38.2377941</text:p>
          </table:table-cell>
          <table:table-cell office:value-type="float" office:value="41.0816966" calcext:value-type="float">
            <text:p>41.0816966</text:p>
          </table:table-cell>
          <table:table-cell office:value-type="float" office:value="42.0123825" calcext:value-type="float">
            <text:p>42.0123825</text:p>
          </table:table-cell>
          <table:table-cell office:value-type="float" office:value="41.5930125" calcext:value-type="float">
            <text:p>41.5930125</text:p>
          </table:table-cell>
          <table:table-cell office:value-type="float" office:value="39.7747164" calcext:value-type="float">
            <text:p>39.7747164</text:p>
          </table:table-cell>
          <table:table-cell office:value-type="float" office:value="37.0417153" calcext:value-type="float">
            <text:p>37.0417153</text:p>
          </table:table-cell>
          <table:table-cell office:value-type="float" office:value="51.8912921" calcext:value-type="float">
            <text:p>51.8912921</text:p>
          </table:table-cell>
          <table:table-cell office:value-type="float" office:value="47.908571" calcext:value-type="float">
            <text:p>47.908571</text:p>
          </table:table-cell>
          <table:table-cell office:value-type="float" office:value="43.6785281" calcext:value-type="float">
            <text:p>43.6785281</text:p>
          </table:table-cell>
          <table:table-cell office:value-type="string" calcext:value-type="string">
            <text:p>MTC</text:p>
          </table:table-cell>
          <table:table-cell table:formula="of:=SUM([.E3:.W3])/1000*5" office:value-type="float" office:value="2.5916744105" calcext:value-type="float">
            <text:p>2.5916744105</text:p>
          </table:table-cell>
          <table:table-cell table:style-name="ce4" table:formula="of:=[.Y3]/[.$Y$49]" office:value-type="float" office:value="0.00306473167025747" calcext:value-type="float">
            <text:p>0.00</text:p>
          </table:table-cell>
          <table:table-cell table:style-name="ce5" table:formula="of:=[.E3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N fertilizer</text:p>
          </table:table-cell>
          <table:table-cell office:value-type="float" office:value="64.79198002" calcext:value-type="float">
            <text:p>64.79198002</text:p>
          </table:table-cell>
          <table:table-cell office:value-type="float" office:value="59.845295004" calcext:value-type="float">
            <text:p>59.845295004</text:p>
          </table:table-cell>
          <table:table-cell office:value-type="float" office:value="67.1184064" calcext:value-type="float">
            <text:p>67.1184064</text:p>
          </table:table-cell>
          <table:table-cell office:value-type="float" office:value="72.6787289" calcext:value-type="float">
            <text:p>72.6787289</text:p>
          </table:table-cell>
          <table:table-cell office:value-type="float" office:value="71.8888549991" calcext:value-type="float">
            <text:p>71.8888549991</text:p>
          </table:table-cell>
          <table:table-cell office:value-type="float" office:value="71.2365681016" calcext:value-type="float">
            <text:p>71.2365681016</text:p>
          </table:table-cell>
          <table:table-cell office:value-type="float" office:value="68.7819983806" calcext:value-type="float">
            <text:p>68.7819983806</text:p>
          </table:table-cell>
          <table:table-cell office:value-type="float" office:value="64.7397924644" calcext:value-type="float">
            <text:p>64.7397924644</text:p>
          </table:table-cell>
          <table:table-cell office:value-type="float" office:value="58.9435699231" calcext:value-type="float">
            <text:p>58.9435699231</text:p>
          </table:table-cell>
          <table:table-cell office:value-type="float" office:value="53.8941153385" calcext:value-type="float">
            <text:p>53.8941153385</text:p>
          </table:table-cell>
          <table:table-cell office:value-type="float" office:value="49.8452803055" calcext:value-type="float">
            <text:p>49.8452803055</text:p>
          </table:table-cell>
          <table:table-cell office:value-type="float" office:value="43.7943061342" calcext:value-type="float">
            <text:p>43.7943061342</text:p>
          </table:table-cell>
          <table:table-cell office:value-type="float" office:value="41.25755464063" calcext:value-type="float">
            <text:p>41.25755464063</text:p>
          </table:table-cell>
          <table:table-cell office:value-type="float" office:value="38.77556441259" calcext:value-type="float">
            <text:p>38.77556441259</text:p>
          </table:table-cell>
          <table:table-cell office:value-type="float" office:value="35.80901253444" calcext:value-type="float">
            <text:p>35.80901253444</text:p>
          </table:table-cell>
          <table:table-cell office:value-type="float" office:value="32.71440024635" calcext:value-type="float">
            <text:p>32.71440024635</text:p>
          </table:table-cell>
          <table:table-cell office:value-type="float" office:value="29.47044117749" calcext:value-type="float">
            <text:p>29.47044117749</text:p>
          </table:table-cell>
          <table:table-cell office:value-type="float" office:value="25.98798533451" calcext:value-type="float">
            <text:p>25.98798533451</text:p>
          </table:table-cell>
          <table:table-cell office:value-type="float" office:value="23.9079106675" calcext:value-type="float">
            <text:p>23.9079106675</text:p>
          </table:table-cell>
          <table:table-cell office:value-type="float" office:value="21.9373594301" calcext:value-type="float">
            <text:p>21.9373594301</text:p>
          </table:table-cell>
          <table:table-cell office:value-type="float" office:value="20.2544708552" calcext:value-type="float">
            <text:p>20.2544708552</text:p>
          </table:table-cell>
          <table:table-cell office:value-type="string" calcext:value-type="string">
            <text:p>MTC</text:p>
          </table:table-cell>
          <table:table-cell table:formula="of:=SUM([.E4:.W4])/1000*5" office:value-type="float" office:value="4.46518160122905" calcext:value-type="float">
            <text:p>4.46518160122905</text:p>
          </table:table-cell>
          <table:table-cell table:style-name="ce4" table:formula="of:=[.Y4]/[.$Y$49]" office:value-type="float" office:value="0.00528020935473045" calcext:value-type="float">
            <text:p>0.01</text:p>
          </table:table-cell>
          <table:table-cell table:style-name="ce5" table:formula="of:=[.E4]/1000/[.$E$50]" office:value-type="float" office:value="0.00733613037167303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backup_electricit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01852693938" calcext:value-type="float">
            <text:p>1.85E-06</text:p>
          </table:table-cell>
          <table:table-cell table:style-name="ce1" office:value-type="float" office:value="0.00000650901183" calcext:value-type="float">
            <text:p>6.51E-06</text:p>
          </table:table-cell>
          <table:table-cell table:style-name="ce1" office:value-type="float" office:value="0.000013816349032" calcext:value-type="float">
            <text:p>1.38E-05</text:p>
          </table:table-cell>
          <table:table-cell table:style-name="ce1" office:value-type="float" office:value="0.000044731739814" calcext:value-type="float">
            <text:p>4.47E-05</text:p>
          </table:table-cell>
          <table:table-cell table:style-name="ce1" office:value-type="float" office:value="0.000506649365777" calcext:value-type="float">
            <text:p>5.07E-04</text:p>
          </table:table-cell>
          <table:table-cell office:value-type="float" office:value="0.006263172647617" calcext:value-type="float">
            <text:p>0.006263172647617</text:p>
          </table:table-cell>
          <table:table-cell office:value-type="float" office:value="0.021705571256846" calcext:value-type="float">
            <text:p>0.021705571256846</text:p>
          </table:table-cell>
          <table:table-cell office:value-type="float" office:value="0.042139833862876" calcext:value-type="float">
            <text:p>0.042139833862876</text:p>
          </table:table-cell>
          <table:table-cell office:value-type="float" office:value="0.07195611484382" calcext:value-type="float">
            <text:p>0.07195611484382</text:p>
          </table:table-cell>
          <table:table-cell office:value-type="float" office:value="0.12483458968141" calcext:value-type="float">
            <text:p>0.12483458968141</text:p>
          </table:table-cell>
          <table:table-cell office:value-type="float" office:value="0.23510935671455" calcext:value-type="float">
            <text:p>0.23510935671455</text:p>
          </table:table-cell>
          <table:table-cell office:value-type="float" office:value="0.4049885630758" calcext:value-type="float">
            <text:p>0.4049885630758</text:p>
          </table:table-cell>
          <table:table-cell office:value-type="float" office:value="0.6598199064937" calcext:value-type="float">
            <text:p>0.6598199064937</text:p>
          </table:table-cell>
          <table:table-cell office:value-type="float" office:value="1.4076140858401" calcext:value-type="float">
            <text:p>1.4076140858401</text:p>
          </table:table-cell>
          <table:table-cell office:value-type="float" office:value="2.687384947715" calcext:value-type="float">
            <text:p>2.687384947715</text:p>
          </table:table-cell>
          <table:table-cell office:value-type="float" office:value="2.1733548451262" calcext:value-type="float">
            <text:p>2.1733548451262</text:p>
          </table:table-cell>
          <table:table-cell office:value-type="float" office:value="2.718476396779" calcext:value-type="float">
            <text:p>2.718476396779</text:p>
          </table:table-cell>
          <table:table-cell office:value-type="float" office:value="3.0317786365838" calcext:value-type="float">
            <text:p>3.0317786365838</text:p>
          </table:table-cell>
          <table:table-cell office:value-type="string" calcext:value-type="string">
            <text:p>MTC</text:p>
          </table:table-cell>
          <table:table-cell table:formula="of:=SUM([.E5:.W5])/1000*5" office:value-type="float" office:value="0.0679299978989055" calcext:value-type="float">
            <text:p>0.067929997898906</text:p>
          </table:table-cell>
          <table:table-cell table:style-name="ce4" table:formula="of:=[.Y5]/[.$Y$49]" office:value-type="float" office:value="0.0000803292323595287" calcext:value-type="float">
            <text:p>0.00</text:p>
          </table:table-cell>
          <table:table-cell table:style-name="ce5" table:formula="of:=[.E5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ement</text:p>
          </table:table-cell>
          <table:table-cell office:value-type="float" office:value="157.28401" calcext:value-type="float">
            <text:p>157.28401</text:p>
          </table:table-cell>
          <table:table-cell office:value-type="float" office:value="320.153" calcext:value-type="float">
            <text:p>320.153</text:p>
          </table:table-cell>
          <table:table-cell table:number-columns-repeated="2" office:value-type="float" office:value="412.825" calcext:value-type="float">
            <text:p>412.825</text:p>
          </table:table-cell>
          <table:table-cell office:value-type="float" office:value="380.33873397" calcext:value-type="float">
            <text:p>380.33873397</text:p>
          </table:table-cell>
          <table:table-cell office:value-type="float" office:value="346.64653837" calcext:value-type="float">
            <text:p>346.64653837</text:p>
          </table:table-cell>
          <table:table-cell office:value-type="float" office:value="343.13078724" calcext:value-type="float">
            <text:p>343.13078724</text:p>
          </table:table-cell>
          <table:table-cell office:value-type="float" office:value="335.7882825" calcext:value-type="float">
            <text:p>335.7882825</text:p>
          </table:table-cell>
          <table:table-cell office:value-type="float" office:value="322.8625661" calcext:value-type="float">
            <text:p>322.8625661</text:p>
          </table:table-cell>
          <table:table-cell office:value-type="float" office:value="303.38398506" calcext:value-type="float">
            <text:p>303.38398506</text:p>
          </table:table-cell>
          <table:table-cell office:value-type="float" office:value="275.19084275" calcext:value-type="float">
            <text:p>275.19084275</text:p>
          </table:table-cell>
          <table:table-cell office:value-type="float" office:value="241.35121392" calcext:value-type="float">
            <text:p>241.35121392</text:p>
          </table:table-cell>
          <table:table-cell office:value-type="float" office:value="203.3030203" calcext:value-type="float">
            <text:p>203.3030203</text:p>
          </table:table-cell>
          <table:table-cell office:value-type="float" office:value="164.8806533" calcext:value-type="float">
            <text:p>164.8806533</text:p>
          </table:table-cell>
          <table:table-cell office:value-type="float" office:value="129.520418" calcext:value-type="float">
            <text:p>129.520418</text:p>
          </table:table-cell>
          <table:table-cell office:value-type="float" office:value="99.6691066" calcext:value-type="float">
            <text:p>99.6691066</text:p>
          </table:table-cell>
          <table:table-cell office:value-type="float" office:value="75.3233241" calcext:value-type="float">
            <text:p>75.3233241</text:p>
          </table:table-cell>
          <table:table-cell office:value-type="float" office:value="56.858932" calcext:value-type="float">
            <text:p>56.858932</text:p>
          </table:table-cell>
          <table:table-cell office:value-type="float" office:value="102.7757455" calcext:value-type="float">
            <text:p>102.7757455</text:p>
          </table:table-cell>
          <table:table-cell office:value-type="float" office:value="80.0802205" calcext:value-type="float">
            <text:p>80.0802205</text:p>
          </table:table-cell>
          <table:table-cell office:value-type="float" office:value="63.7152221" calcext:value-type="float">
            <text:p>63.7152221</text:p>
          </table:table-cell>
          <table:table-cell office:value-type="string" calcext:value-type="string">
            <text:p>MTC</text:p>
          </table:table-cell>
          <table:table-cell table:formula="of:=SUM([.E6:.W6])/1000*5" office:value-type="float" office:value="21.75234796155" calcext:value-type="float">
            <text:p>21.75234796155</text:p>
          </table:table-cell>
          <table:table-cell table:style-name="ce4" table:formula="of:=[.Y6]/[.$Y$49]" office:value-type="float" office:value="0.0257227950510039" calcext:value-type="float">
            <text:p>0.03</text:p>
          </table:table-cell>
          <table:table-cell table:style-name="ce5" table:formula="of:=[.E6]/1000/[.$E$50]" office:value-type="float" office:value="0.0451223171574872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cooling</text:p>
          </table:table-cell>
          <table:table-cell office:value-type="float" office:value="0.892691855" calcext:value-type="float">
            <text:p>0.892691855</text:p>
          </table:table-cell>
          <table:table-cell office:value-type="float" office:value="2.02463151" calcext:value-type="float">
            <text:p>2.02463151</text:p>
          </table:table-cell>
          <table:table-cell office:value-type="float" office:value="3.14266192" calcext:value-type="float">
            <text:p>3.14266192</text:p>
          </table:table-cell>
          <table:table-cell office:value-type="float" office:value="4.30956264" calcext:value-type="float">
            <text:p>4.30956264</text:p>
          </table:table-cell>
          <table:table-cell office:value-type="float" office:value="3.9442984126" calcext:value-type="float">
            <text:p>3.9442984126</text:p>
          </table:table-cell>
          <table:table-cell office:value-type="float" office:value="3.6194322141" calcext:value-type="float">
            <text:p>3.6194322141</text:p>
          </table:table-cell>
          <table:table-cell office:value-type="float" office:value="3.17273649516" calcext:value-type="float">
            <text:p>3.17273649516</text:p>
          </table:table-cell>
          <table:table-cell office:value-type="float" office:value="2.76592360401" calcext:value-type="float">
            <text:p>2.76592360401</text:p>
          </table:table-cell>
          <table:table-cell office:value-type="float" office:value="2.40834596533" calcext:value-type="float">
            <text:p>2.40834596533</text:p>
          </table:table-cell>
          <table:table-cell office:value-type="float" office:value="2.09891460106" calcext:value-type="float">
            <text:p>2.09891460106</text:p>
          </table:table-cell>
          <table:table-cell office:value-type="float" office:value="1.81065284999" calcext:value-type="float">
            <text:p>1.81065284999</text:p>
          </table:table-cell>
          <table:table-cell office:value-type="float" office:value="1.54945860203" calcext:value-type="float">
            <text:p>1.54945860203</text:p>
          </table:table-cell>
          <table:table-cell office:value-type="float" office:value="1.3039582955" calcext:value-type="float">
            <text:p>1.3039582955</text:p>
          </table:table-cell>
          <table:table-cell office:value-type="float" office:value="1.06419152767" calcext:value-type="float">
            <text:p>1.06419152767</text:p>
          </table:table-cell>
          <table:table-cell office:value-type="float" office:value="0.84290052481" calcext:value-type="float">
            <text:p>0.84290052481</text:p>
          </table:table-cell>
          <table:table-cell office:value-type="float" office:value="0.64395964329" calcext:value-type="float">
            <text:p>0.64395964329</text:p>
          </table:table-cell>
          <table:table-cell office:value-type="float" office:value="0.47811688681" calcext:value-type="float">
            <text:p>0.47811688681</text:p>
          </table:table-cell>
          <table:table-cell office:value-type="float" office:value="0.34304795642" calcext:value-type="float">
            <text:p>0.34304795642</text:p>
          </table:table-cell>
          <table:table-cell office:value-type="float" office:value="0.385719119829" calcext:value-type="float">
            <text:p>0.385719119829</text:p>
          </table:table-cell>
          <table:table-cell office:value-type="float" office:value="0.296727132402" calcext:value-type="float">
            <text:p>0.296727132402</text:p>
          </table:table-cell>
          <table:table-cell office:value-type="float" office:value="0.232107906411" calcext:value-type="float">
            <text:p>0.232107906411</text:p>
          </table:table-cell>
          <table:table-cell office:value-type="string" calcext:value-type="string">
            <text:p>MTC</text:p>
          </table:table-cell>
          <table:table-cell table:formula="of:=SUM([.E7:.W7])/1000*5" office:value-type="float" office:value="0.17206358148711" calcext:value-type="float">
            <text:p>0.17206358148711</text:p>
          </table:table-cell>
          <table:table-cell table:style-name="ce4" table:formula="of:=[.Y7]/[.$Y$49]" office:value-type="float" office:value="0.00020347027595173" calcext:value-type="float">
            <text:p>0.00</text:p>
          </table:table-cell>
          <table:table-cell table:style-name="ce5" table:formula="of:=[.E7]/1000/[.$E$50]" office:value-type="float" office:value="0.000343497094102822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heating</text:p>
          </table:table-cell>
          <table:table-cell office:value-type="float" office:value="139.10885240907" calcext:value-type="float">
            <text:p>139.10885240907</text:p>
          </table:table-cell>
          <table:table-cell office:value-type="float" office:value="123.02026591324" calcext:value-type="float">
            <text:p>123.02026591324</text:p>
          </table:table-cell>
          <table:table-cell office:value-type="float" office:value="127.59028170633" calcext:value-type="float">
            <text:p>127.59028170633</text:p>
          </table:table-cell>
          <table:table-cell office:value-type="float" office:value="133.77616929384" calcext:value-type="float">
            <text:p>133.77616929384</text:p>
          </table:table-cell>
          <table:table-cell office:value-type="float" office:value="143.06046120547" calcext:value-type="float">
            <text:p>143.06046120547</text:p>
          </table:table-cell>
          <table:table-cell office:value-type="float" office:value="139.06648878982" calcext:value-type="float">
            <text:p>139.06648878982</text:p>
          </table:table-cell>
          <table:table-cell office:value-type="float" office:value="144.64886122147" calcext:value-type="float">
            <text:p>144.64886122147</text:p>
          </table:table-cell>
          <table:table-cell office:value-type="float" office:value="146.49851268489" calcext:value-type="float">
            <text:p>146.49851268489</text:p>
          </table:table-cell>
          <table:table-cell office:value-type="float" office:value="145.63745571508" calcext:value-type="float">
            <text:p>145.63745571508</text:p>
          </table:table-cell>
          <table:table-cell office:value-type="float" office:value="142.54445039964" calcext:value-type="float">
            <text:p>142.54445039964</text:p>
          </table:table-cell>
          <table:table-cell office:value-type="float" office:value="137.83044787884" calcext:value-type="float">
            <text:p>137.83044787884</text:p>
          </table:table-cell>
          <table:table-cell office:value-type="float" office:value="132.63875056944" calcext:value-type="float">
            <text:p>132.63875056944</text:p>
          </table:table-cell>
          <table:table-cell office:value-type="float" office:value="127.034903751018" calcext:value-type="float">
            <text:p>127.034903751018</text:p>
          </table:table-cell>
          <table:table-cell office:value-type="float" office:value="120.265734220424" calcext:value-type="float">
            <text:p>120.265734220424</text:p>
          </table:table-cell>
          <table:table-cell office:value-type="float" office:value="112.559401414153" calcext:value-type="float">
            <text:p>112.559401414153</text:p>
          </table:table-cell>
          <table:table-cell office:value-type="float" office:value="103.665643853762" calcext:value-type="float">
            <text:p>103.665643853762</text:p>
          </table:table-cell>
          <table:table-cell office:value-type="float" office:value="93.951176651871" calcext:value-type="float">
            <text:p>93.951176651871</text:p>
          </table:table-cell>
          <table:table-cell office:value-type="float" office:value="83.3787871128149" calcext:value-type="float">
            <text:p>83.3787871128149</text:p>
          </table:table-cell>
          <table:table-cell office:value-type="float" office:value="92.485535248862" calcext:value-type="float">
            <text:p>92.485535248862</text:p>
          </table:table-cell>
          <table:table-cell office:value-type="float" office:value="85.094898380325" calcext:value-type="float">
            <text:p>85.094898380325</text:p>
          </table:table-cell>
          <table:table-cell office:value-type="float" office:value="78.831269430866" calcext:value-type="float">
            <text:p>78.831269430866</text:p>
          </table:table-cell>
          <table:table-cell office:value-type="string" calcext:value-type="string">
            <text:p>MTC</text:p>
          </table:table-cell>
          <table:table-cell table:formula="of:=SUM([.E8:.W8])/1000*5" office:value-type="float" office:value="11.4527961476446" calcext:value-type="float">
            <text:p>11.4527961476446</text:p>
          </table:table-cell>
          <table:table-cell table:style-name="ce4" table:formula="of:=[.Y8]/[.$Y$49]" office:value-type="float" office:value="0.0135432702983387" calcext:value-type="float">
            <text:p>0.01</text:p>
          </table:table-cell>
          <table:table-cell table:style-name="ce5" table:formula="of:=[.E8]/1000/[.$E$50]" office:value-type="float" office:value="0.0139457861257583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omm others</text:p>
          </table:table-cell>
          <table:table-cell office:value-type="float" office:value="190.848707399" calcext:value-type="float">
            <text:p>190.848707399</text:p>
          </table:table-cell>
          <table:table-cell office:value-type="float" office:value="155.08768511" calcext:value-type="float">
            <text:p>155.08768511</text:p>
          </table:table-cell>
          <table:table-cell office:value-type="float" office:value="165.291529381" calcext:value-type="float">
            <text:p>165.291529381</text:p>
          </table:table-cell>
          <table:table-cell office:value-type="float" office:value="167.67721466" calcext:value-type="float">
            <text:p>167.67721466</text:p>
          </table:table-cell>
          <table:table-cell office:value-type="float" office:value="171.4193779705" calcext:value-type="float">
            <text:p>171.4193779705</text:p>
          </table:table-cell>
          <table:table-cell office:value-type="float" office:value="183.5343263822" calcext:value-type="float">
            <text:p>183.5343263822</text:p>
          </table:table-cell>
          <table:table-cell office:value-type="float" office:value="193.9736610496" calcext:value-type="float">
            <text:p>193.9736610496</text:p>
          </table:table-cell>
          <table:table-cell office:value-type="float" office:value="198.781982757" calcext:value-type="float">
            <text:p>198.781982757</text:p>
          </table:table-cell>
          <table:table-cell office:value-type="float" office:value="196.7762705979" calcext:value-type="float">
            <text:p>196.7762705979</text:p>
          </table:table-cell>
          <table:table-cell office:value-type="float" office:value="190.07290637902" calcext:value-type="float">
            <text:p>190.07290637902</text:p>
          </table:table-cell>
          <table:table-cell office:value-type="float" office:value="180.22317110192" calcext:value-type="float">
            <text:p>180.22317110192</text:p>
          </table:table-cell>
          <table:table-cell office:value-type="float" office:value="168.89417770677" calcext:value-type="float">
            <text:p>168.89417770677</text:p>
          </table:table-cell>
          <table:table-cell office:value-type="float" office:value="156.98609578795" calcext:value-type="float">
            <text:p>156.98609578795</text:p>
          </table:table-cell>
          <table:table-cell office:value-type="float" office:value="142.24871411627" calcext:value-type="float">
            <text:p>142.24871411627</text:p>
          </table:table-cell>
          <table:table-cell office:value-type="float" office:value="125.48428924949" calcext:value-type="float">
            <text:p>125.48428924949</text:p>
          </table:table-cell>
          <table:table-cell office:value-type="float" office:value="105.941304903004" calcext:value-type="float">
            <text:p>105.941304903004</text:p>
          </table:table-cell>
          <table:table-cell office:value-type="float" office:value="85.429242037579" calcext:value-type="float">
            <text:p>85.429242037579</text:p>
          </table:table-cell>
          <table:table-cell office:value-type="float" office:value="64.911003918377" calcext:value-type="float">
            <text:p>64.911003918377</text:p>
          </table:table-cell>
          <table:table-cell office:value-type="float" office:value="83.74651956702" calcext:value-type="float">
            <text:p>83.74651956702</text:p>
          </table:table-cell>
          <table:table-cell office:value-type="float" office:value="70.933069744127" calcext:value-type="float">
            <text:p>70.933069744127</text:p>
          </table:table-cell>
          <table:table-cell office:value-type="float" office:value="59.879405356326" calcext:value-type="float">
            <text:p>59.879405356326</text:p>
          </table:table-cell>
          <table:table-cell office:value-type="string" calcext:value-type="string">
            <text:p>MTC</text:p>
          </table:table-cell>
          <table:table-cell table:formula="of:=SUM([.E9:.W9])/1000*5" office:value-type="float" office:value="13.5610213133303" calcext:value-type="float">
            <text:p>13.5610213133303</text:p>
          </table:table-cell>
          <table:table-cell table:style-name="ce4" table:formula="of:=[.Y9]/[.$Y$49]" office:value-type="float" office:value="0.0160363089327959" calcext:value-type="float">
            <text:p>0.02</text:p>
          </table:table-cell>
          <table:table-cell table:style-name="ce5" table:formula="of:=[.E9]/1000/[.$E$50]" office:value-type="float" office:value="0.0180665822374507" calcext:value-type="float">
            <text:p>0.02</text:p>
          </table:table-cell>
          <table:table-cell table:formula="of:=SUM([.Z7:.Z9])" office:value-type="float" office:value="0.0297830495070864" calcext:value-type="float">
            <text:p>0.029783049507086</text:p>
          </table:table-cell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csp_backup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.00000000375202" calcext:value-type="float">
            <text:p>3.75E-09</text:p>
          </table:table-cell>
          <table:table-cell table:style-name="ce1" office:value-type="float" office:value="0.000000234103232" calcext:value-type="float">
            <text:p>2.34E-07</text:p>
          </table:table-cell>
          <table:table-cell table:style-name="ce1" office:value-type="float" office:value="0.000007584522041" calcext:value-type="float">
            <text:p>7.58E-06</text:p>
          </table:table-cell>
          <table:table-cell table:style-name="ce1" office:value-type="float" office:value="0.000125014291456" calcext:value-type="float">
            <text:p>1.25E-04</text:p>
          </table:table-cell>
          <table:table-cell table:style-name="ce1" office:value-type="float" office:value="0.00060050841514" calcext:value-type="float">
            <text:p>6.01E-04</text:p>
          </table:table-cell>
          <table:table-cell office:value-type="float" office:value="0.001582187512574" calcext:value-type="float">
            <text:p>0.001582187512574</text:p>
          </table:table-cell>
          <table:table-cell office:value-type="float" office:value="0.003310193775704" calcext:value-type="float">
            <text:p>0.003310193775704</text:p>
          </table:table-cell>
          <table:table-cell office:value-type="float" office:value="0.012608432942309" calcext:value-type="float">
            <text:p>0.012608432942309</text:p>
          </table:table-cell>
          <table:table-cell office:value-type="float" office:value="0.03372983088536" calcext:value-type="float">
            <text:p>0.03372983088536</text:p>
          </table:table-cell>
          <table:table-cell office:value-type="float" office:value="0.058787356712755" calcext:value-type="float">
            <text:p>0.058787356712755</text:p>
          </table:table-cell>
          <table:table-cell office:value-type="float" office:value="0.043425037991166" calcext:value-type="float">
            <text:p>0.043425037991166</text:p>
          </table:table-cell>
          <table:table-cell office:value-type="float" office:value="0.049128763704435" calcext:value-type="float">
            <text:p>0.049128763704435</text:p>
          </table:table-cell>
          <table:table-cell office:value-type="float" office:value="0.050058994685142" calcext:value-type="float">
            <text:p>0.050058994685142</text:p>
          </table:table-cell>
          <table:table-cell office:value-type="string" calcext:value-type="string">
            <text:p>MTC</text:p>
          </table:table-cell>
          <table:table-cell table:formula="of:=SUM([.E10:.W10])/1000*5" office:value-type="float" office:value="0.00126682071646667" calcext:value-type="float">
            <text:p>0.001266820716467</text:p>
          </table:table-cell>
          <table:table-cell table:style-name="ce4" table:formula="of:=[.Y10]/[.$Y$49]" office:value-type="float" office:value="0.00000149805297863192" calcext:value-type="float">
            <text:p>0.00</text:p>
          </table:table-cell>
          <table:table-cell table:style-name="ce5" table:formula="of:=[.E10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district heat</text:p>
          </table:table-cell>
          <table:table-cell office:value-type="float" office:value="178.0050955" calcext:value-type="float">
            <text:p>178.0050955</text:p>
          </table:table-cell>
          <table:table-cell office:value-type="float" office:value="91.354998" calcext:value-type="float">
            <text:p>91.354998</text:p>
          </table:table-cell>
          <table:table-cell office:value-type="float" office:value="91.9826741" calcext:value-type="float">
            <text:p>91.9826741</text:p>
          </table:table-cell>
          <table:table-cell office:value-type="float" office:value="72.5554315" calcext:value-type="float">
            <text:p>72.5554315</text:p>
          </table:table-cell>
          <table:table-cell office:value-type="float" office:value="260.840371" calcext:value-type="float">
            <text:p>260.840371</text:p>
          </table:table-cell>
          <table:table-cell office:value-type="float" office:value="264.0651547" calcext:value-type="float">
            <text:p>264.0651547</text:p>
          </table:table-cell>
          <table:table-cell office:value-type="float" office:value="268.9236388" calcext:value-type="float">
            <text:p>268.9236388</text:p>
          </table:table-cell>
          <table:table-cell office:value-type="float" office:value="268.0045872" calcext:value-type="float">
            <text:p>268.0045872</text:p>
          </table:table-cell>
          <table:table-cell office:value-type="float" office:value="263.6300716" calcext:value-type="float">
            <text:p>263.6300716</text:p>
          </table:table-cell>
          <table:table-cell office:value-type="float" office:value="253.1040965" calcext:value-type="float">
            <text:p>253.1040965</text:p>
          </table:table-cell>
          <table:table-cell office:value-type="float" office:value="236.6729914" calcext:value-type="float">
            <text:p>236.6729914</text:p>
          </table:table-cell>
          <table:table-cell office:value-type="float" office:value="216.572682" calcext:value-type="float">
            <text:p>216.572682</text:p>
          </table:table-cell>
          <table:table-cell office:value-type="float" office:value="195.467723" calcext:value-type="float">
            <text:p>195.467723</text:p>
          </table:table-cell>
          <table:table-cell office:value-type="float" office:value="174.471842" calcext:value-type="float">
            <text:p>174.471842</text:p>
          </table:table-cell>
          <table:table-cell office:value-type="float" office:value="154.096271" calcext:value-type="float">
            <text:p>154.096271</text:p>
          </table:table-cell>
          <table:table-cell office:value-type="float" office:value="131.812497" calcext:value-type="float">
            <text:p>131.812497</text:p>
          </table:table-cell>
          <table:table-cell office:value-type="float" office:value="107.224662" calcext:value-type="float">
            <text:p>107.224662</text:p>
          </table:table-cell>
          <table:table-cell office:value-type="float" office:value="81.1859803" calcext:value-type="float">
            <text:p>81.1859803</text:p>
          </table:table-cell>
          <table:table-cell office:value-type="float" office:value="92.4136935" calcext:value-type="float">
            <text:p>92.4136935</text:p>
          </table:table-cell>
          <table:table-cell office:value-type="float" office:value="79.7253596" calcext:value-type="float">
            <text:p>79.7253596</text:p>
          </table:table-cell>
          <table:table-cell office:value-type="float" office:value="67.8148042" calcext:value-type="float">
            <text:p>67.8148042</text:p>
          </table:table-cell>
          <table:table-cell office:value-type="string" calcext:value-type="string">
            <text:p>MTC</text:p>
          </table:table-cell>
          <table:table-cell table:formula="of:=SUM([.E11:.W11])/1000*5" office:value-type="float" office:value="16.402822657" calcext:value-type="float">
            <text:p>16.402822657</text:p>
          </table:table-cell>
          <table:table-cell table:style-name="ce4" table:formula="of:=[.Y11]/[.$Y$49]" office:value-type="float" office:value="0.0193968231020293" calcext:value-type="float">
            <text:p>0.02</text:p>
          </table:table-cell>
          <table:table-cell table:style-name="ce5" table:formula="of:=[.E11]/1000/[.$E$50]" office:value-type="float" office:value="0.0100538276357633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7049859979" calcext:value-type="float">
            <text:p>0.17049859979</text:p>
          </table:table-cell>
          <table:table-cell office:value-type="float" office:value="0.45812609765" calcext:value-type="float">
            <text:p>0.45812609765</text:p>
          </table:table-cell>
          <table:table-cell office:value-type="float" office:value="0.850437646195" calcext:value-type="float">
            <text:p>0.850437646195</text:p>
          </table:table-cell>
          <table:table-cell office:value-type="float" office:value="1.408779646429" calcext:value-type="float">
            <text:p>1.408779646429</text:p>
          </table:table-cell>
          <table:table-cell office:value-type="float" office:value="2.317721184765" calcext:value-type="float">
            <text:p>2.317721184765</text:p>
          </table:table-cell>
          <table:table-cell office:value-type="float" office:value="3.322683242043" calcext:value-type="float">
            <text:p>3.322683242043</text:p>
          </table:table-cell>
          <table:table-cell office:value-type="float" office:value="4.670505952359" calcext:value-type="float">
            <text:p>4.670505952359</text:p>
          </table:table-cell>
          <table:table-cell office:value-type="float" office:value="6.501986464712" calcext:value-type="float">
            <text:p>6.501986464712</text:p>
          </table:table-cell>
          <table:table-cell office:value-type="float" office:value="9.16600488246699" calcext:value-type="float">
            <text:p>9.16600488246699</text:p>
          </table:table-cell>
          <table:table-cell office:value-type="float" office:value="13.229508544118" calcext:value-type="float">
            <text:p>13.229508544118</text:p>
          </table:table-cell>
          <table:table-cell office:value-type="float" office:value="18.940368130204" calcext:value-type="float">
            <text:p>18.940368130204</text:p>
          </table:table-cell>
          <table:table-cell office:value-type="float" office:value="26.3039416405659" calcext:value-type="float">
            <text:p>26.3039416405659</text:p>
          </table:table-cell>
          <table:table-cell office:value-type="float" office:value="33.2542397092937" calcext:value-type="float">
            <text:p>33.2542397092937</text:p>
          </table:table-cell>
          <table:table-cell office:value-type="float" office:value="31.8479254165923" calcext:value-type="float">
            <text:p>31.8479254165923</text:p>
          </table:table-cell>
          <table:table-cell office:value-type="float" office:value="35.663125998006" calcext:value-type="float">
            <text:p>35.663125998006</text:p>
          </table:table-cell>
          <table:table-cell office:value-type="float" office:value="39.1177798679582" calcext:value-type="float">
            <text:p>39.1177798679582</text:p>
          </table:table-cell>
          <table:table-cell office:value-type="string" calcext:value-type="string">
            <text:p>MTC</text:p>
          </table:table-cell>
          <table:table-cell table:formula="of:=SUM([.E12:.W12])/1000*5" office:value-type="float" office:value="1.13611816511574" calcext:value-type="float">
            <text:p>1.13611816511574</text:p>
          </table:table-cell>
          <table:table-cell table:style-name="ce4" table:formula="of:=[.Y12]/[.$Y$49]" office:value-type="float" office:value="0.00134349334456455" calcext:value-type="float">
            <text:p>0.00</text:p>
          </table:table-cell>
          <table:table-cell table:style-name="ce5" table:formula="of:=[.E12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0151207600001" calcext:value-type="float">
            <text:p>8.70151207600001</text:p>
          </table:table-cell>
          <table:table-cell office:value-type="float" office:value="20.34064759" calcext:value-type="float">
            <text:p>20.34064759</text:p>
          </table:table-cell>
          <table:table-cell office:value-type="float" office:value="34.147887773" calcext:value-type="float">
            <text:p>34.147887773</text:p>
          </table:table-cell>
          <table:table-cell office:value-type="float" office:value="50.84601237" calcext:value-type="float">
            <text:p>50.84601237</text:p>
          </table:table-cell>
          <table:table-cell office:value-type="float" office:value="71.5214980519998" calcext:value-type="float">
            <text:p>71.5214980519998</text:p>
          </table:table-cell>
          <table:table-cell office:value-type="float" office:value="89.3189036499001" calcext:value-type="float">
            <text:p>89.3189036499001</text:p>
          </table:table-cell>
          <table:table-cell office:value-type="float" office:value="105.6366043352" calcext:value-type="float">
            <text:p>105.6366043352</text:p>
          </table:table-cell>
          <table:table-cell office:value-type="float" office:value="121.1963474655" calcext:value-type="float">
            <text:p>121.1963474655</text:p>
          </table:table-cell>
          <table:table-cell office:value-type="float" office:value="135.1921694737" calcext:value-type="float">
            <text:p>135.1921694737</text:p>
          </table:table-cell>
          <table:table-cell office:value-type="float" office:value="144.6860133752" calcext:value-type="float">
            <text:p>144.6860133752</text:p>
          </table:table-cell>
          <table:table-cell office:value-type="float" office:value="143.9460214181" calcext:value-type="float">
            <text:p>143.9460214181</text:p>
          </table:table-cell>
          <table:table-cell office:value-type="float" office:value="124.0117533844" calcext:value-type="float">
            <text:p>124.0117533844</text:p>
          </table:table-cell>
          <table:table-cell office:value-type="float" office:value="78.8045026590999" calcext:value-type="float">
            <text:p>78.8045026590999</text:p>
          </table:table-cell>
          <table:table-cell office:value-type="float" office:value="91.6460339849399" calcext:value-type="float">
            <text:p>91.6460339849399</text:p>
          </table:table-cell>
          <table:table-cell office:value-type="float" office:value="83.39038306538" calcext:value-type="float">
            <text:p>83.39038306538</text:p>
          </table:table-cell>
          <table:table-cell office:value-type="float" office:value="64.70306639127" calcext:value-type="float">
            <text:p>64.70306639127</text:p>
          </table:table-cell>
          <table:table-cell office:value-type="string" calcext:value-type="string">
            <text:p>MTC</text:p>
          </table:table-cell>
          <table:table-cell table:formula="of:=SUM([.E13:.W13])/1000*5" office:value-type="float" office:value="6.84044678531845" calcext:value-type="float">
            <text:p>6.84044678531845</text:p>
          </table:table-cell>
          <table:table-cell table:style-name="ce4" table:formula="of:=[.Y13]/[.$Y$49]" office:value-type="float" office:value="0.00808903071186007" calcext:value-type="float">
            <text:p>0.01</text:p>
          </table:table-cell>
          <table:table-cell table:style-name="ce5" table:formula="of:=[.E13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846708269" calcext:value-type="float">
            <text:p>0.24846708269</text:p>
          </table:table-cell>
          <table:table-cell office:value-type="float" office:value="0.647765521221" calcext:value-type="float">
            <text:p>0.647765521221</text:p>
          </table:table-cell>
          <table:table-cell office:value-type="float" office:value="1.216798837775" calcext:value-type="float">
            <text:p>1.216798837775</text:p>
          </table:table-cell>
          <table:table-cell office:value-type="float" office:value="2.027115270933" calcext:value-type="float">
            <text:p>2.027115270933</text:p>
          </table:table-cell>
          <table:table-cell office:value-type="float" office:value="3.3362604131" calcext:value-type="float">
            <text:p>3.3362604131</text:p>
          </table:table-cell>
          <table:table-cell office:value-type="float" office:value="4.750530441848" calcext:value-type="float">
            <text:p>4.750530441848</text:p>
          </table:table-cell>
          <table:table-cell office:value-type="float" office:value="6.636229554429" calcext:value-type="float">
            <text:p>6.636229554429</text:p>
          </table:table-cell>
          <table:table-cell office:value-type="float" office:value="9.31917756336701" calcext:value-type="float">
            <text:p>9.31917756336701</text:p>
          </table:table-cell>
          <table:table-cell office:value-type="float" office:value="13.47878452519" calcext:value-type="float">
            <text:p>13.47878452519</text:p>
          </table:table-cell>
          <table:table-cell office:value-type="float" office:value="20.46682808752" calcext:value-type="float">
            <text:p>20.46682808752</text:p>
          </table:table-cell>
          <table:table-cell office:value-type="float" office:value="31.58986452207" calcext:value-type="float">
            <text:p>31.58986452207</text:p>
          </table:table-cell>
          <table:table-cell office:value-type="float" office:value="47.2070865816881" calcext:value-type="float">
            <text:p>47.2070865816881</text:p>
          </table:table-cell>
          <table:table-cell office:value-type="float" office:value="62.7031973981766" calcext:value-type="float">
            <text:p>62.7031973981766</text:p>
          </table:table-cell>
          <table:table-cell office:value-type="float" office:value="59.0091269976475" calcext:value-type="float">
            <text:p>59.0091269976475</text:p>
          </table:table-cell>
          <table:table-cell office:value-type="float" office:value="65.8496097095943" calcext:value-type="float">
            <text:p>65.8496097095943</text:p>
          </table:table-cell>
          <table:table-cell office:value-type="float" office:value="72.7978630732082" calcext:value-type="float">
            <text:p>72.7978630732082</text:p>
          </table:table-cell>
          <table:table-cell office:value-type="string" calcext:value-type="string">
            <text:p>MTC</text:p>
          </table:table-cell>
          <table:table-cell table:formula="of:=SUM([.E14:.W14])/1000*5" office:value-type="float" office:value="2.00642352790229" calcext:value-type="float">
            <text:p>2.00642352790229</text:p>
          </table:table-cell>
          <table:table-cell table:style-name="ce4" table:formula="of:=[.Y14]/[.$Y$49]" office:value-type="float" office:value="0.00237265518577449" calcext:value-type="float">
            <text:p>0.00</text:p>
          </table:table-cell>
          <table:table-cell table:style-name="ce5" table:formula="of:=[.E14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biomass (conv)</text:p>
          </table:table-cell>
          <table:table-cell office:value-type="float" office:value="16.62954674076" calcext:value-type="float">
            <text:p>16.62954674076</text:p>
          </table:table-cell>
          <table:table-cell office:value-type="float" office:value="44.9787076476" calcext:value-type="float">
            <text:p>44.9787076476</text:p>
          </table:table-cell>
          <table:table-cell office:value-type="float" office:value="75.688621428" calcext:value-type="float">
            <text:p>75.688621428</text:p>
          </table:table-cell>
          <table:table-cell office:value-type="float" office:value="104.4435969374" calcext:value-type="float">
            <text:p>104.4435969374</text:p>
          </table:table-cell>
          <table:table-cell office:value-type="float" office:value="104.09631757581" calcext:value-type="float">
            <text:p>104.09631757581</text:p>
          </table:table-cell>
          <table:table-cell office:value-type="float" office:value="122.07494982365" calcext:value-type="float">
            <text:p>122.07494982365</text:p>
          </table:table-cell>
          <table:table-cell office:value-type="float" office:value="150.163252374441" calcext:value-type="float">
            <text:p>150.163252374441</text:p>
          </table:table-cell>
          <table:table-cell office:value-type="float" office:value="177.812909097622" calcext:value-type="float">
            <text:p>177.812909097622</text:p>
          </table:table-cell>
          <table:table-cell office:value-type="float" office:value="202.29317405698" calcext:value-type="float">
            <text:p>202.29317405698</text:p>
          </table:table-cell>
          <table:table-cell office:value-type="float" office:value="225.622904469431" calcext:value-type="float">
            <text:p>225.622904469431</text:p>
          </table:table-cell>
          <table:table-cell office:value-type="float" office:value="234.505394332791" calcext:value-type="float">
            <text:p>234.505394332791</text:p>
          </table:table-cell>
          <table:table-cell office:value-type="float" office:value="236.760244778409" calcext:value-type="float">
            <text:p>236.760244778409</text:p>
          </table:table-cell>
          <table:table-cell office:value-type="float" office:value="238.030436866637" calcext:value-type="float">
            <text:p>238.030436866637</text:p>
          </table:table-cell>
          <table:table-cell office:value-type="float" office:value="233.855329128826" calcext:value-type="float">
            <text:p>233.855329128826</text:p>
          </table:table-cell>
          <table:table-cell office:value-type="float" office:value="219.332406763221" calcext:value-type="float">
            <text:p>219.332406763221</text:p>
          </table:table-cell>
          <table:table-cell office:value-type="float" office:value="180.4610328005" calcext:value-type="float">
            <text:p>180.4610328005</text:p>
          </table:table-cell>
          <table:table-cell office:value-type="float" office:value="112.8084726823" calcext:value-type="float">
            <text:p>112.8084726823</text:p>
          </table:table-cell>
          <table:table-cell office:value-type="float" office:value="51.6652227800501" calcext:value-type="float">
            <text:p>51.6652227800501</text:p>
          </table:table-cell>
          <table:table-cell office:value-type="float" office:value="65.22490320025" calcext:value-type="float">
            <text:p>65.22490320025</text:p>
          </table:table-cell>
          <table:table-cell office:value-type="float" office:value="52.883602700159" calcext:value-type="float">
            <text:p>52.883602700159</text:p>
          </table:table-cell>
          <table:table-cell office:value-type="float" office:value="35.0484916628441" calcext:value-type="float">
            <text:p>35.0484916628441</text:p>
          </table:table-cell>
          <table:table-cell office:value-type="string" calcext:value-type="string">
            <text:p>MTC</text:p>
          </table:table-cell>
          <table:table-cell table:formula="of:=SUM([.E15:.W15])/1000*5" office:value-type="float" office:value="14.1138563172966" calcext:value-type="float">
            <text:p>14.1138563172966</text:p>
          </table:table-cell>
          <table:table-cell table:style-name="ce4" table:formula="of:=[.Y15]/[.$Y$49]" office:value-type="float" office:value="0.0166900526817091" calcext:value-type="float">
            <text:p>0.02</text:p>
          </table:table-cell>
          <table:table-cell table:style-name="ce5" table:formula="of:=[.E15]/1000/[.$E$50]" office:value-type="float" office:value="0.00827286618128068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2192930308" calcext:value-type="float">
            <text:p>0.332192930308</text:p>
          </table:table-cell>
          <table:table-cell office:value-type="float" office:value="1.015063687399" calcext:value-type="float">
            <text:p>1.015063687399</text:p>
          </table:table-cell>
          <table:table-cell office:value-type="float" office:value="1.981259262568" calcext:value-type="float">
            <text:p>1.981259262568</text:p>
          </table:table-cell>
          <table:table-cell office:value-type="float" office:value="3.3794288659185" calcext:value-type="float">
            <text:p>3.3794288659185</text:p>
          </table:table-cell>
          <table:table-cell office:value-type="float" office:value="5.708826977059" calcext:value-type="float">
            <text:p>5.708826977059</text:p>
          </table:table-cell>
          <table:table-cell office:value-type="float" office:value="8.37320843308143" calcext:value-type="float">
            <text:p>8.37320843308143</text:p>
          </table:table-cell>
          <table:table-cell office:value-type="float" office:value="11.789233739561" calcext:value-type="float">
            <text:p>11.789233739561</text:p>
          </table:table-cell>
          <table:table-cell office:value-type="float" office:value="16.1741168938611" calcext:value-type="float">
            <text:p>16.1741168938611</text:p>
          </table:table-cell>
          <table:table-cell office:value-type="float" office:value="21.7729122143031" calcext:value-type="float">
            <text:p>21.7729122143031</text:p>
          </table:table-cell>
          <table:table-cell office:value-type="float" office:value="28.8710971416146" calcext:value-type="float">
            <text:p>28.8710971416146</text:p>
          </table:table-cell>
          <table:table-cell office:value-type="float" office:value="37.0104226656955" calcext:value-type="float">
            <text:p>37.0104226656955</text:p>
          </table:table-cell>
          <table:table-cell office:value-type="float" office:value="45.4453727805976" calcext:value-type="float">
            <text:p>45.4453727805976</text:p>
          </table:table-cell>
          <table:table-cell office:value-type="float" office:value="51.0240803026796" calcext:value-type="float">
            <text:p>51.0240803026796</text:p>
          </table:table-cell>
          <table:table-cell office:value-type="float" office:value="47.7659023901349" calcext:value-type="float">
            <text:p>47.7659023901349</text:p>
          </table:table-cell>
          <table:table-cell office:value-type="float" office:value="51.8507496510717" calcext:value-type="float">
            <text:p>51.8507496510717</text:p>
          </table:table-cell>
          <table:table-cell office:value-type="float" office:value="53.8400156397641" calcext:value-type="float">
            <text:p>53.8400156397641</text:p>
          </table:table-cell>
          <table:table-cell office:value-type="string" calcext:value-type="string">
            <text:p>MTC</text:p>
          </table:table-cell>
          <table:table-cell table:formula="of:=SUM([.E16:.W16])/1000*5" office:value-type="float" office:value="1.93166941787809" calcext:value-type="float">
            <text:p>1.93166941787809</text:p>
          </table:table-cell>
          <table:table-cell table:style-name="ce4" table:formula="of:=[.Y16]/[.$Y$49]" office:value-type="float" office:value="0.00228425623892187" calcext:value-type="float">
            <text:p>0.00</text:p>
          </table:table-cell>
          <table:table-cell table:style-name="ce5" table:formula="of:=[.E16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IGCC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.486886124" calcext:value-type="float">
            <text:p>53.486886124</text:p>
          </table:table-cell>
          <table:table-cell office:value-type="float" office:value="130.021512905" calcext:value-type="float">
            <text:p>130.021512905</text:p>
          </table:table-cell>
          <table:table-cell office:value-type="float" office:value="211.909710649" calcext:value-type="float">
            <text:p>211.909710649</text:p>
          </table:table-cell>
          <table:table-cell office:value-type="float" office:value="299.3555883127" calcext:value-type="float">
            <text:p>299.3555883127</text:p>
          </table:table-cell>
          <table:table-cell office:value-type="float" office:value="393.49892269061" calcext:value-type="float">
            <text:p>393.49892269061</text:p>
          </table:table-cell>
          <table:table-cell office:value-type="float" office:value="464.8718463642" calcext:value-type="float">
            <text:p>464.8718463642</text:p>
          </table:table-cell>
          <table:table-cell office:value-type="float" office:value="518.71681487631" calcext:value-type="float">
            <text:p>518.71681487631</text:p>
          </table:table-cell>
          <table:table-cell office:value-type="float" office:value="553.77045525941" calcext:value-type="float">
            <text:p>553.77045525941</text:p>
          </table:table-cell>
          <table:table-cell office:value-type="float" office:value="562.62213528711" calcext:value-type="float">
            <text:p>562.62213528711</text:p>
          </table:table-cell>
          <table:table-cell office:value-type="float" office:value="522.1589174628" calcext:value-type="float">
            <text:p>522.1589174628</text:p>
          </table:table-cell>
          <table:table-cell office:value-type="float" office:value="410.41635020787" calcext:value-type="float">
            <text:p>410.41635020787</text:p>
          </table:table-cell>
          <table:table-cell office:value-type="float" office:value="256.25531095985" calcext:value-type="float">
            <text:p>256.25531095985</text:p>
          </table:table-cell>
          <table:table-cell office:value-type="float" office:value="106.097379179749" calcext:value-type="float">
            <text:p>106.097379179749</text:p>
          </table:table-cell>
          <table:table-cell office:value-type="float" office:value="245.269341917022" calcext:value-type="float">
            <text:p>245.269341917022</text:p>
          </table:table-cell>
          <table:table-cell office:value-type="float" office:value="149.613804860915" calcext:value-type="float">
            <text:p>149.613804860915</text:p>
          </table:table-cell>
          <table:table-cell office:value-type="float" office:value="76.6993665475937" calcext:value-type="float">
            <text:p>76.6993665475937</text:p>
          </table:table-cell>
          <table:table-cell office:value-type="string" calcext:value-type="string">
            <text:p>MTC</text:p>
          </table:table-cell>
          <table:table-cell table:formula="of:=SUM([.E17:.W17])/1000*5" office:value-type="float" office:value="24.7738217180207" calcext:value-type="float">
            <text:p>24.7738217180207</text:p>
          </table:table-cell>
          <table:table-cell table:style-name="ce4" table:formula="of:=[.Y17]/[.$Y$49]" office:value-type="float" office:value="0.02929577716434" calcext:value-type="float">
            <text:p>0.03</text:p>
          </table:table-cell>
          <table:table-cell table:style-name="ce5" table:formula="of:=[.E17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638305977" calcext:value-type="float">
            <text:p>0.80638305977</text:p>
          </table:table-cell>
          <table:table-cell office:value-type="float" office:value="2.35280878882" calcext:value-type="float">
            <text:p>2.35280878882</text:p>
          </table:table-cell>
          <table:table-cell office:value-type="float" office:value="4.39075592957" calcext:value-type="float">
            <text:p>4.39075592957</text:p>
          </table:table-cell>
          <table:table-cell office:value-type="float" office:value="7.158064827582" calcext:value-type="float">
            <text:p>7.158064827582</text:p>
          </table:table-cell>
          <table:table-cell office:value-type="float" office:value="11.499368556051" calcext:value-type="float">
            <text:p>11.499368556051</text:p>
          </table:table-cell>
          <table:table-cell office:value-type="float" office:value="16.1843613366065" calcext:value-type="float">
            <text:p>16.1843613366065</text:p>
          </table:table-cell>
          <table:table-cell office:value-type="float" office:value="21.8918760774805" calcext:value-type="float">
            <text:p>21.8918760774805</text:p>
          </table:table-cell>
          <table:table-cell office:value-type="float" office:value="28.8801282374111" calcext:value-type="float">
            <text:p>28.8801282374111</text:p>
          </table:table-cell>
          <table:table-cell office:value-type="float" office:value="37.5001910304671" calcext:value-type="float">
            <text:p>37.5001910304671</text:p>
          </table:table-cell>
          <table:table-cell office:value-type="float" office:value="47.9572796163237" calcext:value-type="float">
            <text:p>47.9572796163237</text:p>
          </table:table-cell>
          <table:table-cell office:value-type="float" office:value="59.5785790782259" calcext:value-type="float">
            <text:p>59.5785790782259</text:p>
          </table:table-cell>
          <table:table-cell office:value-type="float" office:value="71.0604636350478" calcext:value-type="float">
            <text:p>71.0604636350478</text:p>
          </table:table-cell>
          <table:table-cell office:value-type="float" office:value="77.6375786766215" calcext:value-type="float">
            <text:p>77.6375786766215</text:p>
          </table:table-cell>
          <table:table-cell office:value-type="float" office:value="72.1518897959375" calcext:value-type="float">
            <text:p>72.1518897959375</text:p>
          </table:table-cell>
          <table:table-cell office:value-type="float" office:value="77.2118336485709" calcext:value-type="float">
            <text:p>77.2118336485709</text:p>
          </table:table-cell>
          <table:table-cell office:value-type="float" office:value="78.8755359682294" calcext:value-type="float">
            <text:p>78.8755359682294</text:p>
          </table:table-cell>
          <table:table-cell office:value-type="string" calcext:value-type="string">
            <text:p>MTC</text:p>
          </table:table-cell>
          <table:table-cell table:formula="of:=SUM([.E18:.W18])/1000*5" office:value-type="float" office:value="3.07568549131357" calcext:value-type="float">
            <text:p>3.07568549131357</text:p>
          </table:table-cell>
          <table:table-cell table:style-name="ce4" table:formula="of:=[.Y18]/[.$Y$49]" office:value-type="float" office:value="0.00363708909374985" calcext:value-type="float">
            <text:p>0.00</text:p>
          </table:table-cell>
          <table:table-cell table:style-name="ce5" table:formula="of:=[.E18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coal (conv pul)</text:p>
          </table:table-cell>
          <table:table-cell office:value-type="float" office:value="1285.540023165" calcext:value-type="float">
            <text:p>1285.540023165</text:p>
          </table:table-cell>
          <table:table-cell office:value-type="float" office:value="2101.201160159" calcext:value-type="float">
            <text:p>2101.201160159</text:p>
          </table:table-cell>
          <table:table-cell office:value-type="float" office:value="2419.132734449" calcext:value-type="float">
            <text:p>2419.132734449</text:p>
          </table:table-cell>
          <table:table-cell office:value-type="float" office:value="2601.68339255" calcext:value-type="float">
            <text:p>2601.68339255</text:p>
          </table:table-cell>
          <table:table-cell office:value-type="float" office:value="3003.00589244" calcext:value-type="float">
            <text:p>3003.00589244</text:p>
          </table:table-cell>
          <table:table-cell office:value-type="float" office:value="3190.32098391" calcext:value-type="float">
            <text:p>3190.32098391</text:p>
          </table:table-cell>
          <table:table-cell office:value-type="float" office:value="3357.12565848" calcext:value-type="float">
            <text:p>3357.12565848</text:p>
          </table:table-cell>
          <table:table-cell office:value-type="float" office:value="3417.278852218" calcext:value-type="float">
            <text:p>3417.278852218</text:p>
          </table:table-cell>
          <table:table-cell office:value-type="float" office:value="3374.8182357004" calcext:value-type="float">
            <text:p>3374.8182357004</text:p>
          </table:table-cell>
          <table:table-cell office:value-type="float" office:value="3274.1749379404" calcext:value-type="float">
            <text:p>3274.1749379404</text:p>
          </table:table-cell>
          <table:table-cell office:value-type="float" office:value="3085.2218255294" calcext:value-type="float">
            <text:p>3085.2218255294</text:p>
          </table:table-cell>
          <table:table-cell office:value-type="float" office:value="2867.43017771709" calcext:value-type="float">
            <text:p>2867.43017771709</text:p>
          </table:table-cell>
          <table:table-cell office:value-type="float" office:value="2627.04521303762" calcext:value-type="float">
            <text:p>2627.04521303762</text:p>
          </table:table-cell>
          <table:table-cell office:value-type="float" office:value="2317.07885479598" calcext:value-type="float">
            <text:p>2317.07885479598</text:p>
          </table:table-cell>
          <table:table-cell office:value-type="float" office:value="1842.61384490169" calcext:value-type="float">
            <text:p>1842.61384490169</text:p>
          </table:table-cell>
          <table:table-cell office:value-type="float" office:value="1184.26847590341" calcext:value-type="float">
            <text:p>1184.26847590341</text:p>
          </table:table-cell>
          <table:table-cell office:value-type="float" office:value="521.37862633525" calcext:value-type="float">
            <text:p>521.37862633525</text:p>
          </table:table-cell>
          <table:table-cell office:value-type="float" office:value="175.646809059771" calcext:value-type="float">
            <text:p>175.646809059771</text:p>
          </table:table-cell>
          <table:table-cell office:value-type="float" office:value="439.851205942366" calcext:value-type="float">
            <text:p>439.851205942366</text:p>
          </table:table-cell>
          <table:table-cell office:value-type="float" office:value="221.889071421656" calcext:value-type="float">
            <text:p>221.889071421656</text:p>
          </table:table-cell>
          <table:table-cell office:value-type="float" office:value="96.2586080901699" calcext:value-type="float">
            <text:p>96.2586080901699</text:p>
          </table:table-cell>
          <table:table-cell office:value-type="string" calcext:value-type="string">
            <text:p>MTC</text:p>
          </table:table-cell>
          <table:table-cell table:formula="of:=SUM([.E19:.W19])/1000*5" office:value-type="float" office:value="200.081117002111" calcext:value-type="float">
            <text:p>200.081117002111</text:p>
          </table:table-cell>
          <table:table-cell table:style-name="ce4" table:formula="of:=[.Y19]/[.$Y$49]" office:value-type="float" office:value="0.236601840652723" calcext:value-type="float">
            <text:p>0.24</text:p>
          </table:table-cell>
          <table:table-cell table:style-name="ce5" table:formula="of:=[.E19]/1000/[.$E$50]" office:value-type="float" office:value="0.264414399539435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780973325" calcext:value-type="float">
            <text:p>4.2780973325</text:p>
          </table:table-cell>
          <table:table-cell office:value-type="float" office:value="10.9243905575" calcext:value-type="float">
            <text:p>10.9243905575</text:p>
          </table:table-cell>
          <table:table-cell office:value-type="float" office:value="17.9106590627" calcext:value-type="float">
            <text:p>17.9106590627</text:p>
          </table:table-cell>
          <table:table-cell office:value-type="float" office:value="25.2015435741" calcext:value-type="float">
            <text:p>25.2015435741</text:p>
          </table:table-cell>
          <table:table-cell office:value-type="float" office:value="33.5865983693" calcext:value-type="float">
            <text:p>33.5865983693</text:p>
          </table:table-cell>
          <table:table-cell office:value-type="float" office:value="40.9325251056001" calcext:value-type="float">
            <text:p>40.9325251056001</text:p>
          </table:table-cell>
          <table:table-cell office:value-type="float" office:value="48.7273559597001" calcext:value-type="float">
            <text:p>48.7273559597001</text:p>
          </table:table-cell>
          <table:table-cell office:value-type="float" office:value="57.6409609107001" calcext:value-type="float">
            <text:p>57.6409609107001</text:p>
          </table:table-cell>
          <table:table-cell office:value-type="float" office:value="68.5340392760999" calcext:value-type="float">
            <text:p>68.5340392760999</text:p>
          </table:table-cell>
          <table:table-cell office:value-type="float" office:value="77.1689023480001" calcext:value-type="float">
            <text:p>77.1689023480001</text:p>
          </table:table-cell>
          <table:table-cell office:value-type="float" office:value="85.2576788718999" calcext:value-type="float">
            <text:p>85.2576788718999</text:p>
          </table:table-cell>
          <table:table-cell office:value-type="float" office:value="94.1364706502999" calcext:value-type="float">
            <text:p>94.1364706502999</text:p>
          </table:table-cell>
          <table:table-cell office:value-type="float" office:value="100.9213569167" calcext:value-type="float">
            <text:p>100.9213569167</text:p>
          </table:table-cell>
          <table:table-cell office:value-type="float" office:value="92.2092939242999" calcext:value-type="float">
            <text:p>92.2092939242999</text:p>
          </table:table-cell>
          <table:table-cell office:value-type="float" office:value="93.7442854829998" calcext:value-type="float">
            <text:p>93.7442854829998</text:p>
          </table:table-cell>
          <table:table-cell office:value-type="float" office:value="93.0735639970001" calcext:value-type="float">
            <text:p>93.0735639970001</text:p>
          </table:table-cell>
          <table:table-cell office:value-type="string" calcext:value-type="string">
            <text:p>MTC</text:p>
          </table:table-cell>
          <table:table-cell table:formula="of:=SUM([.E20:.W20])/1000*5" office:value-type="float" office:value="4.721238611697" calcext:value-type="float">
            <text:p>4.721238611697</text:p>
          </table:table-cell>
          <table:table-cell table:style-name="ce4" table:formula="of:=[.Y20]/[.$Y$49]" office:value-type="float" office:value="0.00558300434556465" calcext:value-type="float">
            <text:p>0.01</text:p>
          </table:table-cell>
          <table:table-cell table:style-name="ce5" table:formula="of:=[.E20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CC)</text:p>
          </table:table-cell>
          <table:table-cell office:value-type="float" office:value="58.4486737746" calcext:value-type="float">
            <text:p>58.4486737746</text:p>
          </table:table-cell>
          <table:table-cell office:value-type="float" office:value="188.456926002" calcext:value-type="float">
            <text:p>188.456926002</text:p>
          </table:table-cell>
          <table:table-cell office:value-type="float" office:value="148.862140115" calcext:value-type="float">
            <text:p>148.862140115</text:p>
          </table:table-cell>
          <table:table-cell office:value-type="float" office:value="196.63710352" calcext:value-type="float">
            <text:p>196.63710352</text:p>
          </table:table-cell>
          <table:table-cell office:value-type="float" office:value="237.7972975995" calcext:value-type="float">
            <text:p>237.7972975995</text:p>
          </table:table-cell>
          <table:table-cell office:value-type="float" office:value="260.2744650402" calcext:value-type="float">
            <text:p>260.2744650402</text:p>
          </table:table-cell>
          <table:table-cell office:value-type="float" office:value="288.2991345025" calcext:value-type="float">
            <text:p>288.2991345025</text:p>
          </table:table-cell>
          <table:table-cell office:value-type="float" office:value="315.9984168223" calcext:value-type="float">
            <text:p>315.9984168223</text:p>
          </table:table-cell>
          <table:table-cell office:value-type="float" office:value="349.5605120819" calcext:value-type="float">
            <text:p>349.5605120819</text:p>
          </table:table-cell>
          <table:table-cell office:value-type="float" office:value="396.869758325" calcext:value-type="float">
            <text:p>396.869758325</text:p>
          </table:table-cell>
          <table:table-cell office:value-type="float" office:value="439.3696643376" calcext:value-type="float">
            <text:p>439.3696643376</text:p>
          </table:table-cell>
          <table:table-cell office:value-type="float" office:value="482.5464607363" calcext:value-type="float">
            <text:p>482.5464607363</text:p>
          </table:table-cell>
          <table:table-cell office:value-type="float" office:value="510.7536902587" calcext:value-type="float">
            <text:p>510.7536902587</text:p>
          </table:table-cell>
          <table:table-cell office:value-type="float" office:value="493.9038769255" calcext:value-type="float">
            <text:p>493.9038769255</text:p>
          </table:table-cell>
          <table:table-cell office:value-type="float" office:value="488.918306807" calcext:value-type="float">
            <text:p>488.918306807</text:p>
          </table:table-cell>
          <table:table-cell office:value-type="float" office:value="453.323510362999" calcext:value-type="float">
            <text:p>453.323510362999</text:p>
          </table:table-cell>
          <table:table-cell office:value-type="float" office:value="386.161474686001" calcext:value-type="float">
            <text:p>386.161474686001</text:p>
          </table:table-cell>
          <table:table-cell office:value-type="float" office:value="287.4667932455" calcext:value-type="float">
            <text:p>287.4667932455</text:p>
          </table:table-cell>
          <table:table-cell office:value-type="float" office:value="312.2689238694" calcext:value-type="float">
            <text:p>312.2689238694</text:p>
          </table:table-cell>
          <table:table-cell office:value-type="float" office:value="259.7039327261" calcext:value-type="float">
            <text:p>259.7039327261</text:p>
          </table:table-cell>
          <table:table-cell office:value-type="float" office:value="200.2457282403" calcext:value-type="float">
            <text:p>200.2457282403</text:p>
          </table:table-cell>
          <table:table-cell office:value-type="string" calcext:value-type="string">
            <text:p>MTC</text:p>
          </table:table-cell>
          <table:table-cell table:formula="of:=SUM([.E21:.W21])/1000*5" office:value-type="float" office:value="32.544805951009" calcext:value-type="float">
            <text:p>32.544805951009</text:p>
          </table:table-cell>
          <table:table-cell table:style-name="ce4" table:formula="of:=[.Y21]/[.$Y$49]" office:value-type="float" office:value="0.0384851959398706" calcext:value-type="float">
            <text:p>0.04</text:p>
          </table:table-cell>
          <table:table-cell table:style-name="ce5" table:formula="of:=[.E21]/1000/[.$E$50]" office:value-type="float" office:value="0.0162708283146886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gas (steam/CT)</text:p>
          </table:table-cell>
          <table:table-cell office:value-type="float" office:value="193.8222061936" calcext:value-type="float">
            <text:p>193.8222061936</text:p>
          </table:table-cell>
          <table:table-cell office:value-type="float" office:value="272.41815387" calcext:value-type="float">
            <text:p>272.41815387</text:p>
          </table:table-cell>
          <table:table-cell office:value-type="float" office:value="432.596698219" calcext:value-type="float">
            <text:p>432.596698219</text:p>
          </table:table-cell>
          <table:table-cell office:value-type="float" office:value="459.1661963598" calcext:value-type="float">
            <text:p>459.1661963598</text:p>
          </table:table-cell>
          <table:table-cell office:value-type="float" office:value="462.9355742613" calcext:value-type="float">
            <text:p>462.9355742613</text:p>
          </table:table-cell>
          <table:table-cell office:value-type="float" office:value="465.28046465448" calcext:value-type="float">
            <text:p>465.28046465448</text:p>
          </table:table-cell>
          <table:table-cell office:value-type="float" office:value="467.86930892979" calcext:value-type="float">
            <text:p>467.86930892979</text:p>
          </table:table-cell>
          <table:table-cell office:value-type="float" office:value="452.03231990041" calcext:value-type="float">
            <text:p>452.03231990041</text:p>
          </table:table-cell>
          <table:table-cell office:value-type="float" office:value="423.30136159997" calcext:value-type="float">
            <text:p>423.30136159997</text:p>
          </table:table-cell>
          <table:table-cell office:value-type="float" office:value="396.0398533992" calcext:value-type="float">
            <text:p>396.0398533992</text:p>
          </table:table-cell>
          <table:table-cell office:value-type="float" office:value="358.46404349166" calcext:value-type="float">
            <text:p>358.46404349166</text:p>
          </table:table-cell>
          <table:table-cell office:value-type="float" office:value="321.241593629911" calcext:value-type="float">
            <text:p>321.241593629911</text:p>
          </table:table-cell>
          <table:table-cell office:value-type="float" office:value="262.188250765" calcext:value-type="float">
            <text:p>262.188250765</text:p>
          </table:table-cell>
          <table:table-cell office:value-type="float" office:value="161.52507814059" calcext:value-type="float">
            <text:p>161.52507814059</text:p>
          </table:table-cell>
          <table:table-cell office:value-type="float" office:value="110.33374008078" calcext:value-type="float">
            <text:p>110.33374008078</text:p>
          </table:table-cell>
          <table:table-cell office:value-type="float" office:value="63.74671728542" calcext:value-type="float">
            <text:p>63.74671728542</text:p>
          </table:table-cell>
          <table:table-cell office:value-type="float" office:value="32.03530537252" calcext:value-type="float">
            <text:p>32.03530537252</text:p>
          </table:table-cell>
          <table:table-cell office:value-type="float" office:value="13.732072927884" calcext:value-type="float">
            <text:p>13.732072927884</text:p>
          </table:table-cell>
          <table:table-cell office:value-type="float" office:value="20.367066311948" calcext:value-type="float">
            <text:p>20.367066311948</text:p>
          </table:table-cell>
          <table:table-cell office:value-type="float" office:value="11.076721577244" calcext:value-type="float">
            <text:p>11.076721577244</text:p>
          </table:table-cell>
          <table:table-cell office:value-type="float" office:value="5.75046192655701" calcext:value-type="float">
            <text:p>5.75046192655701</text:p>
          </table:table-cell>
          <table:table-cell office:value-type="string" calcext:value-type="string">
            <text:p>MTC</text:p>
          </table:table-cell>
          <table:table-cell table:formula="of:=SUM([.E22:.W22])/1000*5" office:value-type="float" office:value="24.5984141441673" calcext:value-type="float">
            <text:p>24.5984141441673</text:p>
          </table:table-cell>
          <table:table-cell table:style-name="ce4" table:formula="of:=[.Y22]/[.$Y$49]" office:value-type="float" office:value="0.0290883525184765" calcext:value-type="float">
            <text:p>0.03</text:p>
          </table:table-cell>
          <table:table-cell table:style-name="ce5" table:formula="of:=[.E22]/1000/[.$E$50]" office:value-type="float" office:value="0.0472833898584618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 CC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9421413064" calcext:value-type="float">
            <text:p>4.09421413064</text:p>
          </table:table-cell>
          <table:table-cell office:value-type="float" office:value="7.82230271591" calcext:value-type="float">
            <text:p>7.82230271591</text:p>
          </table:table-cell>
          <table:table-cell office:value-type="float" office:value="10.74151142723" calcext:value-type="float">
            <text:p>10.74151142723</text:p>
          </table:table-cell>
          <table:table-cell office:value-type="float" office:value="13.13390240795" calcext:value-type="float">
            <text:p>13.13390240795</text:p>
          </table:table-cell>
          <table:table-cell office:value-type="float" office:value="15.47403937897" calcext:value-type="float">
            <text:p>15.47403937897</text:p>
          </table:table-cell>
          <table:table-cell office:value-type="float" office:value="17.1765791186" calcext:value-type="float">
            <text:p>17.1765791186</text:p>
          </table:table-cell>
          <table:table-cell office:value-type="float" office:value="19.25446429756" calcext:value-type="float">
            <text:p>19.25446429756</text:p>
          </table:table-cell>
          <table:table-cell office:value-type="float" office:value="20.90365465069" calcext:value-type="float">
            <text:p>20.90365465069</text:p>
          </table:table-cell>
          <table:table-cell office:value-type="float" office:value="22.191096647235" calcext:value-type="float">
            <text:p>22.191096647235</text:p>
          </table:table-cell>
          <table:table-cell office:value-type="float" office:value="21.90333131593" calcext:value-type="float">
            <text:p>21.90333131593</text:p>
          </table:table-cell>
          <table:table-cell office:value-type="float" office:value="20.83522104195" calcext:value-type="float">
            <text:p>20.83522104195</text:p>
          </table:table-cell>
          <table:table-cell office:value-type="float" office:value="20.297520390592" calcext:value-type="float">
            <text:p>20.297520390592</text:p>
          </table:table-cell>
          <table:table-cell office:value-type="float" office:value="19.129820063369" calcext:value-type="float">
            <text:p>19.129820063369</text:p>
          </table:table-cell>
          <table:table-cell office:value-type="float" office:value="15.356507983949" calcext:value-type="float">
            <text:p>15.356507983949</text:p>
          </table:table-cell>
          <table:table-cell office:value-type="float" office:value="14.579940316622" calcext:value-type="float">
            <text:p>14.579940316622</text:p>
          </table:table-cell>
          <table:table-cell office:value-type="float" office:value="13.722754010935" calcext:value-type="float">
            <text:p>13.722754010935</text:p>
          </table:table-cell>
          <table:table-cell office:value-type="string" calcext:value-type="string">
            <text:p>MTC</text:p>
          </table:table-cell>
          <table:table-cell table:formula="of:=SUM([.E23:.W23])/1000*5" office:value-type="float" office:value="1.28308429949066" calcext:value-type="float">
            <text:p>1.28308429949066</text:p>
          </table:table-cell>
          <table:table-cell table:style-name="ce4" table:formula="of:=[.Y23]/[.$Y$49]" office:value-type="float" office:value="0.00151728514674824" calcext:value-type="float">
            <text:p>0.00</text:p>
          </table:table-cell>
          <table:table-cell table:style-name="ce5" table:formula="of:=[.E23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C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4353926101" calcext:value-type="float">
            <text:p>17.4353926101</text:p>
          </table:table-cell>
          <table:table-cell office:value-type="float" office:value="17.1615497601" calcext:value-type="float">
            <text:p>17.1615497601</text:p>
          </table:table-cell>
          <table:table-cell office:value-type="float" office:value="24.96834007498" calcext:value-type="float">
            <text:p>24.96834007498</text:p>
          </table:table-cell>
          <table:table-cell office:value-type="float" office:value="33.82550825974" calcext:value-type="float">
            <text:p>33.82550825974</text:p>
          </table:table-cell>
          <table:table-cell office:value-type="float" office:value="43.52969114602" calcext:value-type="float">
            <text:p>43.52969114602</text:p>
          </table:table-cell>
          <table:table-cell office:value-type="float" office:value="53.6457872919899" calcext:value-type="float">
            <text:p>53.6457872919899</text:p>
          </table:table-cell>
          <table:table-cell office:value-type="float" office:value="62.05447291218" calcext:value-type="float">
            <text:p>62.05447291218</text:p>
          </table:table-cell>
          <table:table-cell office:value-type="float" office:value="69.6041876788199" calcext:value-type="float">
            <text:p>69.6041876788199</text:p>
          </table:table-cell>
          <table:table-cell office:value-type="float" office:value="73.42200769055" calcext:value-type="float">
            <text:p>73.42200769055</text:p>
          </table:table-cell>
          <table:table-cell office:value-type="float" office:value="69.4376858957221" calcext:value-type="float">
            <text:p>69.4376858957221</text:p>
          </table:table-cell>
          <table:table-cell office:value-type="float" office:value="59.2175402727299" calcext:value-type="float">
            <text:p>59.2175402727299</text:p>
          </table:table-cell>
          <table:table-cell office:value-type="float" office:value="46.424085267241" calcext:value-type="float">
            <text:p>46.424085267241</text:p>
          </table:table-cell>
          <table:table-cell office:value-type="float" office:value="32.477507216167" calcext:value-type="float">
            <text:p>32.477507216167</text:p>
          </table:table-cell>
          <table:table-cell office:value-type="float" office:value="19.133392938205" calcext:value-type="float">
            <text:p>19.133392938205</text:p>
          </table:table-cell>
          <table:table-cell office:value-type="float" office:value="27.8313401428103" calcext:value-type="float">
            <text:p>27.8313401428103</text:p>
          </table:table-cell>
          <table:table-cell office:value-type="float" office:value="22.4363765796801" calcext:value-type="float">
            <text:p>22.4363765796801</text:p>
          </table:table-cell>
          <table:table-cell office:value-type="float" office:value="15.4622340946098" calcext:value-type="float">
            <text:p>15.4622340946098</text:p>
          </table:table-cell>
          <table:table-cell office:value-type="string" calcext:value-type="string">
            <text:p>MTC</text:p>
          </table:table-cell>
          <table:table-cell table:formula="of:=SUM([.E24:.W24])/1000*5" office:value-type="float" office:value="3.44033549915823" calcext:value-type="float">
            <text:p>3.44033549915823</text:p>
          </table:table-cell>
          <table:table-cell table:style-name="ce4" table:formula="of:=[.Y24]/[.$Y$49]" office:value-type="float" office:value="0.00406829851692177" calcext:value-type="float">
            <text:p>0.00</text:p>
          </table:table-cell>
          <table:table-cell table:style-name="ce5" table:formula="of:=[.E24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elec_refined liquids (steam/CT)</text:p>
          </table:table-cell>
          <table:table-cell office:value-type="float" office:value="271.56428929" calcext:value-type="float">
            <text:p>271.56428929</text:p>
          </table:table-cell>
          <table:table-cell office:value-type="float" office:value="215.275740351" calcext:value-type="float">
            <text:p>215.275740351</text:p>
          </table:table-cell>
          <table:table-cell office:value-type="float" office:value="193.341786075" calcext:value-type="float">
            <text:p>193.341786075</text:p>
          </table:table-cell>
          <table:table-cell office:value-type="float" office:value="198.531864654" calcext:value-type="float">
            <text:p>198.531864654</text:p>
          </table:table-cell>
          <table:table-cell office:value-type="float" office:value="162.802437787" calcext:value-type="float">
            <text:p>162.802437787</text:p>
          </table:table-cell>
          <table:table-cell office:value-type="float" office:value="153.2169527634" calcext:value-type="float">
            <text:p>153.2169527634</text:p>
          </table:table-cell>
          <table:table-cell office:value-type="float" office:value="141.4154944313" calcext:value-type="float">
            <text:p>141.4154944313</text:p>
          </table:table-cell>
          <table:table-cell office:value-type="float" office:value="125.0586375637" calcext:value-type="float">
            <text:p>125.0586375637</text:p>
          </table:table-cell>
          <table:table-cell office:value-type="float" office:value="105.85949028254" calcext:value-type="float">
            <text:p>105.85949028254</text:p>
          </table:table-cell>
          <table:table-cell office:value-type="float" office:value="86.8419831472201" calcext:value-type="float">
            <text:p>86.8419831472201</text:p>
          </table:table-cell>
          <table:table-cell office:value-type="float" office:value="74.3233241406001" calcext:value-type="float">
            <text:p>74.3233241406001</text:p>
          </table:table-cell>
          <table:table-cell office:value-type="float" office:value="63.95404610627" calcext:value-type="float">
            <text:p>63.95404610627</text:p>
          </table:table-cell>
          <table:table-cell office:value-type="float" office:value="48.3627054455699" calcext:value-type="float">
            <text:p>48.3627054455699</text:p>
          </table:table-cell>
          <table:table-cell office:value-type="float" office:value="22.682497744669" calcext:value-type="float">
            <text:p>22.682497744669</text:p>
          </table:table-cell>
          <table:table-cell office:value-type="float" office:value="15.046846597447" calcext:value-type="float">
            <text:p>15.046846597447</text:p>
          </table:table-cell>
          <table:table-cell office:value-type="float" office:value="8.9028055683068" calcext:value-type="float">
            <text:p>8.9028055683068</text:p>
          </table:table-cell>
          <table:table-cell office:value-type="float" office:value="5.0578623562543" calcext:value-type="float">
            <text:p>5.0578623562543</text:p>
          </table:table-cell>
          <table:table-cell office:value-type="float" office:value="2.59045669487909" calcext:value-type="float">
            <text:p>2.59045669487909</text:p>
          </table:table-cell>
          <table:table-cell office:value-type="float" office:value="3.40504780099407" calcext:value-type="float">
            <text:p>3.40504780099407</text:p>
          </table:table-cell>
          <table:table-cell office:value-type="float" office:value="2.21260202034135" calcext:value-type="float">
            <text:p>2.21260202034135</text:p>
          </table:table-cell>
          <table:table-cell office:value-type="float" office:value="1.42599724425084" calcext:value-type="float">
            <text:p>1.42599724425084</text:p>
          </table:table-cell>
          <table:table-cell office:value-type="string" calcext:value-type="string">
            <text:p>MTC</text:p>
          </table:table-cell>
          <table:table-cell table:formula="of:=SUM([.E25:.W25])/1000*5" office:value-type="float" office:value="7.07516419211871" calcext:value-type="float">
            <text:p>7.07516419211871</text:p>
          </table:table-cell>
          <table:table-cell table:style-name="ce4" table:formula="of:=[.Y25]/[.$Y$49]" office:value-type="float" office:value="0.00836659098998262" calcext:value-type="float">
            <text:p>0.01</text:p>
          </table:table-cell>
          <table:table-cell table:style-name="ce5" table:formula="of:=[.E25]/1000/[.$E$50]" office:value-type="float" office:value="0.0211325123019953" calcext:value-type="float">
            <text:p>0.02</text:p>
          </table:table-cell>
          <table:table-cell table:formula="of:=SUM([.Z12:.Z25])" office:value-type="float" office:value="0.387422922531207" calcext:value-type="float">
            <text:p>0.387422922531207</text:p>
          </table:table-cell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ipeline</text:p>
          </table:table-cell>
          <table:table-cell office:value-type="float" office:value="45.969116411" calcext:value-type="float">
            <text:p>45.969116411</text:p>
          </table:table-cell>
          <table:table-cell office:value-type="float" office:value="51.298664067" calcext:value-type="float">
            <text:p>51.298664067</text:p>
          </table:table-cell>
          <table:table-cell office:value-type="float" office:value="50.84611798" calcext:value-type="float">
            <text:p>50.84611798</text:p>
          </table:table-cell>
          <table:table-cell office:value-type="float" office:value="44.7448162" calcext:value-type="float">
            <text:p>44.7448162</text:p>
          </table:table-cell>
          <table:table-cell office:value-type="float" office:value="49.7255858" calcext:value-type="float">
            <text:p>49.7255858</text:p>
          </table:table-cell>
          <table:table-cell office:value-type="float" office:value="52.3870706" calcext:value-type="float">
            <text:p>52.3870706</text:p>
          </table:table-cell>
          <table:table-cell office:value-type="float" office:value="56.3182132" calcext:value-type="float">
            <text:p>56.3182132</text:p>
          </table:table-cell>
          <table:table-cell office:value-type="float" office:value="59.1802881" calcext:value-type="float">
            <text:p>59.1802881</text:p>
          </table:table-cell>
          <table:table-cell office:value-type="float" office:value="61.6126741" calcext:value-type="float">
            <text:p>61.6126741</text:p>
          </table:table-cell>
          <table:table-cell office:value-type="float" office:value="64.1577077" calcext:value-type="float">
            <text:p>64.1577077</text:p>
          </table:table-cell>
          <table:table-cell office:value-type="float" office:value="65.7289117" calcext:value-type="float">
            <text:p>65.7289117</text:p>
          </table:table-cell>
          <table:table-cell office:value-type="float" office:value="67.0842359" calcext:value-type="float">
            <text:p>67.0842359</text:p>
          </table:table-cell>
          <table:table-cell office:value-type="float" office:value="67.9586075" calcext:value-type="float">
            <text:p>67.9586075</text:p>
          </table:table-cell>
          <table:table-cell office:value-type="float" office:value="66.2536172" calcext:value-type="float">
            <text:p>66.2536172</text:p>
          </table:table-cell>
          <table:table-cell office:value-type="float" office:value="65.6441162" calcext:value-type="float">
            <text:p>65.6441162</text:p>
          </table:table-cell>
          <table:table-cell office:value-type="float" office:value="64.2691658" calcext:value-type="float">
            <text:p>64.2691658</text:p>
          </table:table-cell>
          <table:table-cell office:value-type="float" office:value="62.2704633" calcext:value-type="float">
            <text:p>62.2704633</text:p>
          </table:table-cell>
          <table:table-cell office:value-type="float" office:value="59.1313581" calcext:value-type="float">
            <text:p>59.1313581</text:p>
          </table:table-cell>
          <table:table-cell office:value-type="float" office:value="63.4992012" calcext:value-type="float">
            <text:p>63.4992012</text:p>
          </table:table-cell>
          <table:table-cell office:value-type="float" office:value="61.1949208" calcext:value-type="float">
            <text:p>61.1949208</text:p>
          </table:table-cell>
          <table:table-cell office:value-type="float" office:value="59.0175345" calcext:value-type="float">
            <text:p>59.0175345</text:p>
          </table:table-cell>
          <table:table-cell office:value-type="string" calcext:value-type="string">
            <text:p>MTC</text:p>
          </table:table-cell>
          <table:table-cell table:formula="of:=SUM([.E26:.W26])/1000*5" office:value-type="float" office:value="5.7051230294" calcext:value-type="float">
            <text:p>5.7051230294</text:p>
          </table:table-cell>
          <table:table-cell table:style-name="ce4" table:formula="of:=[.Y26]/[.$Y$49]" office:value-type="float" office:value="0.00674647677967549" calcext:value-type="float">
            <text:p>0.01</text:p>
          </table:table-cell>
          <table:table-cell table:style-name="ce5" table:formula="of:=[.E26]/1000/[.$E$50]" office:value-type="float" office:value="0.00555754777864852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gas processing</text:p>
          </table:table-cell>
          <table:table-cell office:value-type="float" office:value="6.40069039" calcext:value-type="float">
            <text:p>6.40069039</text:p>
          </table:table-cell>
          <table:table-cell office:value-type="float" office:value="17.113137657" calcext:value-type="float">
            <text:p>17.113137657</text:p>
          </table:table-cell>
          <table:table-cell office:value-type="float" office:value="20.65210924879" calcext:value-type="float">
            <text:p>20.65210924879</text:p>
          </table:table-cell>
          <table:table-cell office:value-type="float" office:value="30.66323397" calcext:value-type="float">
            <text:p>30.66323397</text:p>
          </table:table-cell>
          <table:table-cell office:value-type="float" office:value="42.0219627821" calcext:value-type="float">
            <text:p>42.0219627821</text:p>
          </table:table-cell>
          <table:table-cell office:value-type="float" office:value="55.9601696143" calcext:value-type="float">
            <text:p>55.9601696143</text:p>
          </table:table-cell>
          <table:table-cell office:value-type="float" office:value="64.5112448948" calcext:value-type="float">
            <text:p>64.5112448948</text:p>
          </table:table-cell>
          <table:table-cell office:value-type="float" office:value="75.285734118" calcext:value-type="float">
            <text:p>75.285734118</text:p>
          </table:table-cell>
          <table:table-cell office:value-type="float" office:value="90.579834991" calcext:value-type="float">
            <text:p>90.579834991</text:p>
          </table:table-cell>
          <table:table-cell office:value-type="float" office:value="102.926474988" calcext:value-type="float">
            <text:p>102.926474988</text:p>
          </table:table-cell>
          <table:table-cell office:value-type="float" office:value="117.16931561" calcext:value-type="float">
            <text:p>117.16931561</text:p>
          </table:table-cell>
          <table:table-cell office:value-type="float" office:value="124.58289382" calcext:value-type="float">
            <text:p>124.58289382</text:p>
          </table:table-cell>
          <table:table-cell office:value-type="float" office:value="123.12835159" calcext:value-type="float">
            <text:p>123.12835159</text:p>
          </table:table-cell>
          <table:table-cell office:value-type="float" office:value="121.44635117" calcext:value-type="float">
            <text:p>121.44635117</text:p>
          </table:table-cell>
          <table:table-cell office:value-type="float" office:value="117.29752743" calcext:value-type="float">
            <text:p>117.29752743</text:p>
          </table:table-cell>
          <table:table-cell office:value-type="float" office:value="104.41427654" calcext:value-type="float">
            <text:p>104.41427654</text:p>
          </table:table-cell>
          <table:table-cell office:value-type="float" office:value="81.62110728" calcext:value-type="float">
            <text:p>81.62110728</text:p>
          </table:table-cell>
          <table:table-cell office:value-type="float" office:value="49.93760612" calcext:value-type="float">
            <text:p>49.93760612</text:p>
          </table:table-cell>
          <table:table-cell office:value-type="float" office:value="42.04900941" calcext:value-type="float">
            <text:p>42.04900941</text:p>
          </table:table-cell>
          <table:table-cell office:value-type="float" office:value="30.28906464" calcext:value-type="float">
            <text:p>30.28906464</text:p>
          </table:table-cell>
          <table:table-cell office:value-type="float" office:value="7.40233021" calcext:value-type="float">
            <text:p>7.40233021</text:p>
          </table:table-cell>
          <table:table-cell office:value-type="string" calcext:value-type="string">
            <text:p>MTC</text:p>
          </table:table-cell>
          <table:table-cell table:formula="of:=SUM([.E27:.W27])/1000*5" office:value-type="float" office:value="7.00969299213495" calcext:value-type="float">
            <text:p>7.00969299213495</text:p>
          </table:table-cell>
          <table:table-cell table:style-name="ce4" table:formula="of:=[.Y27]/[.$Y$49]" office:value-type="float" office:value="0.00828916935890618" calcext:value-type="float">
            <text:p>0.01</text:p>
          </table:table-cell>
          <table:table-cell table:style-name="ce5" table:formula="of:=[.E27]/1000/[.$E$50]" office:value-type="float" office:value="0.00225730278809417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energy use</text:p>
          </table:table-cell>
          <table:table-cell office:value-type="float" office:value="1566.6555729" calcext:value-type="float">
            <text:p>1566.6555729</text:p>
          </table:table-cell>
          <table:table-cell office:value-type="float" office:value="1932.91890198" calcext:value-type="float">
            <text:p>1932.91890198</text:p>
          </table:table-cell>
          <table:table-cell office:value-type="float" office:value="2288.0830232" calcext:value-type="float">
            <text:p>2288.0830232</text:p>
          </table:table-cell>
          <table:table-cell office:value-type="float" office:value="2397.25124656" calcext:value-type="float">
            <text:p>2397.25124656</text:p>
          </table:table-cell>
          <table:table-cell office:value-type="float" office:value="2558.2446163596" calcext:value-type="float">
            <text:p>2558.2446163596</text:p>
          </table:table-cell>
          <table:table-cell office:value-type="float" office:value="2787.137559041" calcext:value-type="float">
            <text:p>2787.137559041</text:p>
          </table:table-cell>
          <table:table-cell office:value-type="float" office:value="2971.495869648" calcext:value-type="float">
            <text:p>2971.495869648</text:p>
          </table:table-cell>
          <table:table-cell office:value-type="float" office:value="3118.272097817" calcext:value-type="float">
            <text:p>3118.272097817</text:p>
          </table:table-cell>
          <table:table-cell office:value-type="float" office:value="3223.593904585" calcext:value-type="float">
            <text:p>3223.593904585</text:p>
          </table:table-cell>
          <table:table-cell office:value-type="float" office:value="3271.083361266" calcext:value-type="float">
            <text:p>3271.083361266</text:p>
          </table:table-cell>
          <table:table-cell office:value-type="float" office:value="3273.41173174" calcext:value-type="float">
            <text:p>3273.41173174</text:p>
          </table:table-cell>
          <table:table-cell office:value-type="float" office:value="3226.007674615" calcext:value-type="float">
            <text:p>3226.007674615</text:p>
          </table:table-cell>
          <table:table-cell office:value-type="float" office:value="3124.935746714" calcext:value-type="float">
            <text:p>3124.935746714</text:p>
          </table:table-cell>
          <table:table-cell office:value-type="float" office:value="2968.686909897" calcext:value-type="float">
            <text:p>2968.686909897</text:p>
          </table:table-cell>
          <table:table-cell office:value-type="float" office:value="2761.372264345" calcext:value-type="float">
            <text:p>2761.372264345</text:p>
          </table:table-cell>
          <table:table-cell office:value-type="float" office:value="2489.810427378" calcext:value-type="float">
            <text:p>2489.810427378</text:p>
          </table:table-cell>
          <table:table-cell office:value-type="float" office:value="2167.519187295" calcext:value-type="float">
            <text:p>2167.519187295</text:p>
          </table:table-cell>
          <table:table-cell office:value-type="float" office:value="1777.2335058309" calcext:value-type="float">
            <text:p>1777.2335058309</text:p>
          </table:table-cell>
          <table:table-cell office:value-type="float" office:value="2141.6813972323" calcext:value-type="float">
            <text:p>2141.6813972323</text:p>
          </table:table-cell>
          <table:table-cell office:value-type="float" office:value="1918.5945098165" calcext:value-type="float">
            <text:p>1918.5945098165</text:p>
          </table:table-cell>
          <table:table-cell office:value-type="float" office:value="1715.477921315" calcext:value-type="float">
            <text:p>1715.477921315</text:p>
          </table:table-cell>
          <table:table-cell office:value-type="string" calcext:value-type="string">
            <text:p>MTC</text:p>
          </table:table-cell>
          <table:table-cell table:formula="of:=SUM([.E28:.W28])/1000*5" office:value-type="float" office:value="250.899464773276" calcext:value-type="float">
            <text:p>250.899464773276</text:p>
          </table:table-cell>
          <table:table-cell table:style-name="ce4" table:formula="of:=[.Y28]/[.$Y$49]" office:value-type="float" office:value="0.296696040454002" calcext:value-type="float">
            <text:p>0.30</text:p>
          </table:table-cell>
          <table:table-cell table:style-name="ce5" table:formula="of:=[.E28]/1000/[.$E$50]" office:value-type="float" office:value="0.250090493200491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industrial feedstocks</text:p>
          </table:table-cell>
          <table:table-cell office:value-type="float" office:value="54.52197775" calcext:value-type="float">
            <text:p>54.52197775</text:p>
          </table:table-cell>
          <table:table-cell office:value-type="float" office:value="80.92178337" calcext:value-type="float">
            <text:p>80.92178337</text:p>
          </table:table-cell>
          <table:table-cell office:value-type="float" office:value="96.70948064" calcext:value-type="float">
            <text:p>96.70948064</text:p>
          </table:table-cell>
          <table:table-cell office:value-type="float" office:value="127.19924568" calcext:value-type="float">
            <text:p>127.19924568</text:p>
          </table:table-cell>
          <table:table-cell office:value-type="float" office:value="149.98738813" calcext:value-type="float">
            <text:p>149.98738813</text:p>
          </table:table-cell>
          <table:table-cell office:value-type="float" office:value="159.27428663" calcext:value-type="float">
            <text:p>159.27428663</text:p>
          </table:table-cell>
          <table:table-cell office:value-type="float" office:value="179.83171269" calcext:value-type="float">
            <text:p>179.83171269</text:p>
          </table:table-cell>
          <table:table-cell office:value-type="float" office:value="198.94619315" calcext:value-type="float">
            <text:p>198.94619315</text:p>
          </table:table-cell>
          <table:table-cell office:value-type="float" office:value="217.87300627" calcext:value-type="float">
            <text:p>217.87300627</text:p>
          </table:table-cell>
          <table:table-cell office:value-type="float" office:value="236.54242978" calcext:value-type="float">
            <text:p>236.54242978</text:p>
          </table:table-cell>
          <table:table-cell office:value-type="float" office:value="249.75067546" calcext:value-type="float">
            <text:p>249.75067546</text:p>
          </table:table-cell>
          <table:table-cell office:value-type="float" office:value="261.44101471" calcext:value-type="float">
            <text:p>261.44101471</text:p>
          </table:table-cell>
          <table:table-cell office:value-type="float" office:value="273.27571449" calcext:value-type="float">
            <text:p>273.27571449</text:p>
          </table:table-cell>
          <table:table-cell office:value-type="float" office:value="282.89308415" calcext:value-type="float">
            <text:p>282.89308415</text:p>
          </table:table-cell>
          <table:table-cell office:value-type="float" office:value="291.1819367" calcext:value-type="float">
            <text:p>291.1819367</text:p>
          </table:table-cell>
          <table:table-cell office:value-type="float" office:value="295.61963593" calcext:value-type="float">
            <text:p>295.61963593</text:p>
          </table:table-cell>
          <table:table-cell office:value-type="float" office:value="293.74490307" calcext:value-type="float">
            <text:p>293.74490307</text:p>
          </table:table-cell>
          <table:table-cell office:value-type="float" office:value="285.85649807" calcext:value-type="float">
            <text:p>285.85649807</text:p>
          </table:table-cell>
          <table:table-cell office:value-type="float" office:value="344.01719692" calcext:value-type="float">
            <text:p>344.01719692</text:p>
          </table:table-cell>
          <table:table-cell office:value-type="float" office:value="344.58746974" calcext:value-type="float">
            <text:p>344.58746974</text:p>
          </table:table-cell>
          <table:table-cell office:value-type="float" office:value="343.97582192" calcext:value-type="float">
            <text:p>343.97582192</text:p>
          </table:table-cell>
          <table:table-cell office:value-type="string" calcext:value-type="string">
            <text:p>MTC</text:p>
          </table:table-cell>
          <table:table-cell table:formula="of:=SUM([.E29:.W29])/1000*5" office:value-type="float" office:value="23.16353847065" calcext:value-type="float">
            <text:p>23.16353847065</text:p>
          </table:table-cell>
          <table:table-cell table:style-name="ce4" table:formula="of:=[.Y29]/[.$Y$49]" office:value-type="float" office:value="0.0273915695808921" calcext:value-type="float">
            <text:p>0.03</text:p>
          </table:table-cell>
          <table:table-cell table:style-name="ce5" table:formula="of:=[.E29]/1000/[.$E$50]" office:value-type="float" office:value="0.010570473826861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process heat cement</text:p>
          </table:table-cell>
          <table:table-cell office:value-type="float" office:value="108.377109975" calcext:value-type="float">
            <text:p>108.377109975</text:p>
          </table:table-cell>
          <table:table-cell office:value-type="float" office:value="205.88023278" calcext:value-type="float">
            <text:p>205.88023278</text:p>
          </table:table-cell>
          <table:table-cell office:value-type="float" office:value="273.40607555" calcext:value-type="float">
            <text:p>273.40607555</text:p>
          </table:table-cell>
          <table:table-cell office:value-type="float" office:value="273.34353855" calcext:value-type="float">
            <text:p>273.34353855</text:p>
          </table:table-cell>
          <table:table-cell office:value-type="float" office:value="323.56710696" calcext:value-type="float">
            <text:p>323.56710696</text:p>
          </table:table-cell>
          <table:table-cell office:value-type="float" office:value="306.3829126" calcext:value-type="float">
            <text:p>306.3829126</text:p>
          </table:table-cell>
          <table:table-cell office:value-type="float" office:value="302.46344859" calcext:value-type="float">
            <text:p>302.46344859</text:p>
          </table:table-cell>
          <table:table-cell office:value-type="float" office:value="298.10248423" calcext:value-type="float">
            <text:p>298.10248423</text:p>
          </table:table-cell>
          <table:table-cell office:value-type="float" office:value="292.58124163" calcext:value-type="float">
            <text:p>292.58124163</text:p>
          </table:table-cell>
          <table:table-cell office:value-type="float" office:value="285.49718426" calcext:value-type="float">
            <text:p>285.49718426</text:p>
          </table:table-cell>
          <table:table-cell office:value-type="float" office:value="277.20506545" calcext:value-type="float">
            <text:p>277.20506545</text:p>
          </table:table-cell>
          <table:table-cell office:value-type="float" office:value="268.31314641" calcext:value-type="float">
            <text:p>268.31314641</text:p>
          </table:table-cell>
          <table:table-cell office:value-type="float" office:value="258.86357211" calcext:value-type="float">
            <text:p>258.86357211</text:p>
          </table:table-cell>
          <table:table-cell office:value-type="float" office:value="248.43810177" calcext:value-type="float">
            <text:p>248.43810177</text:p>
          </table:table-cell>
          <table:table-cell office:value-type="float" office:value="237.01252502" calcext:value-type="float">
            <text:p>237.01252502</text:p>
          </table:table-cell>
          <table:table-cell office:value-type="float" office:value="225.00904207" calcext:value-type="float">
            <text:p>225.00904207</text:p>
          </table:table-cell>
          <table:table-cell office:value-type="float" office:value="212.03904012" calcext:value-type="float">
            <text:p>212.03904012</text:p>
          </table:table-cell>
          <table:table-cell office:value-type="float" office:value="197.61229343" calcext:value-type="float">
            <text:p>197.61229343</text:p>
          </table:table-cell>
          <table:table-cell office:value-type="float" office:value="203.19507212" calcext:value-type="float">
            <text:p>203.19507212</text:p>
          </table:table-cell>
          <table:table-cell office:value-type="float" office:value="193.4061942" calcext:value-type="float">
            <text:p>193.4061942</text:p>
          </table:table-cell>
          <table:table-cell office:value-type="float" office:value="184.48861906" calcext:value-type="float">
            <text:p>184.48861906</text:p>
          </table:table-cell>
          <table:table-cell office:value-type="string" calcext:value-type="string">
            <text:p>MTC</text:p>
          </table:table-cell>
          <table:table-cell table:formula="of:=SUM([.E30:.W30])/1000*5" office:value-type="float" office:value="24.30463332065" calcext:value-type="float">
            <text:p>24.30463332065</text:p>
          </table:table-cell>
          <table:table-cell table:style-name="ce4" table:formula="of:=[.Y30]/[.$Y$49]" office:value-type="float" office:value="0.0287409480025774" calcext:value-type="float">
            <text:p>0.03</text:p>
          </table:table-cell>
          <table:table-cell table:style-name="ce5" table:formula="of:=[.E30]/1000/[.$E$50]" office:value-type="float" office:value="0.029883644773817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fining</text:p>
          </table:table-cell>
          <table:table-cell office:value-type="float" office:value="209.664819042" calcext:value-type="float">
            <text:p>209.664819042</text:p>
          </table:table-cell>
          <table:table-cell office:value-type="float" office:value="221.575864195" calcext:value-type="float">
            <text:p>221.575864195</text:p>
          </table:table-cell>
          <table:table-cell office:value-type="float" office:value="232.384658385" calcext:value-type="float">
            <text:p>232.384658385</text:p>
          </table:table-cell>
          <table:table-cell office:value-type="float" office:value="267.362273544" calcext:value-type="float">
            <text:p>267.362273544</text:p>
          </table:table-cell>
          <table:table-cell office:value-type="float" office:value="282.3769593155" calcext:value-type="float">
            <text:p>282.3769593155</text:p>
          </table:table-cell>
          <table:table-cell office:value-type="float" office:value="323.628114777728" calcext:value-type="float">
            <text:p>323.628114777728</text:p>
          </table:table-cell>
          <table:table-cell office:value-type="float" office:value="358.757245164941" calcext:value-type="float">
            <text:p>358.757245164941</text:p>
          </table:table-cell>
          <table:table-cell office:value-type="float" office:value="395.287788354581" calcext:value-type="float">
            <text:p>395.287788354581</text:p>
          </table:table-cell>
          <table:table-cell office:value-type="float" office:value="439.412410937293" calcext:value-type="float">
            <text:p>439.412410937293</text:p>
          </table:table-cell>
          <table:table-cell office:value-type="float" office:value="503.598103354681" calcext:value-type="float">
            <text:p>503.598103354681</text:p>
          </table:table-cell>
          <table:table-cell office:value-type="float" office:value="569.828150054753" calcext:value-type="float">
            <text:p>569.828150054753</text:p>
          </table:table-cell>
          <table:table-cell office:value-type="float" office:value="623.365286630561" calcext:value-type="float">
            <text:p>623.365286630561</text:p>
          </table:table-cell>
          <table:table-cell office:value-type="float" office:value="660.069125272671" calcext:value-type="float">
            <text:p>660.069125272671</text:p>
          </table:table-cell>
          <table:table-cell office:value-type="float" office:value="692.192972556195" calcext:value-type="float">
            <text:p>692.192972556195</text:p>
          </table:table-cell>
          <table:table-cell office:value-type="float" office:value="718.430264951348" calcext:value-type="float">
            <text:p>718.430264951348</text:p>
          </table:table-cell>
          <table:table-cell office:value-type="float" office:value="759.775990995162" calcext:value-type="float">
            <text:p>759.775990995162</text:p>
          </table:table-cell>
          <table:table-cell office:value-type="float" office:value="821.127776158694" calcext:value-type="float">
            <text:p>821.127776158694</text:p>
          </table:table-cell>
          <table:table-cell office:value-type="float" office:value="878.806320218457" calcext:value-type="float">
            <text:p>878.806320218457</text:p>
          </table:table-cell>
          <table:table-cell office:value-type="float" office:value="877.007023784642" calcext:value-type="float">
            <text:p>877.007023784642</text:p>
          </table:table-cell>
          <table:table-cell office:value-type="float" office:value="878.49656179679" calcext:value-type="float">
            <text:p>878.49656179679</text:p>
          </table:table-cell>
          <table:table-cell office:value-type="float" office:value="880.656407066861" calcext:value-type="float">
            <text:p>880.656407066861</text:p>
          </table:table-cell>
          <table:table-cell office:value-type="string" calcext:value-type="string">
            <text:p>MTC</text:p>
          </table:table-cell>
          <table:table-cell table:formula="of:=SUM([.E31:.W31])/1000*5" office:value-type="float" office:value="55.8128171665993" calcext:value-type="float">
            <text:p>55.8128171665993</text:p>
          </table:table-cell>
          <table:table-cell table:style-name="ce4" table:formula="of:=[.Y31]/[.$Y$49]" office:value-type="float" office:value="0.0660003076326885" calcext:value-type="float">
            <text:p>0.07</text:p>
          </table:table-cell>
          <table:table-cell table:style-name="ce5" table:formula="of:=[.E31]/1000/[.$E$50]" office:value-type="float" office:value="0.0253999497563914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</text:p>
          </table:table-cell>
          <table:table-cell office:value-type="float" office:value="-311.0739429" calcext:value-type="float">
            <text:p>-311.0739429</text:p>
          </table:table-cell>
          <table:table-cell office:value-type="float" office:value="-422.160075" calcext:value-type="float">
            <text:p>-422.160075</text:p>
          </table:table-cell>
          <table:table-cell office:value-type="float" office:value="-511.329178" calcext:value-type="float">
            <text:p>-511.329178</text:p>
          </table:table-cell>
          <table:table-cell office:value-type="float" office:value="-594.381806" calcext:value-type="float">
            <text:p>-594.381806</text:p>
          </table:table-cell>
          <table:table-cell office:value-type="float" office:value="-747.348105" calcext:value-type="float">
            <text:p>-747.348105</text:p>
          </table:table-cell>
          <table:table-cell office:value-type="float" office:value="-920.55456" calcext:value-type="float">
            <text:p>-920.55456</text:p>
          </table:table-cell>
          <table:table-cell office:value-type="float" office:value="-1124.066025" calcext:value-type="float">
            <text:p>-1124.066025</text:p>
          </table:table-cell>
          <table:table-cell office:value-type="float" office:value="-1359.576666" calcext:value-type="float">
            <text:p>-1359.576666</text:p>
          </table:table-cell>
          <table:table-cell office:value-type="float" office:value="-1638.940983" calcext:value-type="float">
            <text:p>-1638.940983</text:p>
          </table:table-cell>
          <table:table-cell office:value-type="float" office:value="-1980.73436" calcext:value-type="float">
            <text:p>-1980.73436</text:p>
          </table:table-cell>
          <table:table-cell office:value-type="float" office:value="-2314.8155" calcext:value-type="float">
            <text:p>-2314.8155</text:p>
          </table:table-cell>
          <table:table-cell office:value-type="float" office:value="-2598.54184" calcext:value-type="float">
            <text:p>-2598.54184</text:p>
          </table:table-cell>
          <table:table-cell office:value-type="float" office:value="-2854.17219" calcext:value-type="float">
            <text:p>-2854.17219</text:p>
          </table:table-cell>
          <table:table-cell office:value-type="float" office:value="-3138.86048" calcext:value-type="float">
            <text:p>-3138.86048</text:p>
          </table:table-cell>
          <table:table-cell office:value-type="float" office:value="-3463.40183" calcext:value-type="float">
            <text:p>-3463.40183</text:p>
          </table:table-cell>
          <table:table-cell office:value-type="float" office:value="-3928.1437" calcext:value-type="float">
            <text:p>-3928.1437</text:p>
          </table:table-cell>
          <table:table-cell office:value-type="float" office:value="-4581.17136" calcext:value-type="float">
            <text:p>-4581.17136</text:p>
          </table:table-cell>
          <table:table-cell office:value-type="float" office:value="-5387.3646" calcext:value-type="float">
            <text:p>-5387.3646</text:p>
          </table:table-cell>
          <table:table-cell office:value-type="float" office:value="-5161.8792" calcext:value-type="float">
            <text:p>-5161.8792</text:p>
          </table:table-cell>
          <table:table-cell office:value-type="float" office:value="-5434.5364" calcext:value-type="float">
            <text:p>-5434.5364</text:p>
          </table:table-cell>
          <table:table-cell office:value-type="float" office:value="-5764.2224" calcext:value-type="float">
            <text:p>-5764.2224</text:p>
          </table:table-cell>
          <table:table-cell office:value-type="string" calcext:value-type="string">
            <text:p>MTC</text:p>
          </table:table-cell>
          <table:table-cell table:formula="of:=SUM([.E32:.W32])/1000*5" office:value-type="float" office:value="-267.520205915" calcext:value-type="float">
            <text:p>-267.520205915</text:p>
          </table:table-cell>
          <table:table-cell table:style-name="ce4" table:formula="of:=[.Y32]/[.$Y$49]" office:value-type="float" office:value="-0.316350558611768" calcext:value-type="float">
            <text:p>-0.32</text:p>
          </table:table-cell>
          <table:table-cell table:style-name="ce5" table:formula="of:=[.E32]/1000/[.$E$50]" office:value-type="float" office:value="-0.0558889537736165" calcext:value-type="float">
            <text:p>-0.06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biomassOil</text:p>
          </table:table-cell>
          <table:table-cell office:value-type="float" office:value="-0.00591993" calcext:value-type="float">
            <text:p>-0.00591993</text:p>
          </table:table-cell>
          <table:table-cell office:value-type="float" office:value="-2.47636862" calcext:value-type="float">
            <text:p>-2.47636862</text:p>
          </table:table-cell>
          <table:table-cell office:value-type="float" office:value="-13.60983966" calcext:value-type="float">
            <text:p>-13.60983966</text:p>
          </table:table-cell>
          <table:table-cell office:value-type="float" office:value="-21.55805528" calcext:value-type="float">
            <text:p>-21.55805528</text:p>
          </table:table-cell>
          <table:table-cell office:value-type="float" office:value="-35.18250837" calcext:value-type="float">
            <text:p>-35.18250837</text:p>
          </table:table-cell>
          <table:table-cell office:value-type="float" office:value="-42.44640247" calcext:value-type="float">
            <text:p>-42.44640247</text:p>
          </table:table-cell>
          <table:table-cell office:value-type="float" office:value="-47.6119013" calcext:value-type="float">
            <text:p>-47.6119013</text:p>
          </table:table-cell>
          <table:table-cell office:value-type="float" office:value="-52.325711" calcext:value-type="float">
            <text:p>-52.325711</text:p>
          </table:table-cell>
          <table:table-cell office:value-type="float" office:value="-58.9636995" calcext:value-type="float">
            <text:p>-58.9636995</text:p>
          </table:table-cell>
          <table:table-cell office:value-type="float" office:value="-69.0734995" calcext:value-type="float">
            <text:p>-69.0734995</text:p>
          </table:table-cell>
          <table:table-cell office:value-type="float" office:value="-78.7925614" calcext:value-type="float">
            <text:p>-78.7925614</text:p>
          </table:table-cell>
          <table:table-cell office:value-type="float" office:value="-86.3225337" calcext:value-type="float">
            <text:p>-86.3225337</text:p>
          </table:table-cell>
          <table:table-cell office:value-type="float" office:value="-92.6962096" calcext:value-type="float">
            <text:p>-92.6962096</text:p>
          </table:table-cell>
          <table:table-cell office:value-type="float" office:value="-101.267107" calcext:value-type="float">
            <text:p>-101.267107</text:p>
          </table:table-cell>
          <table:table-cell office:value-type="float" office:value="-110.61843" calcext:value-type="float">
            <text:p>-110.61843</text:p>
          </table:table-cell>
          <table:table-cell office:value-type="float" office:value="-125.920822" calcext:value-type="float">
            <text:p>-125.920822</text:p>
          </table:table-cell>
          <table:table-cell office:value-type="float" office:value="-146.923599" calcext:value-type="float">
            <text:p>-146.923599</text:p>
          </table:table-cell>
          <table:table-cell office:value-type="float" office:value="-170.384786" calcext:value-type="float">
            <text:p>-170.384786</text:p>
          </table:table-cell>
          <table:table-cell office:value-type="float" office:value="-170.587563" calcext:value-type="float">
            <text:p>-170.587563</text:p>
          </table:table-cell>
          <table:table-cell office:value-type="float" office:value="-177.697147" calcext:value-type="float">
            <text:p>-177.697147</text:p>
          </table:table-cell>
          <table:table-cell office:value-type="float" office:value="-186.156512" calcext:value-type="float">
            <text:p>-186.156512</text:p>
          </table:table-cell>
          <table:table-cell office:value-type="string" calcext:value-type="string">
            <text:p>MTC</text:p>
          </table:table-cell>
          <table:table-cell table:formula="of:=SUM([.E33:.W33])/1000*5" office:value-type="float" office:value="-8.9406944389" calcext:value-type="float">
            <text:p>-8.9406944389</text:p>
          </table:table-cell>
          <table:table-cell table:style-name="ce4" table:formula="of:=[.Y33]/[.$Y$49]" office:value-type="float" office:value="-0.0105726357022236" calcext:value-type="float">
            <text:p>-0.01</text:p>
          </table:table-cell>
          <table:table-cell table:style-name="ce5" table:formula="of:=[.E33]/1000/[.$E$50]" office:value-type="float" office:value="-0.00148757343087523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corn for ethanol</text:p>
          </table:table-cell>
          <table:table-cell office:value-type="float" office:value="-0.0123061" calcext:value-type="float">
            <text:p>-0.0123061</text:p>
          </table:table-cell>
          <table:table-cell office:value-type="float" office:value="-7.699137191" calcext:value-type="float">
            <text:p>-7.699137191</text:p>
          </table:table-cell>
          <table:table-cell office:value-type="float" office:value="-22.57978191" calcext:value-type="float">
            <text:p>-22.57978191</text:p>
          </table:table-cell>
          <table:table-cell office:value-type="float" office:value="-31.18261492" calcext:value-type="float">
            <text:p>-31.18261492</text:p>
          </table:table-cell>
          <table:table-cell office:value-type="float" office:value="-37.83777099" calcext:value-type="float">
            <text:p>-37.83777099</text:p>
          </table:table-cell>
          <table:table-cell office:value-type="float" office:value="-40.37674809" calcext:value-type="float">
            <text:p>-40.37674809</text:p>
          </table:table-cell>
          <table:table-cell office:value-type="float" office:value="-41.4221414" calcext:value-type="float">
            <text:p>-41.4221414</text:p>
          </table:table-cell>
          <table:table-cell office:value-type="float" office:value="-41.1712762" calcext:value-type="float">
            <text:p>-41.1712762</text:p>
          </table:table-cell>
          <table:table-cell office:value-type="float" office:value="-41.4751574" calcext:value-type="float">
            <text:p>-41.4751574</text:p>
          </table:table-cell>
          <table:table-cell office:value-type="float" office:value="-44.4778146" calcext:value-type="float">
            <text:p>-44.4778146</text:p>
          </table:table-cell>
          <table:table-cell office:value-type="float" office:value="-48.1962015" calcext:value-type="float">
            <text:p>-48.1962015</text:p>
          </table:table-cell>
          <table:table-cell office:value-type="float" office:value="-51.2855352" calcext:value-type="float">
            <text:p>-51.2855352</text:p>
          </table:table-cell>
          <table:table-cell office:value-type="float" office:value="-53.3775371" calcext:value-type="float">
            <text:p>-53.3775371</text:p>
          </table:table-cell>
          <table:table-cell office:value-type="float" office:value="-57.1046284" calcext:value-type="float">
            <text:p>-57.1046284</text:p>
          </table:table-cell>
          <table:table-cell office:value-type="float" office:value="-60.5938485" calcext:value-type="float">
            <text:p>-60.5938485</text:p>
          </table:table-cell>
          <table:table-cell office:value-type="float" office:value="-67.7003181" calcext:value-type="float">
            <text:p>-67.7003181</text:p>
          </table:table-cell>
          <table:table-cell office:value-type="float" office:value="-78.6616084" calcext:value-type="float">
            <text:p>-78.6616084</text:p>
          </table:table-cell>
          <table:table-cell office:value-type="float" office:value="-91.1644071" calcext:value-type="float">
            <text:p>-91.1644071</text:p>
          </table:table-cell>
          <table:table-cell office:value-type="float" office:value="-91.8645367" calcext:value-type="float">
            <text:p>-91.8645367</text:p>
          </table:table-cell>
          <table:table-cell office:value-type="float" office:value="-95.5910528" calcext:value-type="float">
            <text:p>-95.5910528</text:p>
          </table:table-cell>
          <table:table-cell office:value-type="float" office:value="-99.90375939" calcext:value-type="float">
            <text:p>-99.90375939</text:p>
          </table:table-cell>
          <table:table-cell office:value-type="string" calcext:value-type="string">
            <text:p>MTC</text:p>
          </table:table-cell>
          <table:table-cell table:formula="of:=SUM([.E34:.W34])/1000*5" office:value-type="float" office:value="-5.4798336935" calcext:value-type="float">
            <text:p>-5.4798336935</text:p>
          </table:table-cell>
          <table:table-cell table:style-name="ce4" table:formula="of:=[.Y34]/[.$Y$49]" office:value-type="float" office:value="-0.00648006547434073" calcext:value-type="float">
            <text:p>-0.01</text:p>
          </table:table-cell>
          <table:table-cell table:style-name="ce5" table:formula="of:=[.E34]/1000/[.$E$50]" office:value-type="float" office:value="-0.00246799995322452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gional sugar for ethanol</text:p>
          </table:table-cell>
          <table:table-cell office:value-type="float" office:value="-5.85116" calcext:value-type="float">
            <text:p>-5.85116</text:p>
          </table:table-cell>
          <table:table-cell office:value-type="float" office:value="-6.436365098" calcext:value-type="float">
            <text:p>-6.436365098</text:p>
          </table:table-cell>
          <table:table-cell office:value-type="float" office:value="-10.69794784" calcext:value-type="float">
            <text:p>-10.69794784</text:p>
          </table:table-cell>
          <table:table-cell office:value-type="float" office:value="-13.937999709" calcext:value-type="float">
            <text:p>-13.937999709</text:p>
          </table:table-cell>
          <table:table-cell office:value-type="float" office:value="-13.93002677215" calcext:value-type="float">
            <text:p>-13.93002677215</text:p>
          </table:table-cell>
          <table:table-cell office:value-type="float" office:value="-15.00266322261" calcext:value-type="float">
            <text:p>-15.00266322261</text:p>
          </table:table-cell>
          <table:table-cell office:value-type="float" office:value="-15.5875063354" calcext:value-type="float">
            <text:p>-15.5875063354</text:p>
          </table:table-cell>
          <table:table-cell office:value-type="float" office:value="-15.66144684311" calcext:value-type="float">
            <text:p>-15.66144684311</text:p>
          </table:table-cell>
          <table:table-cell office:value-type="float" office:value="-16.26417621654" calcext:value-type="float">
            <text:p>-16.26417621654</text:p>
          </table:table-cell>
          <table:table-cell office:value-type="float" office:value="-19.7057839677" calcext:value-type="float">
            <text:p>-19.7057839677</text:p>
          </table:table-cell>
          <table:table-cell office:value-type="float" office:value="-24.929722841" calcext:value-type="float">
            <text:p>-24.929722841</text:p>
          </table:table-cell>
          <table:table-cell office:value-type="float" office:value="-30.377175734" calcext:value-type="float">
            <text:p>-30.377175734</text:p>
          </table:table-cell>
          <table:table-cell office:value-type="float" office:value="-35.4151641621" calcext:value-type="float">
            <text:p>-35.4151641621</text:p>
          </table:table-cell>
          <table:table-cell office:value-type="float" office:value="-42.304430965" calcext:value-type="float">
            <text:p>-42.304430965</text:p>
          </table:table-cell>
          <table:table-cell office:value-type="float" office:value="-51.5704331282" calcext:value-type="float">
            <text:p>-51.5704331282</text:p>
          </table:table-cell>
          <table:table-cell office:value-type="float" office:value="-67.264725047" calcext:value-type="float">
            <text:p>-67.264725047</text:p>
          </table:table-cell>
          <table:table-cell office:value-type="float" office:value="-87.841095161" calcext:value-type="float">
            <text:p>-87.841095161</text:p>
          </table:table-cell>
          <table:table-cell office:value-type="float" office:value="-106.358804164" calcext:value-type="float">
            <text:p>-106.358804164</text:p>
          </table:table-cell>
          <table:table-cell office:value-type="float" office:value="-93.860685037" calcext:value-type="float">
            <text:p>-93.860685037</text:p>
          </table:table-cell>
          <table:table-cell office:value-type="float" office:value="-104.198228941" calcext:value-type="float">
            <text:p>-104.198228941</text:p>
          </table:table-cell>
          <table:table-cell office:value-type="float" office:value="-113.457223801" calcext:value-type="float">
            <text:p>-113.457223801</text:p>
          </table:table-cell>
          <table:table-cell office:value-type="string" calcext:value-type="string">
            <text:p>MTC</text:p>
          </table:table-cell>
          <table:table-cell table:formula="of:=SUM([.E35:.W35])/1000*5" office:value-type="float" office:value="-4.39182619943905" calcext:value-type="float">
            <text:p>-4.39182619943905</text:p>
          </table:table-cell>
          <table:table-cell table:style-name="ce4" table:formula="of:=[.Y35]/[.$Y$49]" office:value-type="float" office:value="-0.00519346442174834" calcext:value-type="float">
            <text:p>-0.01</text:p>
          </table:table-cell>
          <table:table-cell table:style-name="ce5" table:formula="of:=[.E35]/1000/[.$E$50]" office:value-type="float" office:value="-0.00116929981316717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cooling</text:p>
          </table:table-cell>
          <table:table-cell office:value-type="float" office:value="0.319175" calcext:value-type="float">
            <text:p>0.319175</text:p>
          </table:table-cell>
          <table:table-cell office:value-type="float" office:value="3.25889" calcext:value-type="float">
            <text:p>3.25889</text:p>
          </table:table-cell>
          <table:table-cell office:value-type="float" office:value="4.22803" calcext:value-type="float">
            <text:p>4.22803</text:p>
          </table:table-cell>
          <table:table-cell office:value-type="float" office:value="4.81845" calcext:value-type="float">
            <text:p>4.81845</text:p>
          </table:table-cell>
          <table:table-cell office:value-type="float" office:value="4.63862" calcext:value-type="float">
            <text:p>4.63862</text:p>
          </table:table-cell>
          <table:table-cell office:value-type="float" office:value="4.3526" calcext:value-type="float">
            <text:p>4.3526</text:p>
          </table:table-cell>
          <table:table-cell office:value-type="float" office:value="3.91497" calcext:value-type="float">
            <text:p>3.91497</text:p>
          </table:table-cell>
          <table:table-cell office:value-type="float" office:value="3.51482" calcext:value-type="float">
            <text:p>3.51482</text:p>
          </table:table-cell>
          <table:table-cell office:value-type="float" office:value="3.16384" calcext:value-type="float">
            <text:p>3.16384</text:p>
          </table:table-cell>
          <table:table-cell office:value-type="float" office:value="2.85062" calcext:value-type="float">
            <text:p>2.85062</text:p>
          </table:table-cell>
          <table:table-cell office:value-type="float" office:value="2.55377" calcext:value-type="float">
            <text:p>2.55377</text:p>
          </table:table-cell>
          <table:table-cell office:value-type="float" office:value="2.27306" calcext:value-type="float">
            <text:p>2.27306</text:p>
          </table:table-cell>
          <table:table-cell office:value-type="float" office:value="1.9947" calcext:value-type="float">
            <text:p>1.9947</text:p>
          </table:table-cell>
          <table:table-cell office:value-type="float" office:value="1.70986" calcext:value-type="float">
            <text:p>1.70986</text:p>
          </table:table-cell>
          <table:table-cell office:value-type="float" office:value="1.43214" calcext:value-type="float">
            <text:p>1.43214</text:p>
          </table:table-cell>
          <table:table-cell office:value-type="float" office:value="1.17078" calcext:value-type="float">
            <text:p>1.17078</text:p>
          </table:table-cell>
          <table:table-cell office:value-type="float" office:value="0.936619" calcext:value-type="float">
            <text:p>0.936619</text:p>
          </table:table-cell>
          <table:table-cell office:value-type="float" office:value="0.729043" calcext:value-type="float">
            <text:p>0.729043</text:p>
          </table:table-cell>
          <table:table-cell office:value-type="float" office:value="0.760925" calcext:value-type="float">
            <text:p>0.760925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0.511033" calcext:value-type="float">
            <text:p>0.511033</text:p>
          </table:table-cell>
          <table:table-cell office:value-type="string" calcext:value-type="string">
            <text:p>MTC</text:p>
          </table:table-cell>
          <table:table-cell table:formula="of:=SUM([.E36:.W36])/1000*5" office:value-type="float" office:value="0.23086569" calcext:value-type="float">
            <text:p>0.23086569</text:p>
          </table:table-cell>
          <table:table-cell table:style-name="ce4" table:formula="of:=[.Y36]/[.$Y$49]" office:value-type="float" office:value="0.000273005509045536" calcext:value-type="float">
            <text:p>0.00</text:p>
          </table:table-cell>
          <table:table-cell table:style-name="ce5" table:formula="of:=[.E36]/1000/[.$E$50]" office:value-type="float" office:value="0.000462129257218847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heating</text:p>
          </table:table-cell>
          <table:table-cell office:value-type="float" office:value="283.28690901412" calcext:value-type="float">
            <text:p>283.28690901412</text:p>
          </table:table-cell>
          <table:table-cell office:value-type="float" office:value="304.18146437008" calcext:value-type="float">
            <text:p>304.18146437008</text:p>
          </table:table-cell>
          <table:table-cell office:value-type="float" office:value="310.2717918636" calcext:value-type="float">
            <text:p>310.2717918636</text:p>
          </table:table-cell>
          <table:table-cell office:value-type="float" office:value="286.73603248921" calcext:value-type="float">
            <text:p>286.73603248921</text:p>
          </table:table-cell>
          <table:table-cell office:value-type="float" office:value="300.3297138982" calcext:value-type="float">
            <text:p>300.3297138982</text:p>
          </table:table-cell>
          <table:table-cell office:value-type="float" office:value="301.3536613921" calcext:value-type="float">
            <text:p>301.3536613921</text:p>
          </table:table-cell>
          <table:table-cell office:value-type="float" office:value="310.2657944083" calcext:value-type="float">
            <text:p>310.2657944083</text:p>
          </table:table-cell>
          <table:table-cell office:value-type="float" office:value="313.5820209744" calcext:value-type="float">
            <text:p>313.5820209744</text:p>
          </table:table-cell>
          <table:table-cell office:value-type="float" office:value="311.3859496333" calcext:value-type="float">
            <text:p>311.3859496333</text:p>
          </table:table-cell>
          <table:table-cell office:value-type="float" office:value="305.1239213498" calcext:value-type="float">
            <text:p>305.1239213498</text:p>
          </table:table-cell>
          <table:table-cell office:value-type="float" office:value="295.728836296" calcext:value-type="float">
            <text:p>295.728836296</text:p>
          </table:table-cell>
          <table:table-cell office:value-type="float" office:value="285.5060530509" calcext:value-type="float">
            <text:p>285.5060530509</text:p>
          </table:table-cell>
          <table:table-cell office:value-type="float" office:value="275.2833035118" calcext:value-type="float">
            <text:p>275.2833035118</text:p>
          </table:table-cell>
          <table:table-cell office:value-type="float" office:value="262.8309844467" calcext:value-type="float">
            <text:p>262.8309844467</text:p>
          </table:table-cell>
          <table:table-cell office:value-type="float" office:value="248.3512089099" calcext:value-type="float">
            <text:p>248.3512089099</text:p>
          </table:table-cell>
          <table:table-cell office:value-type="float" office:value="230.5391845898" calcext:value-type="float">
            <text:p>230.5391845898</text:p>
          </table:table-cell>
          <table:table-cell office:value-type="float" office:value="209.90168677449" calcext:value-type="float">
            <text:p>209.90168677449</text:p>
          </table:table-cell>
          <table:table-cell office:value-type="float" office:value="187.20645691114" calcext:value-type="float">
            <text:p>187.20645691114</text:p>
          </table:table-cell>
          <table:table-cell office:value-type="float" office:value="199.36679782928" calcext:value-type="float">
            <text:p>199.36679782928</text:p>
          </table:table-cell>
          <table:table-cell office:value-type="float" office:value="184.97599194328" calcext:value-type="float">
            <text:p>184.97599194328</text:p>
          </table:table-cell>
          <table:table-cell office:value-type="float" office:value="172.09170600653" calcext:value-type="float">
            <text:p>172.09170600653</text:p>
          </table:table-cell>
          <table:table-cell office:value-type="string" calcext:value-type="string">
            <text:p>MTC</text:p>
          </table:table-cell>
          <table:table-cell table:formula="of:=SUM([.E37:.W37])/1000*5" office:value-type="float" office:value="24.9541554813936" calcext:value-type="float">
            <text:p>24.9541554813936</text:p>
          </table:table-cell>
          <table:table-cell table:style-name="ce4" table:formula="of:=[.Y37]/[.$Y$49]" office:value-type="float" office:value="0.0295090271750616" calcext:value-type="float">
            <text:p>0.03</text:p>
          </table:table-cell>
          <table:table-cell table:style-name="ce5" table:formula="of:=[.E37]/1000/[.$E$50]" office:value-type="float" office:value="0.0339131162053926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resid others</text:p>
          </table:table-cell>
          <table:table-cell office:value-type="float" office:value="279.34871677" calcext:value-type="float">
            <text:p>279.34871677</text:p>
          </table:table-cell>
          <table:table-cell office:value-type="float" office:value="292.814066449" calcext:value-type="float">
            <text:p>292.814066449</text:p>
          </table:table-cell>
          <table:table-cell office:value-type="float" office:value="299.77335538" calcext:value-type="float">
            <text:p>299.77335538</text:p>
          </table:table-cell>
          <table:table-cell office:value-type="float" office:value="312.69381505" calcext:value-type="float">
            <text:p>312.69381505</text:p>
          </table:table-cell>
          <table:table-cell office:value-type="float" office:value="312.87759961216" calcext:value-type="float">
            <text:p>312.87759961216</text:p>
          </table:table-cell>
          <table:table-cell office:value-type="float" office:value="334.12395749719" calcext:value-type="float">
            <text:p>334.12395749719</text:p>
          </table:table-cell>
          <table:table-cell office:value-type="float" office:value="357.312053052" calcext:value-type="float">
            <text:p>357.312053052</text:p>
          </table:table-cell>
          <table:table-cell office:value-type="float" office:value="372.282058765058" calcext:value-type="float">
            <text:p>372.282058765058</text:p>
          </table:table-cell>
          <table:table-cell office:value-type="float" office:value="375.13185808866" calcext:value-type="float">
            <text:p>375.13185808866</text:p>
          </table:table-cell>
          <table:table-cell office:value-type="float" office:value="369.841974133849" calcext:value-type="float">
            <text:p>369.841974133849</text:p>
          </table:table-cell>
          <table:table-cell office:value-type="float" office:value="357.513104834167" calcext:value-type="float">
            <text:p>357.513104834167</text:p>
          </table:table-cell>
          <table:table-cell office:value-type="float" office:value="340.098474624914" calcext:value-type="float">
            <text:p>340.098474624914</text:p>
          </table:table-cell>
          <table:table-cell office:value-type="float" office:value="318.9725605943" calcext:value-type="float">
            <text:p>318.9725605943</text:p>
          </table:table-cell>
          <table:table-cell office:value-type="float" office:value="290.302448596386" calcext:value-type="float">
            <text:p>290.302448596386</text:p>
          </table:table-cell>
          <table:table-cell office:value-type="float" office:value="255.924637737695" calcext:value-type="float">
            <text:p>255.924637737695</text:p>
          </table:table-cell>
          <table:table-cell office:value-type="float" office:value="214.718568743341" calcext:value-type="float">
            <text:p>214.718568743341</text:p>
          </table:table-cell>
          <table:table-cell office:value-type="float" office:value="170.907698390139" calcext:value-type="float">
            <text:p>170.907698390139</text:p>
          </table:table-cell>
          <table:table-cell office:value-type="float" office:value="127.731518759701" calcext:value-type="float">
            <text:p>127.731518759701</text:p>
          </table:table-cell>
          <table:table-cell office:value-type="float" office:value="158.419140735963" calcext:value-type="float">
            <text:p>158.419140735963</text:p>
          </table:table-cell>
          <table:table-cell office:value-type="float" office:value="132.408728302323" calcext:value-type="float">
            <text:p>132.408728302323</text:p>
          </table:table-cell>
          <table:table-cell office:value-type="float" office:value="110.702130570844" calcext:value-type="float">
            <text:p>110.702130570844</text:p>
          </table:table-cell>
          <table:table-cell office:value-type="string" calcext:value-type="string">
            <text:p>MTC</text:p>
          </table:table-cell>
          <table:table-cell table:formula="of:=SUM([.E38:.W38])/1000*5" office:value-type="float" office:value="26.0586784173434" calcext:value-type="float">
            <text:p>26.0586784173434</text:p>
          </table:table-cell>
          <table:table-cell table:style-name="ce4" table:formula="of:=[.Y38]/[.$Y$49]" office:value-type="float" office:value="0.0308151582263297" calcext:value-type="float">
            <text:p>0.03</text:p>
          </table:table-cell>
          <table:table-cell table:style-name="ce5" table:formula="of:=[.E38]/1000/[.$E$50]" office:value-type="float" office:value="0.0327656232467038" calcext:value-type="float">
            <text:p>0.03</text:p>
          </table:table-cell>
          <table:table-cell table:formula="of:=SUM([.Z36:.Z38])+SUM([.Z7:.Z9])" office:value-type="float" office:value="0.0903802404175232" calcext:value-type="float">
            <text:p>0.090380240417523</text:p>
          </table:table-cell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aviation_intl</text:p>
          </table:table-cell>
          <table:table-cell office:value-type="float" office:value="60.241744" calcext:value-type="float">
            <text:p>60.241744</text:p>
          </table:table-cell>
          <table:table-cell office:value-type="float" office:value="88.766861" calcext:value-type="float">
            <text:p>88.766861</text:p>
          </table:table-cell>
          <table:table-cell office:value-type="float" office:value="95.6683529" calcext:value-type="float">
            <text:p>95.6683529</text:p>
          </table:table-cell>
          <table:table-cell office:value-type="float" office:value="112.119206" calcext:value-type="float">
            <text:p>112.119206</text:p>
          </table:table-cell>
          <table:table-cell office:value-type="float" office:value="120.5899114" calcext:value-type="float">
            <text:p>120.5899114</text:p>
          </table:table-cell>
          <table:table-cell office:value-type="float" office:value="134.9628527" calcext:value-type="float">
            <text:p>134.9628527</text:p>
          </table:table-cell>
          <table:table-cell office:value-type="float" office:value="150.646827" calcext:value-type="float">
            <text:p>150.646827</text:p>
          </table:table-cell>
          <table:table-cell office:value-type="float" office:value="164.882473" calcext:value-type="float">
            <text:p>164.882473</text:p>
          </table:table-cell>
          <table:table-cell office:value-type="float" office:value="178.384312" calcext:value-type="float">
            <text:p>178.384312</text:p>
          </table:table-cell>
          <table:table-cell office:value-type="float" office:value="190.881319" calcext:value-type="float">
            <text:p>190.881319</text:p>
          </table:table-cell>
          <table:table-cell office:value-type="float" office:value="202.821674" calcext:value-type="float">
            <text:p>202.821674</text:p>
          </table:table-cell>
          <table:table-cell office:value-type="float" office:value="219.112968" calcext:value-type="float">
            <text:p>219.112968</text:p>
          </table:table-cell>
          <table:table-cell office:value-type="float" office:value="235.388485" calcext:value-type="float">
            <text:p>235.388485</text:p>
          </table:table-cell>
          <table:table-cell office:value-type="float" office:value="251.185002" calcext:value-type="float">
            <text:p>251.185002</text:p>
          </table:table-cell>
          <table:table-cell office:value-type="float" office:value="265.820728" calcext:value-type="float">
            <text:p>265.820728</text:p>
          </table:table-cell>
          <table:table-cell office:value-type="float" office:value="279.418035" calcext:value-type="float">
            <text:p>279.418035</text:p>
          </table:table-cell>
          <table:table-cell office:value-type="float" office:value="291.827428" calcext:value-type="float">
            <text:p>291.827428</text:p>
          </table:table-cell>
          <table:table-cell office:value-type="float" office:value="302.230241" calcext:value-type="float">
            <text:p>302.230241</text:p>
          </table:table-cell>
          <table:table-cell office:value-type="float" office:value="329.274218" calcext:value-type="float">
            <text:p>329.274218</text:p>
          </table:table-cell>
          <table:table-cell office:value-type="float" office:value="341.206708" calcext:value-type="float">
            <text:p>341.206708</text:p>
          </table:table-cell>
          <table:table-cell office:value-type="float" office:value="352.712355" calcext:value-type="float">
            <text:p>352.712355</text:p>
          </table:table-cell>
          <table:table-cell office:value-type="string" calcext:value-type="string">
            <text:p>MTC</text:p>
          </table:table-cell>
          <table:table-cell table:formula="of:=SUM([.E39:.W39])/1000*5" office:value-type="float" office:value="21.09566548" calcext:value-type="float">
            <text:p>21.09566548</text:p>
          </table:table-cell>
          <table:table-cell table:style-name="ce4" table:formula="of:=[.Y39]/[.$Y$49]" office:value-type="float" office:value="0.0249462485873139" calcext:value-type="float">
            <text:p>0.02</text:p>
          </table:table-cell>
          <table:table-cell table:style-name="ce5" table:formula="of:=[.E39]/1000/[.$E$50]" office:value-type="float" office:value="0.0104566771912753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</text:p>
          </table:table-cell>
          <table:table-cell office:value-type="float" office:value="53.5370483458" calcext:value-type="float">
            <text:p>53.5370483458</text:p>
          </table:table-cell>
          <table:table-cell office:value-type="float" office:value="60.84620663" calcext:value-type="float">
            <text:p>60.84620663</text:p>
          </table:table-cell>
          <table:table-cell office:value-type="float" office:value="66.26544214" calcext:value-type="float">
            <text:p>66.26544214</text:p>
          </table:table-cell>
          <table:table-cell office:value-type="float" office:value="76.6723788" calcext:value-type="float">
            <text:p>76.6723788</text:p>
          </table:table-cell>
          <table:table-cell office:value-type="float" office:value="82.801996313" calcext:value-type="float">
            <text:p>82.801996313</text:p>
          </table:table-cell>
          <table:table-cell office:value-type="float" office:value="93.390117594" calcext:value-type="float">
            <text:p>93.390117594</text:p>
          </table:table-cell>
          <table:table-cell office:value-type="float" office:value="104.5152896" calcext:value-type="float">
            <text:p>104.5152896</text:p>
          </table:table-cell>
          <table:table-cell office:value-type="float" office:value="113.27820515" calcext:value-type="float">
            <text:p>113.27820515</text:p>
          </table:table-cell>
          <table:table-cell office:value-type="float" office:value="119.33919032" calcext:value-type="float">
            <text:p>119.33919032</text:p>
          </table:table-cell>
          <table:table-cell office:value-type="float" office:value="123.557557615" calcext:value-type="float">
            <text:p>123.557557615</text:p>
          </table:table-cell>
          <table:table-cell office:value-type="float" office:value="127.144431706" calcext:value-type="float">
            <text:p>127.144431706</text:p>
          </table:table-cell>
          <table:table-cell office:value-type="float" office:value="129.624891948" calcext:value-type="float">
            <text:p>129.624891948</text:p>
          </table:table-cell>
          <table:table-cell office:value-type="float" office:value="131.008420116" calcext:value-type="float">
            <text:p>131.008420116</text:p>
          </table:table-cell>
          <table:table-cell office:value-type="float" office:value="131.049447298" calcext:value-type="float">
            <text:p>131.049447298</text:p>
          </table:table-cell>
          <table:table-cell office:value-type="float" office:value="129.677449803" calcext:value-type="float">
            <text:p>129.677449803</text:p>
          </table:table-cell>
          <table:table-cell office:value-type="float" office:value="127.556636064" calcext:value-type="float">
            <text:p>127.556636064</text:p>
          </table:table-cell>
          <table:table-cell office:value-type="float" office:value="125.049270887" calcext:value-type="float">
            <text:p>125.049270887</text:p>
          </table:table-cell>
          <table:table-cell office:value-type="float" office:value="121.465254765" calcext:value-type="float">
            <text:p>121.465254765</text:p>
          </table:table-cell>
          <table:table-cell office:value-type="float" office:value="133.133038987" calcext:value-type="float">
            <text:p>133.133038987</text:p>
          </table:table-cell>
          <table:table-cell office:value-type="float" office:value="131.821868369" calcext:value-type="float">
            <text:p>131.821868369</text:p>
          </table:table-cell>
          <table:table-cell office:value-type="float" office:value="131.552941933" calcext:value-type="float">
            <text:p>131.552941933</text:p>
          </table:table-cell>
          <table:table-cell office:value-type="string" calcext:value-type="string">
            <text:p>MTC</text:p>
          </table:table-cell>
          <table:table-cell table:formula="of:=SUM([.E40:.W40])/1000*5" office:value-type="float" office:value="10.99451914704" calcext:value-type="float">
            <text:p>10.99451914704</text:p>
          </table:table-cell>
          <table:table-cell table:style-name="ce4" table:formula="of:=[.Y40]/[.$Y$49]" office:value-type="float" office:value="0.0130013441860874" calcext:value-type="float">
            <text:p>0.01</text:p>
          </table:table-cell>
          <table:table-cell table:style-name="ce5" table:formula="of:=[.E40]/1000/[.$E$50]" office:value-type="float" office:value="0.0072429002527032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freight_road</text:p>
          </table:table-cell>
          <table:table-cell office:value-type="float" office:value="306.428447824" calcext:value-type="float">
            <text:p>306.428447824</text:p>
          </table:table-cell>
          <table:table-cell office:value-type="float" office:value="459.433118986" calcext:value-type="float">
            <text:p>459.433118986</text:p>
          </table:table-cell>
          <table:table-cell office:value-type="float" office:value="519.419372813" calcext:value-type="float">
            <text:p>519.419372813</text:p>
          </table:table-cell>
          <table:table-cell office:value-type="float" office:value="582.80944347697" calcext:value-type="float">
            <text:p>582.80944347697</text:p>
          </table:table-cell>
          <table:table-cell office:value-type="float" office:value="648.03599308056" calcext:value-type="float">
            <text:p>648.03599308056</text:p>
          </table:table-cell>
          <table:table-cell office:value-type="float" office:value="731.21444384687" calcext:value-type="float">
            <text:p>731.21444384687</text:p>
          </table:table-cell>
          <table:table-cell office:value-type="float" office:value="818.61730867887" calcext:value-type="float">
            <text:p>818.61730867887</text:p>
          </table:table-cell>
          <table:table-cell office:value-type="float" office:value="900.17029238931" calcext:value-type="float">
            <text:p>900.17029238931</text:p>
          </table:table-cell>
          <table:table-cell office:value-type="float" office:value="977.113841204699" calcext:value-type="float">
            <text:p>977.113841204699</text:p>
          </table:table-cell>
          <table:table-cell office:value-type="float" office:value="1056.7009622163" calcext:value-type="float">
            <text:p>1056.7009622163</text:p>
          </table:table-cell>
          <table:table-cell office:value-type="float" office:value="1133.997965342" calcext:value-type="float">
            <text:p>1133.997965342</text:p>
          </table:table-cell>
          <table:table-cell office:value-type="float" office:value="1208.516583344" calcext:value-type="float">
            <text:p>1208.516583344</text:p>
          </table:table-cell>
          <table:table-cell office:value-type="float" office:value="1285.866445391" calcext:value-type="float">
            <text:p>1285.866445391</text:p>
          </table:table-cell>
          <table:table-cell office:value-type="float" office:value="1363.433075838" calcext:value-type="float">
            <text:p>1363.433075838</text:p>
          </table:table-cell>
          <table:table-cell office:value-type="float" office:value="1437.896566185" calcext:value-type="float">
            <text:p>1437.896566185</text:p>
          </table:table-cell>
          <table:table-cell office:value-type="float" office:value="1508.257533763" calcext:value-type="float">
            <text:p>1508.257533763</text:p>
          </table:table-cell>
          <table:table-cell office:value-type="float" office:value="1573.22974176" calcext:value-type="float">
            <text:p>1573.22974176</text:p>
          </table:table-cell>
          <table:table-cell office:value-type="float" office:value="1630.89207968" calcext:value-type="float">
            <text:p>1630.89207968</text:p>
          </table:table-cell>
          <table:table-cell office:value-type="float" office:value="1757.84124789" calcext:value-type="float">
            <text:p>1757.84124789</text:p>
          </table:table-cell>
          <table:table-cell office:value-type="float" office:value="1825.4184572" calcext:value-type="float">
            <text:p>1825.4184572</text:p>
          </table:table-cell>
          <table:table-cell office:value-type="float" office:value="1889.38163363" calcext:value-type="float">
            <text:p>1889.38163363</text:p>
          </table:table-cell>
          <table:table-cell office:value-type="string" calcext:value-type="string">
            <text:p>MTC</text:p>
          </table:table-cell>
          <table:table-cell table:formula="of:=SUM([.E41:.W41])/1000*5" office:value-type="float" office:value="114.244064938648" calcext:value-type="float">
            <text:p>114.244064938648</text:p>
          </table:table-cell>
          <table:table-cell table:style-name="ce4" table:formula="of:=[.Y41]/[.$Y$49]" office:value-type="float" office:value="0.135096986927797" calcext:value-type="float">
            <text:p>0.14</text:p>
          </table:table-cell>
          <table:table-cell table:style-name="ce5" table:formula="of:=[.E41]/1000/[.$E$50]" office:value-type="float" office:value="0.0567732227404137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</text:p>
          </table:table-cell>
          <table:table-cell office:value-type="float" office:value="97.399957758" calcext:value-type="float">
            <text:p>97.399957758</text:p>
          </table:table-cell>
          <table:table-cell office:value-type="float" office:value="121.85621386" calcext:value-type="float">
            <text:p>121.85621386</text:p>
          </table:table-cell>
          <table:table-cell office:value-type="float" office:value="121.18773252" calcext:value-type="float">
            <text:p>121.18773252</text:p>
          </table:table-cell>
          <table:table-cell office:value-type="float" office:value="136.1245142" calcext:value-type="float">
            <text:p>136.1245142</text:p>
          </table:table-cell>
          <table:table-cell office:value-type="float" office:value="150.51628116" calcext:value-type="float">
            <text:p>150.51628116</text:p>
          </table:table-cell>
          <table:table-cell office:value-type="float" office:value="172.44796674" calcext:value-type="float">
            <text:p>172.44796674</text:p>
          </table:table-cell>
          <table:table-cell office:value-type="float" office:value="195.69935157" calcext:value-type="float">
            <text:p>195.69935157</text:p>
          </table:table-cell>
          <table:table-cell office:value-type="float" office:value="216.92821648" calcext:value-type="float">
            <text:p>216.92821648</text:p>
          </table:table-cell>
          <table:table-cell office:value-type="float" office:value="233.27536702" calcext:value-type="float">
            <text:p>233.27536702</text:p>
          </table:table-cell>
          <table:table-cell office:value-type="float" office:value="247.84045039" calcext:value-type="float">
            <text:p>247.84045039</text:p>
          </table:table-cell>
          <table:table-cell office:value-type="float" office:value="262.25490024" calcext:value-type="float">
            <text:p>262.25490024</text:p>
          </table:table-cell>
          <table:table-cell office:value-type="float" office:value="280.33758077" calcext:value-type="float">
            <text:p>280.33758077</text:p>
          </table:table-cell>
          <table:table-cell office:value-type="float" office:value="298.51620348" calcext:value-type="float">
            <text:p>298.51620348</text:p>
          </table:table-cell>
          <table:table-cell office:value-type="float" office:value="316.29798912" calcext:value-type="float">
            <text:p>316.29798912</text:p>
          </table:table-cell>
          <table:table-cell office:value-type="float" office:value="333.08612536" calcext:value-type="float">
            <text:p>333.08612536</text:p>
          </table:table-cell>
          <table:table-cell office:value-type="float" office:value="348.43211813" calcext:value-type="float">
            <text:p>348.43211813</text:p>
          </table:table-cell>
          <table:table-cell office:value-type="float" office:value="362.04899903" calcext:value-type="float">
            <text:p>362.04899903</text:p>
          </table:table-cell>
          <table:table-cell office:value-type="float" office:value="372.08544903" calcext:value-type="float">
            <text:p>372.08544903</text:p>
          </table:table-cell>
          <table:table-cell office:value-type="float" office:value="424.3038773" calcext:value-type="float">
            <text:p>424.3038773</text:p>
          </table:table-cell>
          <table:table-cell office:value-type="float" office:value="440.64935368" calcext:value-type="float">
            <text:p>440.64935368</text:p>
          </table:table-cell>
          <table:table-cell office:value-type="float" office:value="457.26384992" calcext:value-type="float">
            <text:p>457.26384992</text:p>
          </table:table-cell>
          <table:table-cell office:value-type="string" calcext:value-type="string">
            <text:p>MTC</text:p>
          </table:table-cell>
          <table:table-cell table:formula="of:=SUM([.E42:.W42])/1000*5" office:value-type="float" office:value="26.8464816307" calcext:value-type="float">
            <text:p>26.8464816307</text:p>
          </table:table-cell>
          <table:table-cell table:style-name="ce4" table:formula="of:=[.Y42]/[.$Y$49]" office:value-type="float" office:value="0.0317467588348485" calcext:value-type="float">
            <text:p>0.03</text:p>
          </table:table-cell>
          <table:table-cell table:style-name="ce5" table:formula="of:=[.E42]/1000/[.$E$50]" office:value-type="float" office:value="0.0132459790525384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</text:p>
          </table:table-cell>
          <table:table-cell office:value-type="float" office:value="50.620002437" calcext:value-type="float">
            <text:p>50.620002437</text:p>
          </table:table-cell>
          <table:table-cell office:value-type="float" office:value="88.88437273" calcext:value-type="float">
            <text:p>88.88437273</text:p>
          </table:table-cell>
          <table:table-cell office:value-type="float" office:value="112.1906397891" calcext:value-type="float">
            <text:p>112.1906397891</text:p>
          </table:table-cell>
          <table:table-cell office:value-type="float" office:value="139.96206428" calcext:value-type="float">
            <text:p>139.96206428</text:p>
          </table:table-cell>
          <table:table-cell office:value-type="float" office:value="150.2440527" calcext:value-type="float">
            <text:p>150.2440527</text:p>
          </table:table-cell>
          <table:table-cell office:value-type="float" office:value="156.4964332" calcext:value-type="float">
            <text:p>156.4964332</text:p>
          </table:table-cell>
          <table:table-cell office:value-type="float" office:value="161.725535" calcext:value-type="float">
            <text:p>161.725535</text:p>
          </table:table-cell>
          <table:table-cell office:value-type="float" office:value="164.814772" calcext:value-type="float">
            <text:p>164.814772</text:p>
          </table:table-cell>
          <table:table-cell office:value-type="float" office:value="167.512522" calcext:value-type="float">
            <text:p>167.512522</text:p>
          </table:table-cell>
          <table:table-cell office:value-type="float" office:value="170.323886" calcext:value-type="float">
            <text:p>170.323886</text:p>
          </table:table-cell>
          <table:table-cell office:value-type="float" office:value="171.03215" calcext:value-type="float">
            <text:p>171.03215</text:p>
          </table:table-cell>
          <table:table-cell office:value-type="float" office:value="168.698446" calcext:value-type="float">
            <text:p>168.698446</text:p>
          </table:table-cell>
          <table:table-cell office:value-type="float" office:value="166.366989" calcext:value-type="float">
            <text:p>166.366989</text:p>
          </table:table-cell>
          <table:table-cell office:value-type="float" office:value="161.87473" calcext:value-type="float">
            <text:p>161.87473</text:p>
          </table:table-cell>
          <table:table-cell office:value-type="float" office:value="153.159313" calcext:value-type="float">
            <text:p>153.159313</text:p>
          </table:table-cell>
          <table:table-cell office:value-type="float" office:value="144.364294" calcext:value-type="float">
            <text:p>144.364294</text:p>
          </table:table-cell>
          <table:table-cell office:value-type="float" office:value="135.608845" calcext:value-type="float">
            <text:p>135.608845</text:p>
          </table:table-cell>
          <table:table-cell office:value-type="float" office:value="127.064619" calcext:value-type="float">
            <text:p>127.064619</text:p>
          </table:table-cell>
          <table:table-cell office:value-type="float" office:value="118.871251" calcext:value-type="float">
            <text:p>118.871251</text:p>
          </table:table-cell>
          <table:table-cell office:value-type="float" office:value="111.238731" calcext:value-type="float">
            <text:p>111.238731</text:p>
          </table:table-cell>
          <table:table-cell office:value-type="float" office:value="104.292773" calcext:value-type="float">
            <text:p>104.292773</text:p>
          </table:table-cell>
          <table:table-cell office:value-type="string" calcext:value-type="string">
            <text:p>MTC</text:p>
          </table:table-cell>
          <table:table-cell table:formula="of:=SUM([.E43:.W43])/1000*5" office:value-type="float" office:value="13.9292102298455" calcext:value-type="float">
            <text:p>13.9292102298455</text:p>
          </table:table-cell>
          <table:table-cell table:style-name="ce4" table:formula="of:=[.Y43]/[.$Y$49]" office:value-type="float" office:value="0.0164717032201765" calcext:value-type="float">
            <text:p>0.02</text:p>
          </table:table-cell>
          <table:table-cell table:style-name="ce5" table:formula="of:=[.E43]/1000/[.$E$50]" office:value-type="float" office:value="0.012262584946806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</text:p>
          </table:table-cell>
          <table:table-cell office:value-type="float" office:value="23.8441036967" calcext:value-type="float">
            <text:p>23.8441036967</text:p>
          </table:table-cell>
          <table:table-cell office:value-type="float" office:value="46.321652305" calcext:value-type="float">
            <text:p>46.321652305</text:p>
          </table:table-cell>
          <table:table-cell office:value-type="float" office:value="57.811087394" calcext:value-type="float">
            <text:p>57.811087394</text:p>
          </table:table-cell>
          <table:table-cell office:value-type="float" office:value="73.72224225934" calcext:value-type="float">
            <text:p>73.72224225934</text:p>
          </table:table-cell>
          <table:table-cell office:value-type="float" office:value="66.74397499506" calcext:value-type="float">
            <text:p>66.74397499506</text:p>
          </table:table-cell>
          <table:table-cell office:value-type="float" office:value="60.99436503213" calcext:value-type="float">
            <text:p>60.99436503213</text:p>
          </table:table-cell>
          <table:table-cell office:value-type="float" office:value="55.7504481518" calcext:value-type="float">
            <text:p>55.7504481518</text:p>
          </table:table-cell>
          <table:table-cell office:value-type="float" office:value="50.72923357412" calcext:value-type="float">
            <text:p>50.72923357412</text:p>
          </table:table-cell>
          <table:table-cell office:value-type="float" office:value="45.72582122542" calcext:value-type="float">
            <text:p>45.72582122542</text:p>
          </table:table-cell>
          <table:table-cell office:value-type="float" office:value="40.4627598126" calcext:value-type="float">
            <text:p>40.4627598126</text:p>
          </table:table-cell>
          <table:table-cell office:value-type="float" office:value="36.01971432475" calcext:value-type="float">
            <text:p>36.01971432475</text:p>
          </table:table-cell>
          <table:table-cell office:value-type="float" office:value="33.16071748278" calcext:value-type="float">
            <text:p>33.16071748278</text:p>
          </table:table-cell>
          <table:table-cell office:value-type="float" office:value="29.9562919959" calcext:value-type="float">
            <text:p>29.9562919959</text:p>
          </table:table-cell>
          <table:table-cell office:value-type="float" office:value="26.84038946223" calcext:value-type="float">
            <text:p>26.84038946223</text:p>
          </table:table-cell>
          <table:table-cell office:value-type="float" office:value="23.97725452174" calcext:value-type="float">
            <text:p>23.97725452174</text:p>
          </table:table-cell>
          <table:table-cell office:value-type="float" office:value="20.98397963118" calcext:value-type="float">
            <text:p>20.98397963118</text:p>
          </table:table-cell>
          <table:table-cell office:value-type="float" office:value="17.93945977016" calcext:value-type="float">
            <text:p>17.93945977016</text:p>
          </table:table-cell>
          <table:table-cell office:value-type="float" office:value="14.71869454068" calcext:value-type="float">
            <text:p>14.71869454068</text:p>
          </table:table-cell>
          <table:table-cell office:value-type="float" office:value="15.33170638093" calcext:value-type="float">
            <text:p>15.33170638093</text:p>
          </table:table-cell>
          <table:table-cell office:value-type="float" office:value="12.99075307288" calcext:value-type="float">
            <text:p>12.99075307288</text:p>
          </table:table-cell>
          <table:table-cell office:value-type="float" office:value="11.5954831714" calcext:value-type="float">
            <text:p>11.5954831714</text:p>
          </table:table-cell>
          <table:table-cell office:value-type="string" calcext:value-type="string">
            <text:p>MTC</text:p>
          </table:table-cell>
          <table:table-cell table:formula="of:=SUM([.E44:.W44])/1000*5" office:value-type="float" office:value="3.4772718839955" calcext:value-type="float">
            <text:p>3.4772718839955</text:p>
          </table:table-cell>
          <table:table-cell table:style-name="ce4" table:formula="of:=[.Y44]/[.$Y$49]" office:value-type="float" office:value="0.00411197688482825" calcext:value-type="float">
            <text:p>0.00</text:p>
          </table:table-cell>
          <table:table-cell table:style-name="ce5" table:formula="of:=[.E44]/1000/[.$E$50]" office:value-type="float" office:value="0.00631882812477752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pass_road_LDV_4W</text:p>
          </table:table-cell>
          <table:table-cell office:value-type="float" office:value="572.3176196862" calcext:value-type="float">
            <text:p>572.3176196862</text:p>
          </table:table-cell>
          <table:table-cell office:value-type="float" office:value="759.19525402251" calcext:value-type="float">
            <text:p>759.19525402251</text:p>
          </table:table-cell>
          <table:table-cell office:value-type="float" office:value="800.86592906513" calcext:value-type="float">
            <text:p>800.86592906513</text:p>
          </table:table-cell>
          <table:table-cell office:value-type="float" office:value="834.643804598499" calcext:value-type="float">
            <text:p>834.643804598499</text:p>
          </table:table-cell>
          <table:table-cell office:value-type="float" office:value="847.337634374169" calcext:value-type="float">
            <text:p>847.337634374169</text:p>
          </table:table-cell>
          <table:table-cell office:value-type="float" office:value="866.786528630001" calcext:value-type="float">
            <text:p>866.786528630001</text:p>
          </table:table-cell>
          <table:table-cell office:value-type="float" office:value="871.615854560239" calcext:value-type="float">
            <text:p>871.615854560239</text:p>
          </table:table-cell>
          <table:table-cell office:value-type="float" office:value="874.209159441529" calcext:value-type="float">
            <text:p>874.209159441529</text:p>
          </table:table-cell>
          <table:table-cell office:value-type="float" office:value="867.026849467262" calcext:value-type="float">
            <text:p>867.026849467262</text:p>
          </table:table-cell>
          <table:table-cell office:value-type="float" office:value="873.6267013205" calcext:value-type="float">
            <text:p>873.6267013205</text:p>
          </table:table-cell>
          <table:table-cell office:value-type="float" office:value="871.879738034009" calcext:value-type="float">
            <text:p>871.879738034009</text:p>
          </table:table-cell>
          <table:table-cell office:value-type="float" office:value="886.354981285109" calcext:value-type="float">
            <text:p>886.354981285109</text:p>
          </table:table-cell>
          <table:table-cell office:value-type="float" office:value="905.378529418169" calcext:value-type="float">
            <text:p>905.378529418169</text:p>
          </table:table-cell>
          <table:table-cell office:value-type="float" office:value="926.40366643367" calcext:value-type="float">
            <text:p>926.40366643367</text:p>
          </table:table-cell>
          <table:table-cell office:value-type="float" office:value="947.839872641399" calcext:value-type="float">
            <text:p>947.839872641399</text:p>
          </table:table-cell>
          <table:table-cell office:value-type="float" office:value="961.26296886705" calcext:value-type="float">
            <text:p>961.26296886705</text:p>
          </table:table-cell>
          <table:table-cell office:value-type="float" office:value="963.462018727529" calcext:value-type="float">
            <text:p>963.462018727529</text:p>
          </table:table-cell>
          <table:table-cell office:value-type="float" office:value="952.34387264432" calcext:value-type="float">
            <text:p>952.34387264432</text:p>
          </table:table-cell>
          <table:table-cell office:value-type="float" office:value="966.215149404099" calcext:value-type="float">
            <text:p>966.215149404099</text:p>
          </table:table-cell>
          <table:table-cell office:value-type="float" office:value="958.43313640838" calcext:value-type="float">
            <text:p>958.43313640838</text:p>
          </table:table-cell>
          <table:table-cell office:value-type="float" office:value="949.53487387554" calcext:value-type="float">
            <text:p>949.53487387554</text:p>
          </table:table-cell>
          <table:table-cell office:value-type="string" calcext:value-type="string">
            <text:p>MTC</text:p>
          </table:table-cell>
          <table:table-cell table:formula="of:=SUM([.E45:.W45])/1000*5" office:value-type="float" office:value="85.626106345983" calcext:value-type="float">
            <text:p>85.626106345983</text:p>
          </table:table-cell>
          <table:table-cell table:style-name="ce4" table:formula="of:=[.Y45]/[.$Y$49]" office:value-type="float" office:value="0.101255404172757" calcext:value-type="float">
            <text:p>0.10</text:p>
          </table:table-cell>
          <table:table-cell table:style-name="ce5" table:formula="of:=[.E45]/1000/[.$E$50]" office:value-type="float" office:value="0.087535702663119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trn_shipping_intl</text:p>
          </table:table-cell>
          <table:table-cell office:value-type="float" office:value="83.1597672" calcext:value-type="float">
            <text:p>83.1597672</text:p>
          </table:table-cell>
          <table:table-cell office:value-type="float" office:value="156.315536" calcext:value-type="float">
            <text:p>156.315536</text:p>
          </table:table-cell>
          <table:table-cell office:value-type="float" office:value="205.326971" calcext:value-type="float">
            <text:p>205.326971</text:p>
          </table:table-cell>
          <table:table-cell office:value-type="float" office:value="167.4630489" calcext:value-type="float">
            <text:p>167.4630489</text:p>
          </table:table-cell>
          <table:table-cell office:value-type="float" office:value="169.744184" calcext:value-type="float">
            <text:p>169.744184</text:p>
          </table:table-cell>
          <table:table-cell office:value-type="float" office:value="178.5261313" calcext:value-type="float">
            <text:p>178.5261313</text:p>
          </table:table-cell>
          <table:table-cell office:value-type="float" office:value="187.7133257" calcext:value-type="float">
            <text:p>187.7133257</text:p>
          </table:table-cell>
          <table:table-cell office:value-type="float" office:value="195.3770885" calcext:value-type="float">
            <text:p>195.3770885</text:p>
          </table:table-cell>
          <table:table-cell office:value-type="float" office:value="200.9692819" calcext:value-type="float">
            <text:p>200.9692819</text:p>
          </table:table-cell>
          <table:table-cell office:value-type="float" office:value="205.1837885" calcext:value-type="float">
            <text:p>205.1837885</text:p>
          </table:table-cell>
          <table:table-cell office:value-type="float" office:value="209.3176968" calcext:value-type="float">
            <text:p>209.3176968</text:p>
          </table:table-cell>
          <table:table-cell office:value-type="float" office:value="212.8280099" calcext:value-type="float">
            <text:p>212.8280099</text:p>
          </table:table-cell>
          <table:table-cell office:value-type="float" office:value="215.4298028" calcext:value-type="float">
            <text:p>215.4298028</text:p>
          </table:table-cell>
          <table:table-cell office:value-type="float" office:value="216.7212449" calcext:value-type="float">
            <text:p>216.7212449</text:p>
          </table:table-cell>
          <table:table-cell office:value-type="float" office:value="216.4203744" calcext:value-type="float">
            <text:p>216.4203744</text:p>
          </table:table-cell>
          <table:table-cell office:value-type="float" office:value="215.2493788" calcext:value-type="float">
            <text:p>215.2493788</text:p>
          </table:table-cell>
          <table:table-cell office:value-type="float" office:value="213.3599256" calcext:value-type="float">
            <text:p>213.3599256</text:p>
          </table:table-cell>
          <table:table-cell office:value-type="float" office:value="210.130436" calcext:value-type="float">
            <text:p>210.130436</text:p>
          </table:table-cell>
          <table:table-cell office:value-type="float" office:value="224.6536406" calcext:value-type="float">
            <text:p>224.6536406</text:p>
          </table:table-cell>
          <table:table-cell office:value-type="float" office:value="223.5291202" calcext:value-type="float">
            <text:p>223.5291202</text:p>
          </table:table-cell>
          <table:table-cell office:value-type="float" office:value="223.577281" calcext:value-type="float">
            <text:p>223.577281</text:p>
          </table:table-cell>
          <table:table-cell office:value-type="string" calcext:value-type="string">
            <text:p>MTC</text:p>
          </table:table-cell>
          <table:table-cell table:formula="of:=SUM([.E46:.W46])/1000*5" office:value-type="float" office:value="19.457603654" calcext:value-type="float">
            <text:p>19.457603654</text:p>
          </table:table-cell>
          <table:table-cell table:style-name="ce4" table:formula="of:=[.Y46]/[.$Y$49]" office:value-type="float" office:value="0.0230091920127524" calcext:value-type="float">
            <text:p>0.02</text:p>
          </table:table-cell>
          <table:table-cell table:style-name="ce5" table:formula="of:=[.E46]/1000/[.$E$50]" office:value-type="float" office:value="0.0224425088268593" calcext:value-type="float">
            <text:p>0.02</text:p>
          </table:table-cell>
          <table:table-cell table:formula="of:=SUM([.Z41];[.Z43:.Z45])" office:value-type="float" office:value="0.256936071205559" calcext:value-type="float">
            <text:p>0.256936071205559</text:p>
          </table:table-cell>
        </table:table-row>
        <table:table-row table:style-name="ro1">
          <table:table-cell office:value-type="string" calcext:value-type="string">
            <text:p>4p5,date=2021-10-4T12:05:00-00:00</text:p>
          </table:table-cell>
          <table:table-cell office:value-type="string" calcext:value-type="string">
            <text:p>unconventional oil production</text:p>
          </table:table-cell>
          <table:table-cell office:value-type="float" office:value="2.55055" calcext:value-type="float">
            <text:p>2.55055</text:p>
          </table:table-cell>
          <table:table-cell office:value-type="float" office:value="12.38833" calcext:value-type="float">
            <text:p>12.38833</text:p>
          </table:table-cell>
          <table:table-cell office:value-type="float" office:value="14.57444" calcext:value-type="float">
            <text:p>14.57444</text:p>
          </table:table-cell>
          <table:table-cell office:value-type="float" office:value="14.49685" calcext:value-type="float">
            <text:p>14.49685</text:p>
          </table:table-cell>
          <table:table-cell office:value-type="float" office:value="35.56908106341" calcext:value-type="float">
            <text:p>35.56908106341</text:p>
          </table:table-cell>
          <table:table-cell office:value-type="float" office:value="44.52465212334" calcext:value-type="float">
            <text:p>44.52465212334</text:p>
          </table:table-cell>
          <table:table-cell office:value-type="float" office:value="49.228944603477" calcext:value-type="float">
            <text:p>49.228944603477</text:p>
          </table:table-cell>
          <table:table-cell office:value-type="float" office:value="58.308077701238" calcext:value-type="float">
            <text:p>58.308077701238</text:p>
          </table:table-cell>
          <table:table-cell office:value-type="float" office:value="77.3668350007183" calcext:value-type="float">
            <text:p>77.3668350007183</text:p>
          </table:table-cell>
          <table:table-cell office:value-type="float" office:value="107.502407000533" calcext:value-type="float">
            <text:p>107.502407000533</text:p>
          </table:table-cell>
          <table:table-cell office:value-type="float" office:value="134.348676000401" calcext:value-type="float">
            <text:p>134.348676000401</text:p>
          </table:table-cell>
          <table:table-cell office:value-type="float" office:value="161.327618300318" calcext:value-type="float">
            <text:p>161.327618300318</text:p>
          </table:table-cell>
          <table:table-cell office:value-type="float" office:value="192.001982300268" calcext:value-type="float">
            <text:p>192.001982300268</text:p>
          </table:table-cell>
          <table:table-cell office:value-type="float" office:value="227.783380800238" calcext:value-type="float">
            <text:p>227.783380800238</text:p>
          </table:table-cell>
          <table:table-cell office:value-type="float" office:value="277.688913900231" calcext:value-type="float">
            <text:p>277.688913900231</text:p>
          </table:table-cell>
          <table:table-cell office:value-type="float" office:value="322.633688700221" calcext:value-type="float">
            <text:p>322.633688700221</text:p>
          </table:table-cell>
          <table:table-cell office:value-type="float" office:value="344.759331500201" calcext:value-type="float">
            <text:p>344.759331500201</text:p>
          </table:table-cell>
          <table:table-cell office:value-type="float" office:value="343.063449610175" calcext:value-type="float">
            <text:p>343.063449610175</text:p>
          </table:table-cell>
          <table:table-cell office:value-type="float" office:value="422.396381240159" calcext:value-type="float">
            <text:p>422.396381240159</text:p>
          </table:table-cell>
          <table:table-cell office:value-type="float" office:value="443.430642820148" calcext:value-type="float">
            <text:p>443.430642820148</text:p>
          </table:table-cell>
          <table:table-cell office:value-type="float" office:value="452.646143144134" calcext:value-type="float">
            <text:p>452.646143144134</text:p>
          </table:table-cell>
          <table:table-cell office:value-type="string" calcext:value-type="string">
            <text:p>MTC</text:p>
          </table:table-cell>
          <table:table-cell table:formula="of:=SUM([.E47:.W47])/1000*5" office:value-type="float" office:value="18.6182574790461" calcext:value-type="float">
            <text:p>18.6182574790461</text:p>
          </table:table-cell>
          <table:table-cell table:style-name="ce4" table:formula="of:=[.Y47]/[.$Y$49]" office:value-type="float" office:value="0.0220166403271436" calcext:value-type="float">
            <text:p>0.02</text:p>
          </table:table-cell>
          <table:table-cell table:style-name="ce5" table:formula="of:=[.E47]/1000/[.$E$50]" office:value-type="float" office:value="0.00159300552067527" calcext:value-type="float">
            <text:p>0.00</text:p>
          </table:table-cell>
          <table:table-cell/>
        </table:table-row>
        <table:table-row table:style-name="ro1">
          <table:table-cell table:number-columns-repeated="25"/>
          <table:table-cell table:style-name="ce4" table:formula="of:=[.Y48]/[.$Y$49]" office:value-type="float" office:value="0" calcext:value-type="float">
            <text:p>0.00</text:p>
          </table:table-cell>
          <table:table-cell table:style-name="ce5" table:formula="of:=[.E48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4"/>
          <table:table-cell table:formula="of:=SUM([.Y2:.Y47])" office:value-type="float" office:value="845.644803312347" calcext:value-type="float">
            <text:p>845.644803312347</text:p>
          </table:table-cell>
          <table:table-cell table:style-name="ce4" table:formula="of:=[.Y49]/[.$Y$49]" office:value-type="float" office:value="1" calcext:value-type="float">
            <text:p>1.00</text:p>
          </table:table-cell>
          <table:table-cell table:style-name="ce5" table:formula="of:=[.E49]/1000/[.$E$50]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2"/>
          <table:table-cell table:formula="of:=SUM([.C2:.C47])/1000" office:value-type="float" office:value="6.04463607561685" calcext:value-type="float">
            <text:p>6.04463607561685</text:p>
          </table:table-cell>
          <table:table-cell table:formula="of:=SUM([.D2:.D47])/1000" office:value-type="float" office:value="8.03901516805943" calcext:value-type="float">
            <text:p>8.03901516805943</text:p>
          </table:table-cell>
          <table:table-cell table:formula="of:=SUM([.E2:.E47])/1000" office:value-type="float" office:value="9.14902039625195" calcext:value-type="float">
            <text:p>9.14902039625195</text:p>
          </table:table-cell>
          <table:table-cell table:formula="of:=SUM([.F2:.F47])/1000" office:value-type="float" office:value="9.64604999151675" calcext:value-type="float">
            <text:p>9.64604999151675</text:p>
          </table:table-cell>
          <table:table-cell table:formula="of:=SUM([.G2:.G47])/1000" office:value-type="float" office:value="10.4858439827391" calcext:value-type="float">
            <text:p>10.4858439827391</text:p>
          </table:table-cell>
          <table:table-cell table:formula="of:=SUM([.H2:.H47])/1000" office:value-type="float" office:value="11.0470015082905" calcext:value-type="float">
            <text:p>11.0470015082905</text:p>
          </table:table-cell>
          <table:table-cell table:formula="of:=SUM([.I2:.I47])/1000" office:value-type="float" office:value="11.6195915122722" calcext:value-type="float">
            <text:p>11.6195915122722</text:p>
          </table:table-cell>
          <table:table-cell table:formula="of:=SUM([.J2:.J47])/1000" office:value-type="float" office:value="11.9575936963403" calcext:value-type="float">
            <text:p>11.9575936963403</text:p>
          </table:table-cell>
          <table:table-cell table:formula="of:=SUM([.K2:.K47])/1000" office:value-type="float" office:value="12.0598422053871" calcext:value-type="float">
            <text:p>12.0598422053871</text:p>
          </table:table-cell>
          <table:table-cell table:formula="of:=SUM([.L2:.L47])/1000" office:value-type="float" office:value="12.0086463839078" calcext:value-type="float">
            <text:p>12.0086463839078</text:p>
          </table:table-cell>
          <table:table-cell table:formula="of:=SUM([.M2:.M47])/1000" office:value-type="float" office:value="11.7287657846332" calcext:value-type="float">
            <text:p>11.7287657846332</text:p>
          </table:table-cell>
          <table:table-cell table:formula="of:=SUM([.N2:.N47])/1000" office:value-type="float" office:value="11.3729631378263" calcext:value-type="float">
            <text:p>11.3729631378263</text:p>
          </table:table-cell>
          <table:table-cell table:formula="of:=SUM([.O2:.O47])/1000" office:value-type="float" office:value="10.8845151749299" calcext:value-type="float">
            <text:p>10.8845151749299</text:p>
          </table:table-cell>
          <table:table-cell table:formula="of:=SUM([.P2:.P47])/1000" office:value-type="float" office:value="10.0834652152995" calcext:value-type="float">
            <text:p>10.0834652152995</text:p>
          </table:table-cell>
          <table:table-cell table:formula="of:=SUM([.Q2:.Q47])/1000" office:value-type="float" office:value="9.02207620458323" calcext:value-type="float">
            <text:p>9.02207620458323</text:p>
          </table:table-cell>
          <table:table-cell table:formula="of:=SUM([.R2:.R47])/1000" office:value-type="float" office:value="7.39973012171529" calcext:value-type="float">
            <text:p>7.39973012171529</text:p>
          </table:table-cell>
          <table:table-cell table:formula="of:=SUM([.S2:.S47])/1000" office:value-type="float" office:value="5.37767378797342" calcext:value-type="float">
            <text:p>5.37767378797342</text:p>
          </table:table-cell>
          <table:table-cell table:formula="of:=SUM([.T2:.T47])/1000" office:value-type="float" office:value="3.33940598274458" calcext:value-type="float">
            <text:p>3.33940598274458</text:p>
          </table:table-cell>
          <table:table-cell table:formula="of:=SUM([.U2:.U47])/1000" office:value-type="float" office:value="4.89271864969049" calcext:value-type="float">
            <text:p>4.89271864969049</text:p>
          </table:table-cell>
          <table:table-cell table:formula="of:=SUM([.V2:.V47])/1000" office:value-type="float" office:value="3.96783627769609" calcext:value-type="float">
            <text:p>3.96783627769609</text:p>
          </table:table-cell>
          <table:table-cell table:formula="of:=SUM([.W2:.W47])/1000" office:value-type="float" office:value="3.08622064867179" calcext:value-type="float">
            <text:p>3.08622064867179</text:p>
          </table:table-cell>
          <table:table-cell/>
          <table:table-cell table:formula="of:=SUM([.E50:.W50])*5" office:value-type="float" office:value="845.644803312348" calcext:value-type="float">
            <text:p>845.644803312348</text:p>
          </table:table-cell>
          <table:table-cell table:style-name="ce4" table:formula="of:=[.Y50]/[.$Y$49]" office:value-type="float" office:value="1" calcext:value-type="float">
            <text:p>1.00</text:p>
          </table:table-cell>
          <table:table-cell table:style-name="ce5" table:formula="of:=[.E50]/1000/[.$E$50]" office:value-type="float" office:value="0.001" calcext:value-type="float">
            <text:p>0.00</text:p>
          </table:table-cell>
          <table:table-cell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'GCAM RCP4.5'.Z2:'GCAM RCP4.5'.Z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GCAM RCP4.5'.AA2:'GCAM RCP4.5'.AA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GCAM Reference'.A2:'GCAM Reference'.Z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0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3:09:14.052931831</meta:creation-date>
    <dc:date>2021-04-11T19:34:05.014935174</dc:date>
    <meta:editing-duration>PT11M28S</meta:editing-duration>
    <meta:editing-cycles>5</meta:editing-cycles>
    <meta:generator>LibreOffice/6.0.7.3$Linux_X86_64 LibreOffice_project/00m0$Build-3</meta:generator>
    <meta:document-statistic meta:table-count="2" meta:cell-count="2394" meta:object-count="0"/>
  </office:meta>
</office:document-meta>
</file>